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BodyCopy" style:master-page-name="MPF0" style:family="paragraph">
      <style:paragraph-properties fo:break-before="page"/>
    </style:style>
    <style:style style:name="P9" style:parent-style-name="Standard" style:family="paragraph">
      <style:text-properties style:font-name-complex="Arial" fo:font-weight="bold" style:font-weight-asian="bold"/>
    </style:style>
    <style:style style:name="P10" style:parent-style-name="Standard" style:family="paragraph">
      <style:text-properties style:font-name-complex="Arial" fo:font-weight="bold" style:font-weight-asian="bold"/>
    </style:style>
    <style:style style:name="P11" style:parent-style-name="TOC" style:master-page-name="MP1" style:family="paragraph">
      <style:paragraph-properties fo:break-before="page"/>
    </style:style>
    <style:style style:name="P15" style:parent-style-name="TOC1" style:family="paragraph">
      <style:paragraph-properties>
        <style:tab-stops>
          <style:tab-stop style:type="right" style:leader-style="dotted" style:leader-text="." style:position="6.6861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1" style:family="paragraph">
      <style:paragraph-properties>
        <style:tab-stops>
          <style:tab-stop style:type="right" style:leader-style="dotted" style:leader-text="." style:position="6.6861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1" style:family="paragraph">
      <style:paragraph-properties>
        <style:tab-stops>
          <style:tab-stop style:type="right" style:leader-style="dotted" style:leader-text="." style:position="6.6861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BodyCopy" style:family="paragraph">
      <style:paragraph-properties fo:break-before="page"/>
    </style:style>
    <style:style style:name="S2" style:family="section">
      <style:section-properties fo:margin-left="0in" fo:margin-right="0in" style:writing-mode="lr-tb"/>
    </style:style>
    <style:style style:name="T31" style:parent-style-name="DefaultParagraphFont" style:family="text">
      <style:text-properties fo:language="de" fo:country="DE" style:language-asian="de" style:country-asian="DE"/>
    </style:style>
    <style:style style:name="P32" style:parent-style-name="Normal" style:family="paragraph">
      <style:paragraph-properties fo:text-align="center"/>
    </style:style>
    <style:style style:name="T33" style:parent-style-name="DefaultParagraphFont" style:family="text">
      <style:text-properties fo:language="de" fo:country="DE" style:language-asian="de" style:country-asian="DE"/>
    </style:style>
    <style:style style:name="P34" style:parent-style-name="Normal" style:family="paragraph">
      <style:paragraph-properties fo:text-align="center"/>
    </style:style>
    <style:style style:name="T35" style:parent-style-name="DefaultParagraphFont" style:family="text">
      <style:text-properties fo:language="de" fo:country="DE" style:language-asian="de" style:country-asian="DE"/>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T38" style:parent-style-name="DefaultParagraphFont" style:family="text">
      <style:text-properties fo:language="de" fo:country="DE" style:language-asian="de" style:country-asian="DE"/>
    </style:style>
    <style:style style:name="P39" style:parent-style-name="Normal" style:family="paragraph">
      <style:paragraph-properties fo:text-align="center"/>
    </style:style>
    <style:style style:name="T40" style:parent-style-name="DefaultParagraphFont" style:family="text">
      <style:text-properties fo:language="de" fo:country="DE" style:language-asian="de" style:country-asian="DE"/>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T45" style:parent-style-name="DefaultParagraphFont" style:family="text">
      <style:text-properties fo:language="de" fo:country="DE" style:language-asian="de" style:country-asian="DE"/>
    </style:style>
    <style:style style:name="P46" style:parent-style-name="Normal" style:family="paragraph">
      <style:paragraph-properties fo:text-align="center"/>
    </style:style>
    <style:style style:name="T47" style:parent-style-name="DefaultParagraphFont" style:family="text">
      <style:text-properties fo:language="de" fo:country="DE" style:language-asian="de" style:country-asian="DE"/>
    </style:style>
    <style:style style:name="P48" style:parent-style-name="Normal" style:family="paragraph">
      <style:paragraph-properties fo:text-align="center"/>
    </style:style>
    <style:style style:name="S3" style:family="section">
      <style:section-properties fo:margin-left="0in" fo:margin-right="0in" style:writing-mode="lr-tb"/>
    </style:style>
    <style:style style:name="T49" style:parent-style-name="DefaultParagraphFont" style:family="text">
      <style:text-properties style:use-window-font-color="true"/>
    </style:style>
    <style:style style:name="TableColumn51" style:family="table-column">
      <style:table-column-properties style:column-width="5.9062in" style:use-optimal-column-width="false"/>
    </style:style>
    <style:style style:name="Table50" style:family="table">
      <style:table-properties style:width="5.9062in" fo:margin-left="0.0145in" table:align="left"/>
    </style:style>
    <style:style style:name="TableRow52" style:family="table-row">
      <style:table-row-properties style:min-row-height="0.5416in" style:use-optimal-row-height="false"/>
    </style:style>
    <style:style style:name="TableCell53" style:family="table-cell">
      <style:table-cell-properties fo:border="0.0069in solid #00000A" style:writing-mode="lr-tb" fo:padding-top="0in" fo:padding-left="0.075in" fo:padding-bottom="0in" fo:padding-right="0.075in"/>
    </style:style>
    <style:style style:name="P54"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55"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P56" style:parent-style-name="ListParagraph" style:family="paragraph">
      <style:paragraph-properties fo:margin-top="0.0833in" fo:margin-bottom="0.0833in" fo:line-height="0.118in" fo:margin-left="0.4958in" fo:text-indent="-0.2479in">
        <style:tab-stops/>
      </style:paragraph-properties>
      <style:text-properties style:font-name="Courier New" style:font-name-complex="Courier New" fo:font-size="9pt" style:font-size-asian="9pt" style:font-size-complex="9pt"/>
    </style:style>
    <style:style style:name="T57" style:parent-style-name="DefaultParagraphFont" style:family="text">
      <style:text-properties fo:color="#00000A"/>
    </style:style>
    <style:style style:name="T58" style:parent-style-name="DefaultParagraphFont" style:family="text">
      <style:text-properties style:use-window-font-color="true"/>
    </style:style>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TableColumn64" style:family="table-column">
      <style:table-column-properties style:column-width="2.5208in" style:use-optimal-column-width="false"/>
    </style:style>
    <style:style style:name="TableColumn65" style:family="table-column">
      <style:table-column-properties style:column-width="4.1458in" style:use-optimal-column-width="false"/>
    </style:style>
    <style:style style:name="Table63" style:family="table">
      <style:table-properties style:width="6.6666in" fo:margin-left="0.025in" table:align="left"/>
    </style:style>
    <style:style style:name="TableRow66" style:family="table-row">
      <style:table-row-properties style:min-row-height="0.4048in" style:use-optimal-row-height="false"/>
    </style:style>
    <style:style style:name="TableCell67"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68" style:parent-style-name="Table_Headline" style:family="paragraph">
      <style:paragraph-properties fo:keep-with-next="always"/>
    </style:style>
    <style:style style:name="TableCell69"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70" style:parent-style-name="Table_Headline" style:family="paragraph">
      <style:paragraph-properties fo:keep-with-next="always"/>
    </style:style>
    <style:style style:name="TableRow71" style:family="table-row">
      <style:table-row-properties style:min-row-height="0.2527in" style:use-optimal-row-height="false"/>
    </style:style>
    <style:style style:name="TableCell72"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73" style:parent-style-name="TableContents" style:family="paragraph">
      <style:text-properties style:font-size-complex="9pt"/>
    </style:style>
    <style:style style:name="TableCell74"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75" style:family="table-row">
      <style:table-row-properties style:min-row-height="0.2243in" style:use-optimal-row-height="false"/>
    </style:style>
    <style:style style:name="TableCell76"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77"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78" style:family="table-row">
      <style:table-row-properties style:min-row-height="0.2104in" style:use-optimal-row-height="false"/>
    </style:style>
    <style:style style:name="TableCell7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80" style:family="table-cell">
      <style:table-cell-properties fo:border="0.0069in solid #00000A" fo:background-color="#FFFFFF" style:writing-mode="lr-tb" fo:padding-top="0in" fo:padding-left="0.075in" fo:padding-bottom="0in" fo:padding-right="0.075in"/>
    </style:style>
    <style:style style:name="TableRow81" style:family="table-row">
      <style:table-row-properties style:min-row-height="0.1006in" style:use-optimal-row-height="false"/>
    </style:style>
    <style:style style:name="TableCell82"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83" style:parent-style-name="Table_BodCcopy" style:family="paragraph">
      <style:paragraph-properties fo:keep-with-next="always"/>
    </style:style>
    <style:style style:name="TableCell84"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85" style:parent-style-name="Table_Bullet" style:family="paragraph">
      <style:paragraph-properties fo:keep-with-next="always">
        <style:tab-stops/>
      </style:paragraph-properties>
    </style:style>
    <style:style style:name="P86" style:parent-style-name="Caption" style:family="paragraph">
      <style:paragraph-properties fo:keep-with-next="always"/>
    </style:style>
    <style:style style:name="T87" style:parent-style-name="DefaultParagraphFont" style:family="text">
      <style:text-properties style:use-window-font-color="true"/>
    </style:style>
    <style:style style:name="T88" style:parent-style-name="DefaultParagraphFont" style:family="text">
      <style:text-properties fo:color="#00000A"/>
    </style:style>
    <style:style style:name="TableColumn90" style:family="table-column">
      <style:table-column-properties style:column-width="1.7916in" style:use-optimal-column-width="false"/>
    </style:style>
    <style:style style:name="TableColumn91" style:family="table-column">
      <style:table-column-properties style:column-width="4.8854in" style:use-optimal-column-width="false"/>
    </style:style>
    <style:style style:name="Table89" style:family="table">
      <style:table-properties style:width="6.677in" fo:margin-left="0.0041in" table:align="left"/>
    </style:style>
    <style:style style:name="TableRow92" style:family="table-row">
      <style:table-row-properties style:min-row-height="0.4048in" style:use-optimal-row-height="false"/>
    </style:style>
    <style:style style:name="TableCell93"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TableCell94"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TableRow95" style:family="table-row">
      <style:table-row-properties style:min-row-height="0.2527in" style:use-optimal-row-height="false"/>
    </style:style>
    <style:style style:name="TableCell96"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97" style:parent-style-name="TableContents" style:family="paragraph">
      <style:text-properties style:font-size-complex="9pt"/>
    </style:style>
    <style:style style:name="TableCell98"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TableRow99" style:family="table-row">
      <style:table-row-properties style:min-row-height="0.2243in" style:use-optimal-row-height="false"/>
    </style:style>
    <style:style style:name="TableCell100"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01"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Row102" style:family="table-row">
      <style:table-row-properties style:min-row-height="0.2104in" style:use-optimal-row-height="false"/>
    </style:style>
    <style:style style:name="TableCell10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104" style:family="table-cell">
      <style:table-cell-properties fo:border="0.0069in solid #00000A" fo:background-color="#FFFFFF" style:writing-mode="lr-tb" fo:padding-top="0in" fo:padding-left="0.075in" fo:padding-bottom="0in" fo:padding-right="0.075in"/>
    </style:style>
    <style:style style:name="TableRow105" style:family="table-row">
      <style:table-row-properties style:min-row-height="0.1006in" style:use-optimal-row-height="false"/>
    </style:style>
    <style:style style:name="TableCell106"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TableCell107"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08" style:parent-style-name="Caption" style:family="paragraph">
      <style:text-properties style:use-window-font-color="true"/>
    </style:style>
    <style:style style:name="P109" style:parent-style-name="Heading1" style:family="paragraph">
      <style:paragraph-properties fo:break-before="page"/>
    </style:style>
    <style:style style:name="P110" style:parent-style-name="BodyCopy" style:family="paragraph">
      <style:paragraph-properties fo:text-indent="0.4923in"/>
      <style:text-properties style:font-name="Courier New" style:font-name-complex="Courier New" fo:font-weight="bold" style:font-weight-asian="bold" style:font-size-complex="10pt"/>
    </style:style>
    <style:style style:name="TableColumn112" style:family="table-column">
      <style:table-column-properties style:column-width="6.6458in" style:use-optimal-column-width="false"/>
    </style:style>
    <style:style style:name="Table111" style:family="table">
      <style:table-properties style:width="6.6458in" fo:margin-left="0.0041in" table:align="left"/>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T115" style:parent-style-name="DefaultParagraphFont" style:family="text">
      <style:text-properties style:font-name="Courier New" style:font-name-complex="Courier New" fo:font-size="8pt" style:font-size-asian="8pt" style:font-size-complex="8pt"/>
    </style:style>
    <style:style style:name="T116" style:parent-style-name="DefaultParagraphFont" style:family="text">
      <style:text-properties style:font-name="Courier New" style:font-name-complex="Courier New" fo:font-size="8pt" style:font-size-asian="8pt" style:font-size-complex="8pt"/>
    </style:style>
    <style:style style:name="T117"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18" style:parent-style-name="DefaultParagraphFont" style:family="text">
      <style:text-properties style:font-name="Courier New" style:font-name-complex="Courier New" fo:font-size="8pt" style:font-size-asian="8pt" style:font-size-complex="8pt"/>
    </style:style>
    <style:style style:name="T119" style:parent-style-name="DefaultParagraphFont" style:family="text">
      <style:text-properties style:font-name="Courier New" style:font-name-complex="Courier New" fo:font-size="8pt" style:font-size-asian="8pt" style:font-size-complex="8pt"/>
    </style:style>
    <style:style style:name="T120"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21" style:parent-style-name="DefaultParagraphFont" style:family="text">
      <style:text-properties style:font-name="Courier New" style:font-name-complex="Courier New" fo:font-weight="bold" style:font-weight-asian="bold" fo:color="#7030A0" fo:font-size="8pt" style:font-size-asian="8pt" style:font-size-complex="8pt"/>
    </style:style>
    <style:style style:name="T122" style:parent-style-name="DefaultParagraphFont" style:family="text">
      <style:text-properties style:font-name="Courier New" style:font-name-complex="Courier New" fo:font-size="8pt" style:font-size-asian="8pt" style:font-size-complex="8pt"/>
    </style:style>
    <style:style style:name="T123" style:parent-style-name="DefaultParagraphFont" style:family="text">
      <style:text-properties style:font-name="Courier New" style:font-name-complex="Courier New" fo:font-size="8pt" style:font-size-asian="8pt" style:font-size-complex="8pt"/>
    </style:style>
    <style:style style:name="T124" style:parent-style-name="DefaultParagraphFont" style:family="text">
      <style:text-properties style:font-name="Courier New" style:font-name-complex="Courier New" fo:font-size="8pt" style:font-size-asian="8pt" style:font-size-complex="8pt"/>
    </style:style>
    <style:style style:name="T125" style:parent-style-name="DefaultParagraphFont" style:family="text">
      <style:text-properties style:font-name="Courier New" style:font-name-complex="Courier New" fo:font-size="8pt" style:font-size-asian="8pt" style:font-size-complex="8pt"/>
    </style:style>
    <style:style style:name="T126" style:parent-style-name="DefaultParagraphFont" style:family="text">
      <style:text-properties style:font-name="Courier New" style:font-name-complex="Courier New" fo:font-size="8pt" style:font-size-asian="8pt" style:font-size-complex="8pt"/>
    </style:style>
    <style:style style:name="P127" style:parent-style-name="Caption" style:family="paragraph">
      <style:text-properties style:use-window-font-color="true"/>
    </style:style>
    <style:style style:name="P128" style:parent-style-name="Heading2" style:family="paragraph">
      <style:paragraph-properties fo:break-before="page"/>
    </style:style>
    <style:style style:name="TableColumn130" style:family="table-column">
      <style:table-column-properties style:column-width="1.7187in" style:use-optimal-column-width="false"/>
    </style:style>
    <style:style style:name="TableColumn131" style:family="table-column">
      <style:table-column-properties style:column-width="4.9583in" style:use-optimal-column-width="false"/>
    </style:style>
    <style:style style:name="Table129" style:family="table">
      <style:table-properties style:width="6.677in" fo:margin-left="-0.0062in" table:align="left"/>
    </style:style>
    <style:style style:name="TableRow132" style:family="table-row">
      <style:table-row-properties style:min-row-height="0.4048in" style:use-optimal-row-height="false"/>
    </style:style>
    <style:style style:name="TableCell133"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34" style:parent-style-name="Table_Headline" style:family="paragraph">
      <style:paragraph-properties fo:keep-with-next="always"/>
    </style:style>
    <style:style style:name="TableCell135"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36" style:parent-style-name="Table_Headline" style:family="paragraph">
      <style:paragraph-properties fo:keep-with-next="always"/>
    </style:style>
    <style:style style:name="TableRow137" style:family="table-row">
      <style:table-row-properties style:min-row-height="0.2527in" style:use-optimal-row-height="false"/>
    </style:style>
    <style:style style:name="TableCell138" style:family="table-cell">
      <style:table-cell-properties fo:border-top="0.0312in solid #00000A" fo:border-left="none" fo:border-bottom="0.0069in solid #00000A" fo:border-right="0.0069in solid #00000A" fo:background-color="#FFFFFF" style:writing-mode="lr-tb" fo:padding-top="0in" fo:padding-left="0.075in" fo:padding-bottom="0in" fo:padding-right="0.075in"/>
    </style:style>
    <style:style style:name="P139" style:parent-style-name="TableContents" style:family="paragraph">
      <style:text-properties fo:font-weight="bold" style:font-weight-asian="bold" style:font-weight-complex="bold" style:font-size-complex="9pt"/>
    </style:style>
    <style:style style:name="TableCell140" style:family="table-cell">
      <style:table-cell-properties fo:border-top="0.0312in solid #00000A" fo:border-left="0.0069in solid #00000A" fo:border-bottom="0.0069in solid #00000A" fo:border-right="0.0069in solid #00000A" fo:background-color="#FFFFFF" style:writing-mode="lr-tb" fo:padding-top="0in" fo:padding-left="0.075in" fo:padding-bottom="0in" fo:padding-right="0.075in"/>
    </style:style>
    <style:style style:name="P141"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P142" style:parent-style-name="Table_BodCcopy" style:family="paragraph">
      <style:text-properties style:font-name="Courier New" style:font-name-complex="Courier New" fo:font-weight="bold" style:font-weight-asian="bold" fo:font-style="italic" style:font-style-asian="italic" style:font-size-complex="8pt"/>
    </style:style>
    <style:style style:name="P143" style:parent-style-name="Table_BodCcopy" style:family="paragraph">
      <style:text-properties style:font-name="Courier New" style:font-name-complex="Courier New" fo:font-weight="bold" style:font-weight-asian="bold" fo:font-style="italic" style:font-style-asian="italic" style:font-size-complex="8pt"/>
    </style:style>
    <style:style style:name="P144" style:parent-style-name="Table_BodCcopy" style:family="paragraph">
      <style:text-properties style:font-name="Courier New" style:font-name-complex="Courier New" fo:font-weight="bold" style:font-weight-asian="bold" fo:font-style="italic" style:font-style-asian="italic" style:font-size-complex="8pt"/>
    </style:style>
    <style:style style:name="T145" style:parent-style-name="DefaultParagraphFont" style:family="text">
      <style:text-properties style:font-name-complex="Courier New" fo:font-weight="bold" style:font-weight-asian="bold" fo:font-style="italic" style:font-style-asian="italic" fo:font-size="8pt" style:font-size-asian="8pt" style:font-size-complex="8pt"/>
    </style:style>
    <style:style style:name="T146" style:parent-style-name="DefaultParagraphFont" style:family="text">
      <style:text-properties style:font-name-complex="Courier New" fo:font-weight="bold" style:font-weight-asian="bold" fo:font-style="italic" style:font-style-asian="italic" fo:font-size="8pt" style:font-size-asian="8pt" style:font-size-complex="8pt"/>
    </style:style>
    <style:style style:name="T147" style:parent-style-name="DefaultParagraphFont" style:family="text">
      <style:text-properties style:font-name-complex="Courier New" fo:font-weight="bold" style:font-weight-asian="bold" fo:font-style="italic" style:font-style-asian="italic" fo:font-size="8pt" style:font-size-asian="8pt" style:font-size-complex="8pt"/>
    </style:style>
    <style:style style:name="P148" style:parent-style-name="Table_Bullet" style:family="paragraph">
      <style:paragraph-properties fo:margin-left="0in">
        <style:tab-stops/>
      </style:paragraph-properties>
      <style:text-properties style:font-name="Courier New" style:font-name-complex="Courier New" fo:font-weight="bold" style:font-weight-asian="bold" fo:font-style="italic" style:font-style-asian="italic" fo:font-size="8pt" style:font-size-asian="8pt" style:font-size-complex="8pt"/>
    </style:style>
    <style:style style:name="TableRow149" style:family="table-row">
      <style:table-row-properties style:min-row-height="0.6354in" style:use-optimal-row-height="false"/>
    </style:style>
    <style:style style:name="TableCell150"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151" style:parent-style-name="TableContents" style:family="paragraph">
      <style:text-properties fo:font-weight="bold" style:font-weight-asian="bold" style:font-weight-complex="bold"/>
    </style:style>
    <style:style style:name="TableCell152"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153" style:parent-style-name="Table_BodCcopy" style:family="paragraph">
      <style:text-properties style:font-name="Courier New" style:font-name-complex="Courier New" fo:font-weight="bold" style:font-weight-asian="bold" fo:font-style="italic" style:font-style-asian="italic" style:font-size-complex="8pt"/>
    </style:style>
    <style:style style:name="P154" style:parent-style-name="Table_BodCcopy" style:family="paragraph">
      <style:text-properties style:font-name="Courier New" style:font-name-complex="Courier New" fo:font-weight="bold" style:font-weight-asian="bold" fo:font-style="italic" style:font-style-asian="italic" style:font-size-complex="8pt"/>
    </style:style>
    <style:style style:name="P155" style:parent-style-name="Table_Bullet" style:family="paragraph">
      <style:paragraph-properties fo:keep-with-next="always" fo:margin-left="0in">
        <style:tab-stops/>
      </style:paragraph-properties>
    </style:style>
    <style:style style:name="P156" style:parent-style-name="Table_BodCcopy" style:family="paragraph">
      <style:text-properties style:font-name="Courier New" style:font-name-complex="Courier New" fo:font-weight="bold" style:font-weight-asian="bold" fo:font-style="italic" style:font-style-asian="italic" style:font-size-complex="8pt"/>
    </style:style>
    <style:style style:name="P157" style:parent-style-name="Table_Bullet" style:family="paragraph">
      <style:paragraph-properties fo:keep-with-next="always" fo:margin-left="0in">
        <style:tab-stops/>
      </style:paragraph-properties>
    </style:style>
    <style:style style:name="P158" style:parent-style-name="Table_BodCcopy" style:family="paragraph">
      <style:text-properties style:font-name="Courier New" style:font-name-complex="Courier New" fo:font-weight="bold" style:font-weight-asian="bold" fo:font-style="italic" style:font-style-asian="italic" style:font-size-complex="8pt"/>
    </style:style>
    <style:style style:name="P159" style:parent-style-name="Table_BodCcopy" style:family="paragraph">
      <style:text-properties style:font-name="Courier New" style:font-name-complex="Courier New" fo:font-weight="bold" style:font-weight-asian="bold" fo:font-style="italic" style:font-style-asian="italic" style:font-size-complex="8pt"/>
    </style:style>
    <style:style style:name="P160" style:parent-style-name="Table_BodCcopy" style:family="paragraph">
      <style:text-properties style:font-name="Courier New" style:font-name-complex="Courier New" fo:font-weight="bold" style:font-weight-asian="bold" fo:font-style="italic" style:font-style-asian="italic" style:font-size-complex="8pt"/>
    </style:style>
    <style:style style:name="TableRow161" style:family="table-row">
      <style:table-row-properties style:min-row-height="0.7083in" style:use-optimal-row-height="false"/>
    </style:style>
    <style:style style:name="TableCell16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63" style:parent-style-name="TableContents" style:family="paragraph">
      <style:text-properties fo:font-weight="bold" style:font-weight-asian="bold" style:font-weight-complex="bold"/>
    </style:style>
    <style:style style:name="TableCell164" style:family="table-cell">
      <style:table-cell-properties fo:border="0.0069in solid #00000A" fo:background-color="#FFFFFF" style:writing-mode="lr-tb" fo:padding-top="0in" fo:padding-left="0.075in" fo:padding-bottom="0in" fo:padding-right="0.075in"/>
    </style:style>
    <style:style style:name="TableRow165" style:family="table-row">
      <style:table-row-properties style:min-row-height="0.1006in" style:use-optimal-row-height="false"/>
    </style:style>
    <style:style style:name="TableCell166"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167" style:parent-style-name="DefaultParagraphFont" style:family="text">
      <style:text-properties fo:font-weight="bold" style:font-weight-asian="bold" style:font-weight-complex="bold" style:font-size-complex="9pt"/>
    </style:style>
    <style:style style:name="TableCell168" style:family="table-cell">
      <style:table-cell-properties fo:border="0.0069in solid #00000A" fo:background-color="#FFFFFF" style:writing-mode="lr-tb" fo:padding-top="0in" fo:padding-left="0.075in" fo:padding-bottom="0in" fo:padding-right="0.075in"/>
    </style:style>
    <style:style style:name="P169" style:parent-style-name="BodyCopy" style:family="paragraph">
      <style:paragraph-properties fo:keep-with-next="always"/>
    </style:style>
    <style:style style:name="P170" style:parent-style-name="Heading2" style:family="paragraph">
      <style:paragraph-properties fo:break-before="page"/>
    </style:style>
    <style:style style:name="P171" style:parent-style-name="BodyCopy" style:family="paragraph">
      <style:paragraph-properties fo:keep-with-next="always"/>
    </style:style>
    <style:style style:name="TableColumn173" style:family="table-column">
      <style:table-column-properties style:column-width="1.427in" style:use-optimal-column-width="false"/>
    </style:style>
    <style:style style:name="TableColumn174" style:family="table-column">
      <style:table-column-properties style:column-width="5.25in" style:use-optimal-column-width="false"/>
    </style:style>
    <style:style style:name="Table172" style:family="table">
      <style:table-properties style:width="6.677in" fo:margin-left="-0.0062in" table:align="left"/>
    </style:style>
    <style:style style:name="TableRow175" style:family="table-row">
      <style:table-row-properties style:min-row-height="0.4048in" style:use-optimal-row-height="false"/>
    </style:style>
    <style:style style:name="TableCell17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177" style:parent-style-name="Table_Headline" style:family="paragraph">
      <style:paragraph-properties fo:keep-with-next="always"/>
    </style:style>
    <style:style style:name="TableCell17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179" style:parent-style-name="Table_Headline" style:family="paragraph">
      <style:paragraph-properties fo:keep-with-next="always"/>
    </style:style>
    <style:style style:name="TableRow180" style:family="table-row">
      <style:table-row-properties style:min-row-height="0.1006in" style:use-optimal-row-height="false"/>
    </style:style>
    <style:style style:name="TableCell18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82" style:parent-style-name="TableContents" style:family="paragraph">
      <style:text-properties fo:font-weight="bold" style:font-weight-asian="bold" style:font-weight-complex="bold"/>
    </style:style>
    <style:style style:name="TableCell183" style:family="table-cell">
      <style:table-cell-properties fo:border="0.0069in solid #00000A" fo:background-color="#FFFFFF" style:writing-mode="lr-tb" fo:padding-top="0in" fo:padding-left="0.075in" fo:padding-bottom="0in" fo:padding-right="0.075in"/>
    </style:style>
    <style:style style:name="P184"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185" style:parent-style-name="Table_BodCcopy" style:family="paragraph">
      <style:text-properties style:font-name="Courier New" style:font-name-complex="Courier New" style:font-size-complex="8pt"/>
    </style:style>
    <style:style style:name="TableRow186" style:family="table-row">
      <style:table-row-properties style:min-row-height="0.1006in" style:use-optimal-row-height="false"/>
    </style:style>
    <style:style style:name="TableCell18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88" style:parent-style-name="TableContents" style:family="paragraph">
      <style:text-properties fo:font-weight="bold" style:font-weight-asian="bold" style:font-weight-complex="bold"/>
    </style:style>
    <style:style style:name="TableCell189" style:family="table-cell">
      <style:table-cell-properties fo:border="0.0069in solid #00000A" fo:background-color="#FFFFFF" style:writing-mode="lr-tb" fo:padding-top="0in" fo:padding-left="0.075in" fo:padding-bottom="0in" fo:padding-right="0.075in"/>
    </style:style>
    <style:style style:name="P190"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191" style:parent-style-name="Table_BodCcopy" style:family="paragraph">
      <style:text-properties style:font-name="Courier New" style:font-name-complex="Courier New" fo:font-size="8pt" style:font-size-asian="8pt" style:font-size-complex="8pt"/>
    </style:style>
    <style:style style:name="P192" style:parent-style-name="Table_Bullet" style:family="paragraph">
      <style:paragraph-properties>
        <style:tab-stops/>
      </style:paragraph-properties>
      <style:text-properties style:font-name="Courier New" style:font-name-complex="Courier New" fo:font-size="8pt" style:font-size-asian="8pt" style:font-size-complex="8pt"/>
    </style:style>
    <style:style style:name="TableRow193" style:family="table-row">
      <style:table-row-properties style:min-row-height="0.1006in" style:use-optimal-row-height="false"/>
    </style:style>
    <style:style style:name="TableCell19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195" style:parent-style-name="TableContents" style:family="paragraph">
      <style:text-properties fo:font-weight="bold" style:font-weight-asian="bold" style:font-weight-complex="bold"/>
    </style:style>
    <style:style style:name="TableCell196" style:family="table-cell">
      <style:table-cell-properties fo:border="0.0069in solid #00000A" fo:background-color="#FFFFFF" style:writing-mode="lr-tb" fo:padding-top="0in" fo:padding-left="0.075in" fo:padding-bottom="0in" fo:padding-right="0.075in"/>
    </style:style>
    <style:style style:name="P197"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198"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199"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00" style:family="table-row">
      <style:table-row-properties style:min-row-height="0.1006in" style:use-optimal-row-height="false"/>
    </style:style>
    <style:style style:name="TableCell20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02" style:parent-style-name="TableContents" style:family="paragraph">
      <style:text-properties fo:font-weight="bold" style:font-weight-asian="bold" style:font-weight-complex="bold"/>
    </style:style>
    <style:style style:name="TableCell203" style:family="table-cell">
      <style:table-cell-properties fo:border="0.0069in solid #00000A" fo:background-color="#FFFFFF" style:writing-mode="lr-tb" fo:padding-top="0in" fo:padding-left="0.075in" fo:padding-bottom="0in" fo:padding-right="0.075in"/>
    </style:style>
    <style:style style:name="P204" style:parent-style-name="Table_Bullet" style:family="paragraph">
      <style:paragraph-properties fo:margin-left="0in">
        <style:tab-stops/>
      </style:paragraph-properties>
      <style:text-properties style:font-name="Courier New" style:font-name-complex="Courier New" style:font-size-complex="8pt"/>
    </style:style>
    <style:style style:name="P205" style:parent-style-name="Table_Bullet" style:family="paragraph">
      <style:paragraph-properties fo:margin-left="0in">
        <style:tab-stops/>
      </style:paragraph-properties>
      <style:text-properties style:font-name="Courier New" style:font-name-complex="Courier New" fo:font-size="8pt" style:font-size-asian="8pt" style:font-size-complex="8pt"/>
    </style:style>
    <style:style style:name="TableRow206" style:family="table-row">
      <style:table-row-properties style:min-row-height="0.1006in" style:use-optimal-row-height="false"/>
    </style:style>
    <style:style style:name="TableCell207"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208" style:parent-style-name="Table_BodCcopy" style:family="paragraph">
      <style:paragraph-properties fo:keep-with-next="always"/>
    </style:style>
    <style:style style:name="TableCell20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10" style:parent-style-name="Table_Bullet" style:family="paragraph">
      <style:paragraph-properties fo:keep-with-next="always">
        <style:tab-stops/>
      </style:paragraph-properties>
    </style:style>
    <style:style style:name="P211" style:parent-style-name="BodyCopy" style:family="paragraph">
      <style:paragraph-properties fo:keep-with-next="always"/>
    </style:style>
    <style:style style:name="P212" style:parent-style-name="BodyCopy" style:family="paragraph">
      <style:paragraph-properties fo:keep-with-next="always"/>
    </style:style>
    <style:style style:name="P213" style:parent-style-name="Heading2" style:family="paragraph">
      <style:paragraph-properties fo:break-before="page"/>
    </style:style>
    <style:style style:name="P214" style:parent-style-name="BodyCopy" style:family="paragraph">
      <style:paragraph-properties fo:keep-with-next="always"/>
    </style:style>
    <style:style style:name="TableColumn216" style:family="table-column">
      <style:table-column-properties style:column-width="1.4062in" style:use-optimal-column-width="false"/>
    </style:style>
    <style:style style:name="TableColumn217" style:family="table-column">
      <style:table-column-properties style:column-width="5.2812in" style:use-optimal-column-width="false"/>
    </style:style>
    <style:style style:name="Table215" style:family="table">
      <style:table-properties style:width="6.6875in" fo:margin-left="0.0145in" table:align="left"/>
    </style:style>
    <style:style style:name="TableRow218" style:family="table-row">
      <style:table-row-properties style:min-row-height="0.4048in" style:use-optimal-row-height="false"/>
    </style:style>
    <style:style style:name="TableCell219"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20" style:parent-style-name="Table_Headline" style:family="paragraph">
      <style:paragraph-properties fo:keep-with-next="always"/>
    </style:style>
    <style:style style:name="TableCell22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22" style:parent-style-name="Table_Headline" style:family="paragraph">
      <style:paragraph-properties fo:keep-with-next="always"/>
    </style:style>
    <style:style style:name="TableRow223" style:family="table-row">
      <style:table-row-properties style:min-row-height="0.1006in" style:use-optimal-row-height="false"/>
    </style:style>
    <style:style style:name="TableCell22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25" style:parent-style-name="Standard" style:family="paragraph">
      <style:text-properties fo:font-weight="bold" style:font-weight-asian="bold" style:font-weight-complex="bold"/>
    </style:style>
    <style:style style:name="TableCell226" style:family="table-cell">
      <style:table-cell-properties fo:border="0.0069in solid #00000A" fo:background-color="#FFFFFF" style:writing-mode="lr-tb" fo:padding-top="0in" fo:padding-left="0.075in" fo:padding-bottom="0in" fo:padding-right="0.075in"/>
    </style:style>
    <style:style style:name="P227" style:parent-style-name="Standard" style:family="paragraph">
      <style:paragraph-properties fo:margin-top="0.0784in"/>
    </style:style>
    <style:style style:name="P228" style:parent-style-name="Standard" style:family="paragraph"/>
    <style:style style:name="P229" style:parent-style-name="Standard" style:family="paragraph"/>
    <style:style style:name="P230" style:parent-style-name="Standard" style:family="paragraph"/>
    <style:style style:name="P231"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32" style:parent-style-name="Table_BodCcopy" style:family="paragraph">
      <style:text-properties style:font-name="Courier New" style:font-name-complex="Courier New" style:font-size-complex="8pt"/>
    </style:style>
    <style:style style:name="P233"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34" style:family="table-row">
      <style:table-row-properties style:min-row-height="0.1006in" style:use-optimal-row-height="false"/>
    </style:style>
    <style:style style:name="TableCell23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36" style:parent-style-name="Standard" style:family="paragraph">
      <style:text-properties fo:font-weight="bold" style:font-weight-asian="bold" style:font-weight-complex="bold"/>
    </style:style>
    <style:style style:name="TableCell237" style:family="table-cell">
      <style:table-cell-properties fo:border="0.0069in solid #00000A" fo:background-color="#FFFFFF" style:writing-mode="lr-tb" fo:padding-top="0in" fo:padding-left="0.075in" fo:padding-bottom="0in" fo:padding-right="0.075in"/>
    </style:style>
    <style:style style:name="P238" style:parent-style-name="Standard" style:family="paragraph">
      <style:paragraph-properties fo:margin-top="0.0784in"/>
    </style:style>
    <style:style style:name="P239" style:parent-style-name="Table_Bullet" style:family="paragraph">
      <style:paragraph-properties fo:keep-with-next="always">
        <style:tab-stops/>
      </style:paragraph-properties>
    </style:style>
    <style:style style:name="P240" style:parent-style-name="Table_BodCcopy" style:family="paragraph">
      <style:text-properties style:font-name="Courier New" style:font-name-complex="Courier New" style:font-size-complex="8pt"/>
    </style:style>
    <style:style style:name="P241" style:parent-style-name="Table_BodCcopy" style:family="paragraph">
      <style:text-properties style:font-name="Courier New" style:font-name-complex="Courier New" style:font-size-complex="8pt"/>
    </style:style>
    <style:style style:name="P242" style:parent-style-name="Table_BodCcopy" style:family="paragraph">
      <style:text-properties style:font-name="Courier New" style:font-name-complex="Courier New" style:font-size-complex="8pt"/>
    </style:style>
    <style:style style:name="P243" style:parent-style-name="Table_Bullet" style:family="paragraph">
      <style:paragraph-properties fo:keep-with-next="always">
        <style:tab-stops/>
      </style:paragraph-properties>
    </style:style>
    <style:style style:name="P244" style:parent-style-name="Table_Bullet" style:family="paragraph">
      <style:paragraph-properties fo:keep-with-next="always" fo:margin-left="0in">
        <style:tab-stops/>
      </style:paragraph-properties>
      <style:text-properties style:font-name="Courier New" style:font-name-complex="Courier New" fo:font-size="8pt" style:font-size-asian="8pt" style:font-size-complex="8pt"/>
    </style:style>
    <style:style style:name="P245" style:parent-style-name="Table_BodCcopy" style:family="paragraph">
      <style:text-properties style:font-name="Courier New" style:font-name-complex="Courier New" style:font-size-complex="8pt"/>
    </style:style>
    <style:style style:name="P246"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47" style:family="table-row">
      <style:table-row-properties style:min-row-height="0.1006in" style:use-optimal-row-height="false"/>
    </style:style>
    <style:style style:name="TableCell24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49" style:parent-style-name="TableContents" style:family="paragraph">
      <style:text-properties fo:font-weight="bold" style:font-weight-asian="bold" style:font-weight-complex="bold"/>
    </style:style>
    <style:style style:name="TableCell250" style:family="table-cell">
      <style:table-cell-properties fo:border="0.0069in solid #00000A" fo:background-color="#FFFFFF" style:writing-mode="lr-tb" fo:padding-top="0in" fo:padding-left="0.075in" fo:padding-bottom="0in" fo:padding-right="0.075in"/>
    </style:style>
    <style:style style:name="P251"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52" style:parent-style-name="Table_BodCcopy" style:family="paragraph">
      <style:text-properties style:font-name="Courier New" style:font-name-complex="Courier New" style:font-size-complex="8pt"/>
    </style:style>
    <style:style style:name="P253"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54"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P255" style:parent-style-name="Table_BodCcopy" style:family="paragraph">
      <style:text-properties style:font-name="Courier New" style:font-name-complex="Courier New" style:font-size-complex="8pt"/>
    </style:style>
    <style:style style:name="P256" style:parent-style-name="Table_BodCcopy" style:family="paragraph">
      <style:text-properties style:font-name="Courier New" style:font-name-complex="Courier New" style:font-size-complex="8pt"/>
    </style:style>
    <style:style style:name="P257" style:parent-style-name="Table_BodCcopy" style:family="paragraph">
      <style:text-properties fo:font-size="12pt" style:font-size-asian="12pt"/>
    </style:style>
    <style:style style:name="P258" style:parent-style-name="Table_BodCcopy" style:family="paragraph">
      <style:text-properties fo:font-size="12pt" style:font-size-asian="12pt"/>
    </style:style>
    <style:style style:name="P259" style:parent-style-name="Table_BodCcopy" style:family="paragraph">
      <style:text-properties style:font-name="Courier New" style:font-name-complex="Courier New" style:font-size-complex="8pt"/>
    </style:style>
    <style:style style:name="P260" style:parent-style-name="Table_BodCcopy" style:family="paragraph">
      <style:text-properties style:font-name="Courier New" style:font-name-complex="Courier New" style:font-size-complex="8pt"/>
    </style:style>
    <style:style style:name="P261" style:parent-style-name="Table_BodCcopy" style:family="paragraph">
      <style:text-properties style:font-name="Courier New" style:font-name-complex="Courier New" style:font-size-complex="8pt"/>
    </style:style>
    <style:style style:name="P262" style:parent-style-name="Table_BodCcopy" style:family="paragraph">
      <style:text-properties style:font-name="Courier New" style:font-name-complex="Courier New" style:font-size-complex="8pt"/>
    </style:style>
    <style:style style:name="P263" style:parent-style-name="Table_Bullet" style:family="paragraph">
      <style:paragraph-properties fo:keep-with-next="always">
        <style:tab-stops/>
      </style:paragraph-properties>
      <style:text-properties style:font-name="Courier New" style:font-name-complex="Courier New" fo:font-size="8pt" style:font-size-asian="8pt" style:font-size-complex="8pt"/>
    </style:style>
    <style:style style:name="TableRow264" style:family="table-row">
      <style:table-row-properties style:min-row-height="0.1006in" style:use-optimal-row-height="false"/>
    </style:style>
    <style:style style:name="TableCell265"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266" style:parent-style-name="Table_BodCcopy" style:family="paragraph">
      <style:paragraph-properties fo:keep-with-next="always"/>
    </style:style>
    <style:style style:name="TableCell267"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268" style:parent-style-name="Table_Bullet" style:family="paragraph">
      <style:paragraph-properties fo:keep-with-next="always">
        <style:tab-stops/>
      </style:paragraph-properties>
    </style:style>
    <style:style style:name="P269" style:parent-style-name="Heading1" style:family="paragraph">
      <style:paragraph-properties fo:break-before="page"/>
    </style:style>
    <style:style style:name="P270" style:parent-style-name="Heading1" style:family="paragraph">
      <style:paragraph-properties fo:break-before="page"/>
    </style:style>
    <style:style style:name="TableColumn272" style:family="table-column">
      <style:table-column-properties style:column-width="1.5625in" style:use-optimal-column-width="false"/>
    </style:style>
    <style:style style:name="TableColumn273" style:family="table-column">
      <style:table-column-properties style:column-width="1.8541in" style:use-optimal-column-width="false"/>
    </style:style>
    <style:style style:name="TableColumn274" style:family="table-column">
      <style:table-column-properties style:column-width="3.2604in" style:use-optimal-column-width="false"/>
    </style:style>
    <style:style style:name="Table271" style:family="table">
      <style:table-properties style:width="6.677in" fo:margin-left="0.0041in" table:align="left"/>
    </style:style>
    <style:style style:name="TableRow275" style:family="table-row">
      <style:table-row-properties style:min-row-height="0.4048in" style:use-optimal-row-height="false"/>
    </style:style>
    <style:style style:name="TableCell27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277" style:parent-style-name="Table_Headline" style:family="paragraph">
      <style:paragraph-properties fo:keep-with-next="always"/>
    </style:style>
    <style:style style:name="TableCell27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279" style:parent-style-name="Table_Headline" style:family="paragraph">
      <style:paragraph-properties fo:keep-with-next="always"/>
    </style:style>
    <style:style style:name="TableRow280" style:family="table-row">
      <style:table-row-properties style:min-row-height="0.793in" style:use-optimal-row-height="false"/>
    </style:style>
    <style:style style:name="TableCell28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282" style:parent-style-name="TableContents" style:family="paragraph">
      <style:text-properties fo:font-weight="bold" style:font-weight-asian="bold" style:font-weight-complex="bold"/>
    </style:style>
    <style:style style:name="TableCell283" style:family="table-cell">
      <style:table-cell-properties fo:border="0.0069in solid #00000A" fo:background-color="#FFFFFF" style:writing-mode="lr-tb" style:vertical-align="middle" fo:padding-top="0in" fo:padding-left="0.075in" fo:padding-bottom="0in" fo:padding-right="0.075in"/>
    </style:style>
    <style:style style:name="P284" style:parent-style-name="TableContents" style:family="paragraph">
      <style:text-properties style:font-name-complex="Courier New"/>
    </style:style>
    <style:style style:name="TableRow285" style:family="table-row">
      <style:table-row-properties style:min-row-height="0.0756in" style:use-optimal-row-height="false"/>
    </style:style>
    <style:style style:name="TableCell286"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287" style:parent-style-name="Table_BodCcopy" style:family="paragraph">
      <style:paragraph-properties fo:keep-with-next="always"/>
      <style:text-properties style:font-name="Courier New" style:font-name-complex="Courier New"/>
    </style:style>
    <style:style style:name="TableCell288"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289" style:family="table-row">
      <style:table-row-properties style:min-row-height="0.2604in" style:use-optimal-row-height="false"/>
    </style:style>
    <style:style style:name="TableCell290" style:family="table-cell">
      <style:table-cell-properties fo:border="0.0069in solid #00000A" fo:background-color="#DDDDDD" style:writing-mode="lr-tb" style:vertical-align="middle" fo:padding-top="0in" fo:padding-left="0.075in" fo:padding-bottom="0in" fo:padding-right="0.075in"/>
    </style:style>
    <style:style style:name="P291" style:parent-style-name="Table_BodCcopy" style:family="paragraph">
      <style:paragraph-properties fo:keep-with-next="always"/>
      <style:text-properties style:font-name="Courier New" style:font-name-complex="Courier New"/>
    </style:style>
    <style:style style:name="TableCell292" style:family="table-cell">
      <style:table-cell-properties fo:border="0.0069in solid #00000A" fo:background-color="#DDDDDD" style:writing-mode="lr-tb" fo:padding-top="0in" fo:padding-left="0.075in" fo:padding-bottom="0in" fo:padding-right="0.075in"/>
    </style:style>
    <style:style style:name="TableRow293" style:family="table-row">
      <style:table-row-properties style:min-row-height="0.202in" style:use-optimal-row-height="false"/>
    </style:style>
    <style:style style:name="TableCell294" style:family="table-cell">
      <style:table-cell-properties fo:border="0.0069in solid #00000A" fo:background-color="#DDDDDD" style:writing-mode="lr-tb" style:vertical-align="middle" fo:padding-top="0in" fo:padding-left="0.075in" fo:padding-bottom="0in" fo:padding-right="0.075in"/>
    </style:style>
    <style:style style:name="P295" style:parent-style-name="Table_BodCcopy" style:family="paragraph">
      <style:paragraph-properties fo:keep-with-next="always"/>
      <style:text-properties style:font-name="Courier New" style:font-name-complex="Courier New"/>
    </style:style>
    <style:style style:name="TableCell296" style:family="table-cell">
      <style:table-cell-properties fo:border="0.0069in solid #00000A" fo:background-color="#DDDDDD" style:writing-mode="lr-tb" fo:padding-top="0in" fo:padding-left="0.075in" fo:padding-bottom="0in" fo:padding-right="0.075in"/>
    </style:style>
    <style:style style:name="TableRow297" style:family="table-row">
      <style:table-row-properties style:min-row-height="0.3527in" style:use-optimal-row-height="false"/>
    </style:style>
    <style:style style:name="TableCell298" style:family="table-cell">
      <style:table-cell-properties fo:border="0.0069in solid #00000A" fo:background-color="#DDDDDD" style:writing-mode="lr-tb" style:vertical-align="middle" fo:padding-top="0in" fo:padding-left="0.075in" fo:padding-bottom="0in" fo:padding-right="0.075in"/>
    </style:style>
    <style:style style:name="P299" style:parent-style-name="Table_BodCcopy" style:family="paragraph">
      <style:paragraph-properties fo:keep-with-next="always"/>
      <style:text-properties style:font-name="Courier New" style:font-name-complex="Courier New"/>
    </style:style>
    <style:style style:name="TableCell300" style:family="table-cell">
      <style:table-cell-properties fo:border="0.0069in solid #00000A" fo:background-color="#DDDDDD" style:writing-mode="lr-tb" fo:padding-top="0in" fo:padding-left="0.075in" fo:padding-bottom="0in" fo:padding-right="0.075in"/>
    </style:style>
    <style:style style:name="TableRow301" style:family="table-row">
      <style:table-row-properties style:min-row-height="0.3354in" style:use-optimal-row-height="false"/>
    </style:style>
    <style:style style:name="TableCell30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03" style:parent-style-name="TableContents" style:family="paragraph">
      <style:text-properties fo:font-weight="bold" style:font-weight-asian="bold" style:font-weight-complex="bold"/>
    </style:style>
    <style:style style:name="TableCell304" style:family="table-cell">
      <style:table-cell-properties fo:border="0.0069in solid #00000A" fo:background-color="#FFFFFF" style:writing-mode="lr-tb" style:vertical-align="middle" fo:padding-top="0in" fo:padding-left="0.075in" fo:padding-bottom="0in" fo:padding-right="0.075in"/>
    </style:style>
    <style:style style:name="P305" style:parent-style-name="TableContents" style:family="paragraph">
      <style:text-properties style:font-name-complex="Courier New"/>
    </style:style>
    <style:style style:name="TableRow306" style:family="table-row">
      <style:table-row-properties style:min-row-height="0.3611in" style:use-optimal-row-height="false"/>
    </style:style>
    <style:style style:name="TableCell307" style:family="table-cell">
      <style:table-cell-properties fo:border="0.0069in solid #00000A" fo:background-color="#DDDDDD" style:writing-mode="lr-tb" style:vertical-align="middle" fo:padding-top="0in" fo:padding-left="0.075in" fo:padding-bottom="0in" fo:padding-right="0.075in"/>
    </style:style>
    <style:style style:name="P308" style:parent-style-name="Table_BodCcopy" style:family="paragraph">
      <style:paragraph-properties fo:keep-with-next="always"/>
      <style:text-properties style:font-name="Courier New" style:font-name-complex="Courier New"/>
    </style:style>
    <style:style style:name="TableCell309" style:family="table-cell">
      <style:table-cell-properties fo:border="0.0069in solid #00000A" fo:background-color="#DDDDDD" style:writing-mode="lr-tb" fo:padding-top="0in" fo:padding-left="0.075in" fo:padding-bottom="0in" fo:padding-right="0.075in"/>
    </style:style>
    <style:style style:name="P310" style:parent-style-name="TableContents" style:family="paragraph">
      <style:paragraph-properties fo:margin-bottom="0.0784in"/>
    </style:style>
    <style:style style:name="P311" style:parent-style-name="TableContents" style:family="paragraph">
      <style:paragraph-properties fo:margin-top="0in" fo:margin-bottom="0.0784in" fo:line-height="0.1576in"/>
    </style:style>
    <style:style style:name="P312" style:parent-style-name="TableContents" style:family="paragraph">
      <style:paragraph-properties fo:margin-top="0in" fo:margin-bottom="0.0784in" fo:line-height="0.1576in"/>
    </style:style>
    <style:style style:name="P313" style:parent-style-name="TableContents" style:family="paragraph">
      <style:paragraph-properties fo:margin-top="0in" fo:margin-bottom="0.0784in" fo:line-height="0.1576in"/>
    </style:style>
    <style:style style:name="P314" style:parent-style-name="TableContents" style:family="paragraph">
      <style:paragraph-properties fo:margin-top="0in" fo:margin-bottom="0.0784in" fo:line-height="0.1576in"/>
    </style:style>
    <style:style style:name="P315" style:parent-style-name="TableContents" style:family="paragraph">
      <style:paragraph-properties fo:margin-top="0in" fo:margin-bottom="0.0784in" fo:line-height="0.1576in"/>
    </style:style>
    <style:style style:name="P316" style:parent-style-name="TableContents" style:family="paragraph">
      <style:paragraph-properties fo:margin-top="0in" fo:margin-bottom="0.0784in" fo:line-height="0.1576in"/>
    </style:style>
    <style:style style:name="TableRow317" style:family="table-row">
      <style:table-row-properties style:min-row-height="0.2013in" style:use-optimal-row-height="false"/>
    </style:style>
    <style:style style:name="TableCell318" style:family="table-cell">
      <style:table-cell-properties fo:border="0.0069in solid #00000A" fo:background-color="#DDDDDD" style:writing-mode="lr-tb" style:vertical-align="middle" fo:padding-top="0in" fo:padding-left="0.075in" fo:padding-bottom="0in" fo:padding-right="0.075in"/>
    </style:style>
    <style:style style:name="P319" style:parent-style-name="Table_BodCcopy" style:family="paragraph">
      <style:paragraph-properties fo:keep-with-next="always"/>
      <style:text-properties style:font-name="Courier New" style:font-name-complex="Courier New"/>
    </style:style>
    <style:style style:name="TableCell320" style:family="table-cell">
      <style:table-cell-properties fo:border="0.0069in solid #00000A" fo:background-color="#DDDDDD" style:writing-mode="lr-tb" fo:padding-top="0in" fo:padding-left="0.075in" fo:padding-bottom="0in" fo:padding-right="0.075in"/>
    </style:style>
    <style:style style:name="P321" style:parent-style-name="TableContents" style:family="paragraph">
      <style:paragraph-properties fo:margin-bottom="0.0784in"/>
      <style:text-properties style:font-name-complex="Arial" style:font-size-complex="9pt"/>
    </style:style>
    <style:style style:name="TableRow322" style:family="table-row">
      <style:table-row-properties style:min-row-height="0.5333in" style:use-optimal-row-height="false"/>
    </style:style>
    <style:style style:name="TableCell32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24" style:parent-style-name="TableContents" style:family="paragraph">
      <style:text-properties fo:font-weight="bold" style:font-weight-asian="bold" style:font-weight-complex="bold"/>
    </style:style>
    <style:style style:name="TableCell325" style:family="table-cell">
      <style:table-cell-properties fo:border="0.0069in solid #00000A" fo:background-color="#FFFFFF" style:writing-mode="lr-tb" fo:padding-top="0in" fo:padding-left="0.075in" fo:padding-bottom="0in" fo:padding-right="0.075in"/>
    </style:style>
    <style:style style:name="TableRow326" style:family="table-row">
      <style:table-row-properties style:min-row-height="0.5333in" style:use-optimal-row-height="false"/>
    </style:style>
    <style:style style:name="TableCell327"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28" style:parent-style-name="TableContents" style:family="paragraph">
      <style:text-properties fo:font-weight="bold" style:font-weight-asian="bold" style:font-weight-complex="bold"/>
    </style:style>
    <style:style style:name="P329" style:parent-style-name="TableContents" style:family="paragraph">
      <style:text-properties fo:font-weight="bold" style:font-weight-asian="bold" style:font-weight-complex="bold"/>
    </style:style>
    <style:style style:name="TableCell330"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331" style:family="table-row">
      <style:table-row-properties style:min-row-height="0.7187in" style:use-optimal-row-height="false"/>
    </style:style>
    <style:style style:name="TableCell332" style:family="table-cell">
      <style:table-cell-properties fo:border="0.0069in solid #00000A" fo:background-color="#DDDDDD" style:writing-mode="lr-tb" style:vertical-align="middle" fo:padding-top="0in" fo:padding-left="0.075in" fo:padding-bottom="0in" fo:padding-right="0.075in"/>
    </style:style>
    <style:style style:name="P333" style:parent-style-name="Table_BodCcopy" style:family="paragraph">
      <style:text-properties style:font-name="Courier New" style:font-name-complex="Courier New" style:font-size-complex="8pt"/>
    </style:style>
    <style:style style:name="TableCell334" style:family="table-cell">
      <style:table-cell-properties fo:border="0.0069in solid #00000A" fo:background-color="#DDDDDD" style:writing-mode="lr-tb" fo:padding-top="0in" fo:padding-left="0.075in" fo:padding-bottom="0in" fo:padding-right="0.075in"/>
    </style:style>
    <style:style style:name="TableRow335" style:family="table-row">
      <style:table-row-properties style:min-row-height="0.2187in" style:use-optimal-row-height="false"/>
    </style:style>
    <style:style style:name="TableCell336" style:family="table-cell">
      <style:table-cell-properties fo:border="0.0069in solid #00000A" fo:background-color="#DDDDDD" style:writing-mode="lr-tb" style:vertical-align="middle" fo:padding-top="0in" fo:padding-left="0.075in" fo:padding-bottom="0in" fo:padding-right="0.075in"/>
    </style:style>
    <style:style style:name="P337" style:parent-style-name="Table_BodCcopy" style:family="paragraph">
      <style:text-properties style:font-name="Courier New" style:font-name-complex="Courier New" style:font-size-complex="8pt"/>
    </style:style>
    <style:style style:name="TableCell338" style:family="table-cell">
      <style:table-cell-properties fo:border="0.0069in solid #00000A" fo:background-color="#DDDDDD" style:writing-mode="lr-tb" fo:padding-top="0in" fo:padding-left="0.075in" fo:padding-bottom="0in" fo:padding-right="0.075in"/>
    </style:style>
    <style:style style:name="TableRow339" style:family="table-row">
      <style:table-row-properties style:min-row-height="0.2944in" style:use-optimal-row-height="false"/>
    </style:style>
    <style:style style:name="TableCell340" style:family="table-cell">
      <style:table-cell-properties fo:border="0.0069in solid #00000A" fo:background-color="#DDDDDD" style:writing-mode="lr-tb" style:vertical-align="middle" fo:padding-top="0in" fo:padding-left="0.075in" fo:padding-bottom="0in" fo:padding-right="0.075in"/>
    </style:style>
    <style:style style:name="P341" style:parent-style-name="Table_BodCcopy" style:family="paragraph">
      <style:text-properties style:font-name="Courier New" style:font-name-complex="Courier New" style:font-size-complex="8pt"/>
    </style:style>
    <style:style style:name="TableCell342" style:family="table-cell">
      <style:table-cell-properties fo:border="0.0069in solid #00000A" fo:background-color="#DDDDDD" style:writing-mode="lr-tb" fo:padding-top="0in" fo:padding-left="0.075in" fo:padding-bottom="0in" fo:padding-right="0.075in"/>
    </style:style>
    <style:style style:name="TableRow343" style:family="table-row">
      <style:table-row-properties style:min-row-height="0.325in" style:use-optimal-row-height="false"/>
    </style:style>
    <style:style style:name="TableCell34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45" style:parent-style-name="TableContents" style:family="paragraph">
      <style:text-properties fo:font-weight="bold" style:font-weight-asian="bold" style:font-weight-complex="bold"/>
    </style:style>
    <style:style style:name="TableCell346" style:family="table-cell">
      <style:table-cell-properties fo:border="0.0069in solid #00000A" fo:background-color="#FFFFFF" style:writing-mode="lr-tb" fo:padding-top="0in" fo:padding-left="0.075in" fo:padding-bottom="0in" fo:padding-right="0.075in"/>
    </style:style>
    <style:style style:name="TableRow347" style:family="table-row">
      <style:table-row-properties style:min-row-height="0.4687in" style:use-optimal-row-height="false"/>
    </style:style>
    <style:style style:name="TableCell348"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49" style:parent-style-name="TableContents" style:family="paragraph">
      <style:text-properties fo:font-weight="bold" style:font-weight-asian="bold" style:font-weight-complex="bold"/>
    </style:style>
    <style:style style:name="TableCell350" style:family="table-cell">
      <style:table-cell-properties fo:border="0.0069in solid #00000A" fo:background-color="#FFFFFF" style:writing-mode="lr-tb" fo:padding-top="0in" fo:padding-left="0.075in" fo:padding-bottom="0in" fo:padding-right="0.075in"/>
    </style:style>
    <style:style style:name="TableRow351" style:family="table-row">
      <style:table-row-properties style:min-row-height="0.1006in" style:use-optimal-row-height="false"/>
    </style:style>
    <style:style style:name="TableCell352"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P353" style:parent-style-name="TableContents" style:family="paragraph">
      <style:text-properties fo:font-weight="bold" style:font-weight-asian="bold" style:font-weight-complex="bold"/>
    </style:style>
    <style:style style:name="TableCell354" style:family="table-cell">
      <style:table-cell-properties fo:border="0.0069in solid #00000A" fo:background-color="#FFFFFF" style:writing-mode="lr-tb" fo:padding-top="0in" fo:padding-left="0.075in" fo:padding-bottom="0in" fo:padding-right="0.075in"/>
    </style:style>
    <style:style style:name="TableRow355" style:family="table-row">
      <style:table-row-properties style:min-row-height="0.1006in" style:use-optimal-row-height="false"/>
    </style:style>
    <style:style style:name="TableCell356"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357" style:parent-style-name="TableContents" style:family="paragraph">
      <style:text-properties fo:font-weight="bold" style:font-weight-asian="bold" style:font-weight-complex="bold"/>
    </style:style>
    <style:style style:name="TableCell358"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TableColumn360" style:family="table-column">
      <style:table-column-properties style:column-width="1.677in" style:use-optimal-column-width="false"/>
    </style:style>
    <style:style style:name="TableColumn361" style:family="table-column">
      <style:table-column-properties style:column-width="1.7388in" style:use-optimal-column-width="false"/>
    </style:style>
    <style:style style:name="TableColumn362" style:family="table-column">
      <style:table-column-properties style:column-width="3.2611in" style:use-optimal-column-width="false"/>
    </style:style>
    <style:style style:name="Table359" style:family="table">
      <style:table-properties style:width="6.677in" fo:margin-left="0.0041in" table:align="left"/>
    </style:style>
    <style:style style:name="TableRow363" style:family="table-row">
      <style:table-row-properties style:min-row-height="0.4048in" style:use-optimal-row-height="false"/>
    </style:style>
    <style:style style:name="TableCell364"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365" style:parent-style-name="Table_Headline" style:family="paragraph">
      <style:paragraph-properties fo:keep-with-next="always"/>
    </style:style>
    <style:style style:name="TableCell366"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367" style:parent-style-name="Table_Headline" style:family="paragraph">
      <style:paragraph-properties fo:keep-with-next="always"/>
    </style:style>
    <style:style style:name="TableRow368" style:family="table-row">
      <style:table-row-properties style:min-row-height="0.5013in" style:use-optimal-row-height="false"/>
    </style:style>
    <style:style style:name="TableCell36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370" style:family="table-cell">
      <style:table-cell-properties fo:border="0.0069in solid #00000A" fo:background-color="#FFFFFF" style:writing-mode="lr-tb" style:vertical-align="middle" fo:padding-top="0in" fo:padding-left="0.075in" fo:padding-bottom="0in" fo:padding-right="0.075in"/>
    </style:style>
    <style:style style:name="P371" style:parent-style-name="TableContents" style:family="paragraph">
      <style:paragraph-properties fo:margin-bottom="0.0784in"/>
      <style:text-properties style:font-name-complex="Courier New"/>
    </style:style>
    <style:style style:name="TableRow372" style:family="table-row">
      <style:table-row-properties style:min-row-height="0.0756in" style:use-optimal-row-height="false"/>
    </style:style>
    <style:style style:name="TableCell373"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374" style:parent-style-name="Table_BodCcopy" style:family="paragraph">
      <style:paragraph-properties fo:keep-with-next="always"/>
      <style:text-properties style:font-name="Courier New" style:font-name-complex="Courier New"/>
    </style:style>
    <style:style style:name="TableCell375"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376" style:family="table-row">
      <style:table-row-properties style:min-row-height="0.2604in" style:use-optimal-row-height="false"/>
    </style:style>
    <style:style style:name="TableCell377" style:family="table-cell">
      <style:table-cell-properties fo:border="0.0069in solid #00000A" fo:background-color="#DDDDDD" style:writing-mode="lr-tb" style:vertical-align="middle" fo:padding-top="0in" fo:padding-left="0.075in" fo:padding-bottom="0in" fo:padding-right="0.075in"/>
    </style:style>
    <style:style style:name="P378" style:parent-style-name="Table_BodCcopy" style:family="paragraph">
      <style:paragraph-properties fo:keep-with-next="always"/>
      <style:text-properties style:font-name="Courier New" style:font-name-complex="Courier New"/>
    </style:style>
    <style:style style:name="TableCell379" style:family="table-cell">
      <style:table-cell-properties fo:border="0.0069in solid #00000A" fo:background-color="#DDDDDD" style:writing-mode="lr-tb" fo:padding-top="0in" fo:padding-left="0.075in" fo:padding-bottom="0in" fo:padding-right="0.075in"/>
    </style:style>
    <style:style style:name="TableRow380" style:family="table-row">
      <style:table-row-properties style:min-row-height="0.202in" style:use-optimal-row-height="false"/>
    </style:style>
    <style:style style:name="TableCell381" style:family="table-cell">
      <style:table-cell-properties fo:border="0.0069in solid #00000A" fo:background-color="#DDDDDD" style:writing-mode="lr-tb" style:vertical-align="middle" fo:padding-top="0in" fo:padding-left="0.075in" fo:padding-bottom="0in" fo:padding-right="0.075in"/>
    </style:style>
    <style:style style:name="P382" style:parent-style-name="Table_BodCcopy" style:family="paragraph">
      <style:paragraph-properties fo:keep-with-next="always"/>
      <style:text-properties style:font-name="Courier New" style:font-name-complex="Courier New"/>
    </style:style>
    <style:style style:name="TableCell383" style:family="table-cell">
      <style:table-cell-properties fo:border="0.0069in solid #00000A" fo:background-color="#DDDDDD" style:writing-mode="lr-tb" fo:padding-top="0in" fo:padding-left="0.075in" fo:padding-bottom="0in" fo:padding-right="0.075in"/>
    </style:style>
    <style:style style:name="TableRow384" style:family="table-row">
      <style:table-row-properties style:min-row-height="0.202in" style:use-optimal-row-height="false"/>
    </style:style>
    <style:style style:name="TableCell385" style:family="table-cell">
      <style:table-cell-properties fo:border="0.0069in solid #00000A" fo:background-color="#DDDDDD" style:writing-mode="lr-tb" style:vertical-align="middle" fo:padding-top="0in" fo:padding-left="0.075in" fo:padding-bottom="0in" fo:padding-right="0.075in"/>
    </style:style>
    <style:style style:name="P386" style:parent-style-name="Table_BodCcopy" style:family="paragraph">
      <style:paragraph-properties fo:keep-with-next="always"/>
      <style:text-properties style:font-name="Courier New" style:font-name-complex="Courier New"/>
    </style:style>
    <style:style style:name="TableCell387" style:family="table-cell">
      <style:table-cell-properties fo:border="0.0069in solid #00000A" fo:background-color="#DDDDDD" style:writing-mode="lr-tb" fo:padding-top="0in" fo:padding-left="0.075in" fo:padding-bottom="0in" fo:padding-right="0.075in"/>
    </style:style>
    <style:style style:name="TableRow388" style:family="table-row">
      <style:table-row-properties style:min-row-height="0.3354in" style:use-optimal-row-height="false"/>
    </style:style>
    <style:style style:name="TableCell38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390" style:family="table-cell">
      <style:table-cell-properties fo:border="0.0069in solid #00000A" fo:background-color="#FFFFFF" style:writing-mode="lr-tb" style:vertical-align="middle" fo:padding-top="0in" fo:padding-left="0.075in" fo:padding-bottom="0in" fo:padding-right="0.075in"/>
    </style:style>
    <style:style style:name="P391" style:parent-style-name="TableContents" style:family="paragraph">
      <style:text-properties style:font-name-complex="Courier New"/>
    </style:style>
    <style:style style:name="TableRow392" style:family="table-row">
      <style:table-row-properties style:min-row-height="0.5333in" style:use-optimal-row-height="false"/>
    </style:style>
    <style:style style:name="TableCell39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394" style:family="table-cell">
      <style:table-cell-properties fo:border="0.0069in solid #00000A" fo:background-color="#FFFFFF" style:writing-mode="lr-tb" fo:padding-top="0in" fo:padding-left="0.075in" fo:padding-bottom="0in" fo:padding-right="0.075in"/>
    </style:style>
    <style:style style:name="TableRow395" style:family="table-row">
      <style:table-row-properties style:min-row-height="0.5333in" style:use-optimal-row-height="false"/>
    </style:style>
    <style:style style:name="TableCell396" style:family="table-cell">
      <style:table-cell-properties fo:border-top="none" fo:border-left="none" fo:border-bottom="0.0069in solid #000000" fo:border-right="0.0069in solid #00000A" fo:background-color="#FFFFFF" style:writing-mode="lr-tb" fo:padding-top="0in" fo:padding-left="0.075in" fo:padding-bottom="0in" fo:padding-right="0.075in"/>
    </style:style>
    <style:style style:name="TableCell397" style:family="table-cell">
      <style:table-cell-properties fo:border-top="none" fo:border-left="0.0069in solid #00000A" fo:border-bottom="0.0069in solid #000000" fo:border-right="0.0069in solid #00000A" fo:background-color="#FFFFFF" style:writing-mode="lr-tb" fo:padding-top="0in" fo:padding-left="0.075in" fo:padding-bottom="0in" fo:padding-right="0.075in"/>
    </style:style>
    <style:style style:name="TableRow398" style:family="table-row">
      <style:table-row-properties style:min-row-height="0.5333in" style:use-optimal-row-height="false"/>
    </style:style>
    <style:style style:name="TableCell399" style:family="table-cell">
      <style:table-cell-properties fo:border-top="0.0069in solid #000000" fo:border-left="none" fo:border-bottom="none" fo:border-right="0.0069in solid #00000A" fo:background-color="#FFFFFF" style:writing-mode="lr-tb" fo:padding-top="0in" fo:padding-left="0.075in" fo:padding-bottom="0in" fo:padding-right="0.075in"/>
    </style:style>
    <style:style style:name="TableCell400" style:family="table-cell">
      <style:table-cell-properties fo:border-top="0.0069in solid #000000" fo:border-left="0.0069in solid #00000A" fo:border-bottom="none" fo:border-right="0.0069in solid #00000A" fo:background-color="#FFFFFF" style:writing-mode="lr-tb" fo:padding-top="0in" fo:padding-left="0.075in" fo:padding-bottom="0in" fo:padding-right="0.075in"/>
    </style:style>
    <style:style style:name="P401" style:parent-style-name="Heading2" style:family="paragraph">
      <style:paragraph-properties fo:break-before="page"/>
    </style:style>
    <style:style style:name="TableColumn403" style:family="table-column">
      <style:table-column-properties style:column-width="1.552in" style:use-optimal-column-width="false"/>
    </style:style>
    <style:style style:name="TableColumn404" style:family="table-column">
      <style:table-column-properties style:column-width="1.875in" style:use-optimal-column-width="false"/>
    </style:style>
    <style:style style:name="TableColumn405" style:family="table-column">
      <style:table-column-properties style:column-width="3.2708in" style:use-optimal-column-width="false"/>
    </style:style>
    <style:style style:name="Table402" style:family="table">
      <style:table-properties style:width="6.6979in" fo:margin-left="-0.0062in" table:align="left"/>
    </style:style>
    <style:style style:name="TableRow406" style:family="table-row">
      <style:table-row-properties style:min-row-height="0.4048in" style:use-optimal-row-height="false"/>
    </style:style>
    <style:style style:name="TableCell407"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08" style:parent-style-name="Table_Headline" style:family="paragraph">
      <style:paragraph-properties fo:keep-with-next="always"/>
    </style:style>
    <style:style style:name="TableCell409"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10" style:parent-style-name="Table_Headline" style:family="paragraph">
      <style:paragraph-properties fo:keep-with-next="always"/>
    </style:style>
    <style:style style:name="TableCell411"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12" style:parent-style-name="Table_Headline" style:family="paragraph">
      <style:paragraph-properties fo:keep-with-next="always"/>
    </style:style>
    <style:style style:name="TableRow413" style:family="table-row">
      <style:table-row-properties style:min-row-height="0.6055in" style:use-optimal-row-height="false"/>
    </style:style>
    <style:style style:name="TableCell414"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15" style:family="table-cell">
      <style:table-cell-properties fo:border="0.0069in solid #00000A" fo:background-color="#FFFFFF" style:writing-mode="lr-tb" fo:padding-top="0in" fo:padding-left="0.075in" fo:padding-bottom="0in" fo:padding-right="0.075in"/>
    </style:style>
    <style:style style:name="P416" style:parent-style-name="TableContents" style:family="paragraph">
      <style:text-properties style:font-name-complex="Courier New"/>
    </style:style>
    <style:style style:name="TableRow417" style:family="table-row">
      <style:table-row-properties style:min-row-height="0.3229in" style:use-optimal-row-height="false"/>
    </style:style>
    <style:style style:name="TableCell418" style:family="table-cell">
      <style:table-cell-properties fo:border-top="none" fo:border-left="0.0069in solid #00000A" fo:border-bottom="0.0069in solid #00000A" fo:border-right="0.0069in solid #00000A" fo:background-color="#DDDDDD" style:writing-mode="lr-tb" style:vertical-align="middle" fo:padding-top="0in" fo:padding-left="0.075in" fo:padding-bottom="0in" fo:padding-right="0.075in"/>
    </style:style>
    <style:style style:name="P419" style:parent-style-name="Table_BodCcopy" style:family="paragraph">
      <style:text-properties style:font-name="Courier New" style:font-name-complex="Courier New"/>
    </style:style>
    <style:style style:name="TableCell420" style:family="table-cell">
      <style:table-cell-properties fo:border-top="none" fo:border-left="0.0069in solid #00000A" fo:border-bottom="0.0069in solid #00000A" fo:border-right="0.0069in solid #00000A" fo:background-color="#DDDDDD" style:writing-mode="lr-tb" fo:padding-top="0in" fo:padding-left="0.075in" fo:padding-bottom="0in" fo:padding-right="0.075in"/>
    </style:style>
    <style:style style:name="TableRow421" style:family="table-row">
      <style:table-row-properties style:min-row-height="0.3854in" style:use-optimal-row-height="false"/>
    </style:style>
    <style:style style:name="TableCell422" style:family="table-cell">
      <style:table-cell-properties fo:border="0.0069in solid #00000A" fo:background-color="#DDDDDD" style:writing-mode="lr-tb" style:vertical-align="middle" fo:padding-top="0in" fo:padding-left="0.075in" fo:padding-bottom="0in" fo:padding-right="0.075in"/>
    </style:style>
    <style:style style:name="P423" style:parent-style-name="Table_BodCcopy" style:family="paragraph">
      <style:text-properties style:font-name="Courier New" style:font-name-complex="Courier New"/>
    </style:style>
    <style:style style:name="TableCell424" style:family="table-cell">
      <style:table-cell-properties fo:border="0.0069in solid #00000A" fo:background-color="#DDDDDD" style:writing-mode="lr-tb" fo:padding-top="0in" fo:padding-left="0.075in" fo:padding-bottom="0in" fo:padding-right="0.075in"/>
    </style:style>
    <style:style style:name="TableRow425" style:family="table-row">
      <style:table-row-properties style:min-row-height="0.4479in" style:use-optimal-row-height="false"/>
    </style:style>
    <style:style style:name="TableCell426" style:family="table-cell">
      <style:table-cell-properties fo:border="0.0069in solid #00000A" fo:background-color="#DDDDDD" style:writing-mode="lr-tb" style:vertical-align="middle" fo:padding-top="0in" fo:padding-left="0.075in" fo:padding-bottom="0in" fo:padding-right="0.075in"/>
    </style:style>
    <style:style style:name="P427" style:parent-style-name="Table_BodCcopy" style:family="paragraph">
      <style:text-properties style:font-name="Courier New" style:font-name-complex="Courier New"/>
    </style:style>
    <style:style style:name="TableCell428" style:family="table-cell">
      <style:table-cell-properties fo:border="0.0069in solid #00000A" fo:background-color="#DDDDDD" style:writing-mode="lr-tb" fo:padding-top="0in" fo:padding-left="0.075in" fo:padding-bottom="0in" fo:padding-right="0.075in"/>
    </style:style>
    <style:style style:name="TableRow429" style:family="table-row">
      <style:table-row-properties style:min-row-height="0.5833in" style:use-optimal-row-height="false"/>
    </style:style>
    <style:style style:name="TableCell430"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31" style:family="table-cell">
      <style:table-cell-properties fo:border="0.0069in solid #00000A" fo:background-color="#FFFFFF" style:writing-mode="lr-tb" style:vertical-align="middle" fo:padding-top="0in" fo:padding-left="0.075in" fo:padding-bottom="0in" fo:padding-right="0.075in"/>
    </style:style>
    <style:style style:name="TableRow432" style:family="table-row">
      <style:table-row-properties style:min-row-height="0.375in" style:use-optimal-row-height="false"/>
    </style:style>
    <style:style style:name="TableCell433" style:family="table-cell">
      <style:table-cell-properties fo:border-top="none" fo:border-left="0.0069in solid #00000A" fo:border-bottom="0.0069in solid #00000A" fo:border-right="0.0069in solid #00000A" fo:background-color="#FFFFFF" style:writing-mode="lr-tb" style:vertical-align="middle" fo:padding-top="0in" fo:padding-left="0.075in" fo:padding-bottom="0in" fo:padding-right="0.075in"/>
    </style:style>
    <style:style style:name="P434" style:parent-style-name="Table_BodCcopy" style:family="paragraph">
      <style:text-properties style:font-name="Courier New" style:font-name-complex="Courier New" style:font-size-complex="8pt"/>
    </style:style>
    <style:style style:name="TableCell435" style:family="table-cell">
      <style:table-cell-properties fo:border-top="none" fo:border-left="0.0069in solid #00000A" fo:border-bottom="0.0069in solid #00000A" fo:border-right="0.0069in solid #00000A" fo:background-color="#FFFFFF" style:writing-mode="lr-tb" fo:padding-top="0in" fo:padding-left="0.075in" fo:padding-bottom="0in" fo:padding-right="0.075in"/>
    </style:style>
    <style:style style:name="TableRow436" style:family="table-row">
      <style:table-row-properties style:min-row-height="0.1006in" style:use-optimal-row-height="false"/>
    </style:style>
    <style:style style:name="TableCell437" style:family="table-cell">
      <style:table-cell-properties fo:border-top="0.0069in solid #00000A" fo:border-left="none" fo:border-bottom="none" fo:border-right="0.0069in solid #00000A" fo:background-color="#FFFFFF" style:writing-mode="lr-tb" fo:padding-top="0in" fo:padding-left="0.075in" fo:padding-bottom="0in" fo:padding-right="0.075in"/>
    </style:style>
    <style:style style:name="P438" style:parent-style-name="Table_BodCcopy" style:family="paragraph">
      <style:paragraph-properties fo:keep-with-next="always"/>
    </style:style>
    <style:style style:name="TableCell439" style:family="table-cell">
      <style:table-cell-properties fo:border-top="0.0069in solid #00000A" fo:border-left="0.0069in solid #00000A" fo:border-bottom="none" fo:border-right="0.0069in solid #00000A" fo:background-color="#FFFFFF" style:writing-mode="lr-tb" fo:padding-top="0in" fo:padding-left="0.075in" fo:padding-bottom="0in" fo:padding-right="0.075in"/>
    </style:style>
    <style:style style:name="P440" style:parent-style-name="Table_Bullet" style:family="paragraph">
      <style:paragraph-properties fo:keep-with-next="always">
        <style:tab-stops/>
      </style:paragraph-properties>
    </style:style>
    <style:style style:name="TableColumn442" style:family="table-column">
      <style:table-column-properties style:column-width="1.552in" style:use-optimal-column-width="false"/>
    </style:style>
    <style:style style:name="TableColumn443" style:family="table-column">
      <style:table-column-properties style:column-width="1.875in" style:use-optimal-column-width="false"/>
    </style:style>
    <style:style style:name="TableColumn444" style:family="table-column">
      <style:table-column-properties style:column-width="3.2708in" style:use-optimal-column-width="false"/>
    </style:style>
    <style:style style:name="Table441" style:family="table">
      <style:table-properties style:width="6.6979in" fo:margin-left="-0.0062in" table:align="left"/>
    </style:style>
    <style:style style:name="TableRow445" style:family="table-row">
      <style:table-row-properties style:min-row-height="0.4048in" style:use-optimal-row-height="false"/>
    </style:style>
    <style:style style:name="TableCell446" style:family="table-cell">
      <style:table-cell-properties fo:border-top="none" fo:border-left="none" fo:border-bottom="0.0312in solid #00000A" fo:border-right="0.0069in solid #00000A" fo:background-color="#E8662B" style:writing-mode="lr-tb" style:vertical-align="middle" fo:padding-top="0in" fo:padding-left="0.075in" fo:padding-bottom="0in" fo:padding-right="0.075in"/>
    </style:style>
    <style:style style:name="P447" style:parent-style-name="Table_Headline" style:family="paragraph">
      <style:paragraph-properties fo:keep-with-next="always"/>
    </style:style>
    <style:style style:name="TableCell448"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49" style:parent-style-name="Table_Headline" style:family="paragraph">
      <style:paragraph-properties fo:keep-with-next="always"/>
    </style:style>
    <style:style style:name="TableCell450" style:family="table-cell">
      <style:table-cell-properties fo:border-top="none" fo:border-left="0.0069in solid #00000A" fo:border-bottom="0.0312in solid #00000A" fo:border-right="0.0069in solid #00000A" fo:background-color="#E8662B" style:writing-mode="lr-tb" style:vertical-align="middle" fo:padding-top="0in" fo:padding-left="0.075in" fo:padding-bottom="0in" fo:padding-right="0.075in"/>
    </style:style>
    <style:style style:name="P451" style:parent-style-name="Table_Headline" style:family="paragraph">
      <style:paragraph-properties fo:keep-with-next="always"/>
    </style:style>
    <style:style style:name="TableRow452" style:family="table-row">
      <style:table-row-properties style:min-row-height="0.6055in" style:use-optimal-row-height="false"/>
    </style:style>
    <style:style style:name="TableCell453"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54" style:family="table-cell">
      <style:table-cell-properties fo:border="0.0069in solid #00000A" fo:background-color="#FFFFFF" style:writing-mode="lr-tb" fo:padding-top="0in" fo:padding-left="0.075in" fo:padding-bottom="0in" fo:padding-right="0.075in"/>
    </style:style>
    <style:style style:name="P455" style:parent-style-name="TableContents" style:family="paragraph">
      <style:paragraph-properties fo:keep-together="always"/>
      <style:text-properties style:font-name-complex="Courier New"/>
    </style:style>
    <style:style style:name="TableRow456" style:family="table-row">
      <style:table-row-properties style:min-row-height="0.6055in" style:use-optimal-row-height="false"/>
    </style:style>
    <style:style style:name="TableCell457"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58" style:family="table-cell">
      <style:table-cell-properties fo:border="0.0069in solid #00000A" fo:background-color="#FFFFFF" style:writing-mode="lr-tb" fo:padding-top="0in" fo:padding-left="0.075in" fo:padding-bottom="0in" fo:padding-right="0.075in"/>
    </style:style>
    <style:style style:name="P459" style:parent-style-name="TableContents" style:family="paragraph">
      <style:paragraph-properties fo:keep-together="always"/>
      <style:text-properties style:font-name-complex="Courier New"/>
    </style:style>
    <style:style style:name="TableRow460" style:family="table-row">
      <style:table-row-properties style:min-row-height="0.6055in" style:use-optimal-row-height="false"/>
    </style:style>
    <style:style style:name="TableCell461"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62" style:family="table-cell">
      <style:table-cell-properties fo:border="0.0069in solid #00000A" fo:background-color="#FFFFFF" style:writing-mode="lr-tb" fo:padding-top="0in" fo:padding-left="0.075in" fo:padding-bottom="0in" fo:padding-right="0.075in"/>
    </style:style>
    <style:style style:name="P463" style:parent-style-name="TableContents" style:family="paragraph">
      <style:paragraph-properties fo:keep-together="always"/>
      <style:text-properties style:font-name-complex="Courier New"/>
    </style:style>
    <style:style style:name="TableRow464" style:family="table-row">
      <style:table-row-properties style:min-row-height="0.6055in" style:use-optimal-row-height="false"/>
    </style:style>
    <style:style style:name="TableCell465"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66" style:family="table-cell">
      <style:table-cell-properties fo:border="0.0069in solid #00000A" fo:background-color="#FFFFFF" style:writing-mode="lr-tb" fo:padding-top="0in" fo:padding-left="0.075in" fo:padding-bottom="0in" fo:padding-right="0.075in"/>
    </style:style>
    <style:style style:name="P467" style:parent-style-name="TableContents" style:family="paragraph">
      <style:paragraph-properties fo:keep-together="always"/>
      <style:text-properties style:font-name-complex="Courier New"/>
    </style:style>
    <style:style style:name="TableRow468" style:family="table-row">
      <style:table-row-properties style:min-row-height="0.6055in" style:use-optimal-row-height="false"/>
    </style:style>
    <style:style style:name="TableCell469" style:family="table-cell">
      <style:table-cell-properties fo:border-top="0.0069in solid #00000A" fo:border-left="none" fo:border-bottom="0.0069in solid #00000A" fo:border-right="0.0069in solid #00000A" fo:background-color="#FFFFFF" style:writing-mode="lr-tb" fo:padding-top="0in" fo:padding-left="0.075in" fo:padding-bottom="0in" fo:padding-right="0.075in"/>
    </style:style>
    <style:style style:name="TableCell470" style:family="table-cell">
      <style:table-cell-properties fo:border="0.0069in solid #00000A" fo:background-color="#FFFFFF" style:writing-mode="lr-tb" fo:padding-top="0in" fo:padding-left="0.075in" fo:padding-bottom="0in" fo:padding-right="0.075in"/>
    </style:style>
    <style:style style:name="P471" style:parent-style-name="TableContents" style:family="paragraph">
      <style:paragraph-properties fo:keep-together="always"/>
      <style:text-properties style:font-name-complex="Courier New"/>
    </style:style>
    <style:style style:name="P472" style:parent-style-name="Heading1" style:family="paragraph">
      <style:paragraph-properties fo:break-before="page"/>
    </style:style>
    <style:style style:name="TableColumn474" style:family="table-column">
      <style:table-column-properties style:column-width="6.693in" style:use-optimal-column-width="false"/>
    </style:style>
    <style:style style:name="Table473" style:family="table">
      <style:table-properties style:width="6.693in" fo:margin-left="0in" table:align="left"/>
    </style:style>
    <style:style style:name="TableRow475" style:family="table-row">
      <style:table-row-properties style:min-row-height="0.5729in" style:use-optimal-row-height="false"/>
    </style:style>
    <style:style style:name="TableCell476" style:family="table-cell">
      <style:table-cell-properties fo:border="0.0034in solid #000000" style:writing-mode="lr-tb" fo:padding-top="0.0381in" fo:padding-left="0.0381in" fo:padding-bottom="0.0381in" fo:padding-right="0.0381in"/>
    </style:style>
    <style:style style:name="T477" style:parent-style-name="DefaultParagraphFont" style:family="text">
      <style:text-properties fo:font-weight="bold" style:font-weight-asian="bold"/>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0" style:parent-style-name="Table_BodCcopy" style:family="paragraph">
      <style:paragraph-properties fo:background-color="#DDDDDD"/>
    </style:style>
    <style:style style:name="T481" style:parent-style-name="DefaultParagraphFont" style:family="text">
      <style:text-properties fo:font-weight="bold" style:font-weight-asian="bold"/>
    </style:style>
    <style:style style:name="P482" style:parent-style-name="Table_BodCcopy" style:family="paragraph">
      <style:paragraph-properties fo:background-color="#DDDDDD"/>
    </style:style>
    <style:style style:name="TableColumn484" style:family="table-column">
      <style:table-column-properties style:column-width="6.693in" style:use-optimal-column-width="false"/>
    </style:style>
    <style:style style:name="Table483" style:family="table">
      <style:table-properties style:width="6.693in" fo:margin-left="0in" table:align="left"/>
    </style:style>
    <style:style style:name="TableRow485" style:family="table-row">
      <style:table-row-properties style:min-row-height="0.7916in" style:use-optimal-row-height="false"/>
    </style:style>
    <style:style style:name="TableCell486" style:family="table-cell">
      <style:table-cell-properties fo:border="0.0034in solid #000000" style:writing-mode="lr-tb" fo:padding-top="0.0381in" fo:padding-left="0.0381in" fo:padding-bottom="0.0381in" fo:padding-right="0.0381in"/>
    </style:style>
    <style:style style:name="T487" style:parent-style-name="DefaultParagraphFont" style:family="text">
      <style:text-properties fo:font-weight="bold" style:font-weight-asian="bold"/>
    </style:style>
    <style:style style:name="T488" style:parent-style-name="DefaultParagraphFont" style:family="text">
      <style:text-properties fo:font-weight="bold" style:font-weight-asian="bold"/>
    </style:style>
    <style:style style:name="T489" style:parent-style-name="DefaultParagraphFont" style:family="text">
      <style:text-properties fo:font-weight="bold" style:font-weight-asian="bold"/>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able_BodCcopy" style:family="paragraph">
      <style:paragraph-properties fo:background-color="#DDDDDD"/>
    </style:style>
    <style:style style:name="P493" style:parent-style-name="Table_BodCcopy" style:family="paragraph">
      <style:paragraph-properties fo:background-color="#DDDDDD"/>
    </style:style>
    <style:style style:name="P494" style:parent-style-name="Table_BodCcopy" style:family="paragraph">
      <style:paragraph-properties fo:background-color="#DDDDDD"/>
    </style:style>
    <style:style style:name="T495" style:parent-style-name="DefaultParagraphFont" style:family="text">
      <style:text-properties fo:font-weight="bold" style:font-weight-asian="bold"/>
    </style:style>
    <style:style style:name="P496" style:parent-style-name="Table_BodCcopy" style:family="paragraph">
      <style:paragraph-properties fo:background-color="#DDDDDD"/>
    </style:style>
    <style:style style:name="T497" style:parent-style-name="DefaultParagraphFont" style:family="text">
      <style:text-properties fo:font-weight="bold" style:font-weight-asian="bold"/>
    </style:style>
    <style:style style:name="P498" style:parent-style-name="Table_BodCcopy" style:family="paragraph">
      <style:paragraph-properties fo:background-color="#DDDDDD"/>
    </style:style>
    <style:style style:name="T499" style:parent-style-name="DefaultParagraphFont" style:family="text">
      <style:text-properties fo:font-weight="bold" style:font-weight-asian="bold"/>
    </style:style>
    <style:style style:name="P500" style:parent-style-name="Table_BodCcopy" style:family="paragraph">
      <style:paragraph-properties fo:background-color="#DDDDDD"/>
    </style:style>
    <style:style style:name="P501" style:parent-style-name="Table_BodCcopy" style:family="paragraph">
      <style:paragraph-properties fo:background-color="#DDDDDD"/>
    </style:style>
    <style:style style:name="TableColumn503" style:family="table-column">
      <style:table-column-properties style:column-width="6.693in" style:use-optimal-column-width="false"/>
    </style:style>
    <style:style style:name="Table502" style:family="table">
      <style:table-properties style:width="6.693in" fo:margin-left="0in" table:align="left"/>
    </style:style>
    <style:style style:name="TableRow504" style:family="table-row">
      <style:table-row-properties style:min-row-height="0.5729in" style:use-optimal-row-height="false"/>
    </style:style>
    <style:style style:name="TableCell505" style:family="table-cell">
      <style:table-cell-properties fo:border="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_BodCcopy" style:family="paragraph">
      <style:paragraph-properties fo:background-color="#DDDDDD"/>
    </style:style>
    <style:style style:name="P509" style:parent-style-name="Table_BodCcopy" style:family="paragraph">
      <style:paragraph-properties fo:background-color="#DDDDDD"/>
    </style:style>
    <style:style style:name="P510" style:parent-style-name="Table_BodCcopy" style:family="paragraph">
      <style:paragraph-properties fo:background-color="#DDDDDD"/>
    </style:style>
    <style:style style:name="T511" style:parent-style-name="DefaultParagraphFont" style:family="text">
      <style:text-properties fo:font-weight="bold" style:font-weight-asian="bold"/>
    </style:style>
    <style:style style:name="P512" style:parent-style-name="Table_BodCcopy" style:family="paragraph">
      <style:paragraph-properties fo:background-color="#DDDDDD"/>
    </style:style>
    <style:style style:name="T513" style:parent-style-name="DefaultParagraphFont" style:family="text">
      <style:text-properties fo:font-weight="bold" style:font-weight-asian="bold"/>
    </style:style>
    <style:style style:name="P514" style:parent-style-name="Table_BodCcopy" style:family="paragraph">
      <style:paragraph-properties fo:background-color="#DDDDDD"/>
    </style:style>
    <style:style style:name="P515" style:parent-style-name="Table_BodCcopy" style:family="paragraph">
      <style:paragraph-properties fo:background-color="#DDDDDD"/>
    </style:style>
    <style:style style:name="P516" style:parent-style-name="Table_BodCcopy" style:family="paragraph">
      <style:paragraph-properties fo:background-color="#DDDDDD"/>
    </style:style>
    <style:style style:name="TableColumn518" style:family="table-column">
      <style:table-column-properties style:column-width="6.693in" style:use-optimal-column-width="false"/>
    </style:style>
    <style:style style:name="Table517" style:family="table">
      <style:table-properties style:width="6.693in" fo:margin-left="0in" table:align="left"/>
    </style:style>
    <style:style style:name="TableRow519" style:family="table-row">
      <style:table-row-properties style:min-row-height="0.5729in" style:use-optimal-row-height="false"/>
    </style:style>
    <style:style style:name="TableCell520" style:family="table-cell">
      <style:table-cell-properties fo:border="0.0034in solid #000000" style:writing-mode="lr-tb" fo:padding-top="0.0381in" fo:padding-left="0.0381in" fo:padding-bottom="0.0381in" fo:padding-right="0.0381in"/>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able_BodCcopy" style:family="paragraph">
      <style:paragraph-properties fo:background-color="#DDDDDD"/>
    </style:style>
    <style:style style:name="P524" style:parent-style-name="Table_BodCcopy" style:family="paragraph">
      <style:paragraph-properties fo:background-color="#DDDDDD"/>
    </style:style>
    <style:style style:name="T525" style:parent-style-name="DefaultParagraphFont" style:family="text">
      <style:text-properties fo:font-weight="bold" style:font-weight-asian="bold"/>
    </style:style>
    <style:style style:name="P526" style:parent-style-name="Table_BodCcopy" style:family="paragraph">
      <style:paragraph-properties fo:background-color="#DDDDDD"/>
    </style:style>
    <style:style style:name="T527" style:parent-style-name="DefaultParagraphFont" style:family="text">
      <style:text-properties fo:font-weight="bold" style:font-weight-asian="bold"/>
    </style:style>
    <style:style style:name="P528" style:parent-style-name="Table_BodCcopy" style:family="paragraph">
      <style:paragraph-properties fo:background-color="#DDDDDD"/>
    </style:style>
    <style:style style:name="T529" style:parent-style-name="DefaultParagraphFont" style:family="text">
      <style:text-properties fo:font-weight="bold" style:font-weight-asian="bold"/>
    </style:style>
    <style:style style:name="P530" style:parent-style-name="Table_BodCcopy" style:family="paragraph">
      <style:paragraph-properties fo:background-color="#DDDDDD"/>
    </style:style>
    <style:style style:name="P531" style:parent-style-name="Table_BodCcopy" style:family="paragraph">
      <style:paragraph-properties fo:background-color="#DDDDDD"/>
    </style:style>
    <style:style style:name="P532" style:parent-style-name="Table_BodCcopy" style:family="paragraph">
      <style:paragraph-properties fo:background-color="#DDDDDD"/>
    </style:style>
    <style:style style:name="P533" style:parent-style-name="Heading2" style:family="paragraph">
      <style:paragraph-properties fo:break-before="page"/>
    </style:style>
    <style:style style:name="TableColumn535" style:family="table-column">
      <style:table-column-properties style:column-width="6.693in" style:use-optimal-column-width="false"/>
    </style:style>
    <style:style style:name="Table534" style:family="table">
      <style:table-properties style:width="6.693in" fo:margin-left="0in" table:align="left"/>
    </style:style>
    <style:style style:name="TableRow536" style:family="table-row">
      <style:table-row-properties style:min-row-height="0.8437in" style:use-optimal-row-height="false"/>
    </style:style>
    <style:style style:name="TableCell537" style:family="table-cell">
      <style:table-cell-properties fo:border="0.0034in solid #000000" style:writing-mode="lr-tb" fo:padding-top="0.0381in" fo:padding-left="0.0381in" fo:padding-bottom="0.0381in" fo:padding-right="0.0381in"/>
    </style:style>
    <style:style style:name="P538" style:parent-style-name="TableContents" style:family="paragraph">
      <style:text-properties fo:font-weight="bold" style:font-weight-asian="bold"/>
    </style:style>
    <style:style style:name="TableRow539" style:family="table-row">
      <style:table-row-properties style:min-row-height="0.602in" style:use-optimal-row-height="false"/>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_BodCcopy" style:family="paragraph">
      <style:paragraph-properties fo:background-color="#DDDDDD"/>
    </style:style>
    <style:style style:name="P542" style:parent-style-name="Table_BodCcopy" style:family="paragraph">
      <style:paragraph-properties fo:background-color="#DDDDDD"/>
    </style:style>
    <style:style style:name="P543" style:parent-style-name="Table_BodCcopy" style:family="paragraph">
      <style:paragraph-properties fo:background-color="#DDDDDD"/>
    </style:style>
    <style:style style:name="P544" style:parent-style-name="Table_BodCcopy" style:family="paragraph">
      <style:paragraph-properties fo:background-color="#DDDDDD"/>
    </style:style>
    <style:style style:name="TableColumn546" style:family="table-column">
      <style:table-column-properties style:column-width="6.693in" style:use-optimal-column-width="false"/>
    </style:style>
    <style:style style:name="Table545" style:family="table">
      <style:table-properties style:width="6.693in" fo:margin-left="0in" table:align="left"/>
    </style:style>
    <style:style style:name="TableRow547" style:family="table-row">
      <style:table-row-properties style:min-row-height="0.4791in" style:use-optimal-row-height="false"/>
    </style:style>
    <style:style style:name="TableCell548" style:family="table-cell">
      <style:table-cell-properties fo:border="0.0034in solid #000000" style:writing-mode="lr-tb" fo:padding-top="0.0381in" fo:padding-left="0.0381in" fo:padding-bottom="0.0381in" fo:padding-right="0.0381in"/>
    </style:style>
    <style:style style:name="TableRow549" style:family="table-row">
      <style:table-row-properties style:min-row-height="0.602in" style:use-optimal-row-height="false"/>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_BodCcopy" style:family="paragraph">
      <style:paragraph-properties fo:background-color="#DDDDDD"/>
    </style:style>
    <style:style style:name="P552" style:parent-style-name="Table_BodCcopy" style:family="paragraph">
      <style:paragraph-properties fo:background-color="#DDDDDD"/>
    </style:style>
    <style:style style:name="P553" style:parent-style-name="Table_BodCcopy" style:family="paragraph">
      <style:paragraph-properties fo:background-color="#DDDDDD"/>
    </style:style>
    <style:style style:name="P554" style:parent-style-name="Table_BodCcopy" style:family="paragraph">
      <style:paragraph-properties fo:background-color="#DDDDDD"/>
    </style:style>
    <style:style style:name="P555" style:parent-style-name="Table_BodCcopy" style:family="paragraph">
      <style:paragraph-properties fo:background-color="#DDDDDD"/>
    </style:style>
    <style:style style:name="P556" style:parent-style-name="Table_BodCcopy" style:family="paragraph">
      <style:paragraph-properties fo:background-color="#DDDDDD"/>
    </style:style>
    <style:style style:name="P557" style:parent-style-name="Table_BodCcopy" style:family="paragraph">
      <style:paragraph-properties fo:background-color="#DDDDDD"/>
    </style:style>
    <style:style style:name="TableColumn559" style:family="table-column">
      <style:table-column-properties style:column-width="6.693in" style:use-optimal-column-width="false"/>
    </style:style>
    <style:style style:name="Table558" style:family="table">
      <style:table-properties style:width="6.693in" fo:margin-left="0in" table:align="left"/>
    </style:style>
    <style:style style:name="TableRow560" style:family="table-row">
      <style:table-row-properties style:min-row-height="0.4479in" style:use-optimal-row-height="false"/>
    </style:style>
    <style:style style:name="TableCell561" style:family="table-cell">
      <style:table-cell-properties fo:border="0.0034in solid #000000" style:writing-mode="lr-tb" fo:padding-top="0.0381in" fo:padding-left="0.0381in" fo:padding-bottom="0.0381in" fo:padding-right="0.0381in"/>
    </style:style>
    <style:style style:name="TableRow562" style:family="table-row">
      <style:table-row-properties style:min-row-height="0.4895in" style:use-optimal-row-height="false"/>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4" style:parent-style-name="Table_BodCcopy" style:family="paragraph">
      <style:paragraph-properties fo:background-color="#DDDDDD"/>
    </style:style>
    <style:style style:name="P565" style:parent-style-name="Table_BodCcopy" style:family="paragraph">
      <style:paragraph-properties fo:background-color="#DDDDDD"/>
    </style:style>
    <style:style style:name="P566" style:parent-style-name="Table_BodCcopy" style:family="paragraph">
      <style:paragraph-properties fo:background-color="#DDDDDD"/>
    </style:style>
    <style:style style:family="graphic" style:name="a6">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middle" draw:textarea-horizontal-align="center" style:wrap="run-through" style:run-through="foreground" draw:fill="solid" draw:fill-color="#ff950e"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BodyCopy"/>
      <text:p text:style-name="BodyCopy"/>
      <text:p text:style-name="BodyCopy"/>
      <text:p text:style-name="BodyCopy"/>
      <text:p text:style-name="CoverTitel">EasyServerPages</text:p>
      <text:p text:style-name="Heading">User Interface Design Based on HTML5</text:p>
      <text:p text:style-name="P9"/>
      <text:p text:style-name="P10"/>
      <text:soft-page-break/>
      <text:p text:style-name="P11">Table of ContentS</text:p>
      <text:p text:style-name="BodyCopy"/>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15"><text:a xlink:href="#_Toc435695594" office:target-frame-name="_top" xlink:show="replace"><text:span text:style-name="Hyperlink">Basic Considerations</text:span><text:tab/>3</text:a></text:p>
          <text:p text:style-name="P16"><text:a xlink:href="#_Toc435695595" office:target-frame-name="_top" xlink:show="replace"><text:span text:style-name="Hyperlink">General Setup</text:span><text:tab/>3</text:a></text:p>
          <text:p text:style-name="P17"><text:a xlink:href="#_Toc435695596" office:target-frame-name="_top" xlink:show="replace"><text:span text:style-name="Hyperlink">ESP Document</text:span><text:tab/>5</text:a></text:p>
          <text:p text:style-name="P18"><text:a xlink:href="#_Toc435695597" office:target-frame-name="_top" xlink:show="replace"><text:span text:style-name="Hyperlink">data-eezz-action</text:span><text:tab/>6</text:a></text:p>
          <text:p text:style-name="P19"><text:a xlink:href="#_Toc435695598" office:target-frame-name="_top" xlink:show="replace"><text:span text:style-name="Hyperlink">data-easy-event</text:span><text:tab/>7</text:a></text:p>
          <text:p text:style-name="P20"><text:a xlink:href="#_Toc435695599" office:target-frame-name="_top" xlink:show="replace"><text:span text:style-name="Hyperlink">data-easy-template</text:span><text:tab/>8</text:a></text:p>
          <text:p text:style-name="P21"><text:a xlink:href="#_Toc435695600" office:target-frame-name="_top" xlink:show="replace"><text:span text:style-name="Hyperlink">Translation</text:span><text:tab/>9</text:a></text:p>
          <text:p text:style-name="P22"><text:a xlink:href="#_Toc435695601" office:target-frame-name="_top" xlink:show="replace"><text:span text:style-name="Hyperlink">ESP Objects</text:span><text:tab/>10</text:a></text:p>
          <text:p text:style-name="P23"><text:a xlink:href="#_Toc435695602" office:target-frame-name="_top" xlink:show="replace"><text:span text:style-name="Hyperlink">TTable</text:span><text:tab/>10</text:a></text:p>
          <text:p text:style-name="P24"><text:a xlink:href="#_Toc435695603" office:target-frame-name="_top" xlink:show="replace"><text:span text:style-name="Hyperlink">TCell</text:span><text:tab/>11</text:a></text:p>
          <text:p text:style-name="P25"><text:a xlink:href="#_Toc435695604" office:target-frame-name="_top" xlink:show="replace"><text:span text:style-name="Hyperlink">TDBTable ( TTable )</text:span><text:tab/>12</text:a></text:p>
          <text:p text:style-name="P26"><text:a xlink:href="#_Toc435695605" office:target-frame-name="_top" xlink:show="replace"><text:span text:style-name="Hyperlink">TBlackBoard</text:span><text:tab/>12</text:a></text:p>
          <text:p text:style-name="P27"><text:a xlink:href="#_Toc435695606" office:target-frame-name="_top" xlink:show="replace"><text:span text:style-name="Hyperlink">Example</text:span><text:tab/>13</text:a></text:p>
          <text:p text:style-name="P28"><text:a xlink:href="#_Toc435695607" office:target-frame-name="_top" xlink:show="replace"><text:span text:style-name="Hyperlink">The HTML page</text:span><text:tab/>13</text:a></text:p>
          <text:p text:style-name="P29"><text:a xlink:href="#_Toc435695608" office:target-frame-name="_top" xlink:show="replace"><text:span text:style-name="Hyperlink">The Application</text:span><text:tab/>14</text:a></text:p>
        </text:index-body>
      </text:table-of-content>
      <text:p text:style-name="Introduction"/>
      <text:p text:style-name="P30"/>
      <text:h text:style-name="Heading1" text:outline-level="1"><text:bookmark-start text:name="_Toc410225155"/><text:bookmark-start text:name="__RefHeading__856_1067411107"/><text:bookmark-start text:name="_Toc435695594"/>Basic Considerations<text:bookmark-end text:name="_Toc435695594"/></text:h>
      <text:p text:style-name="Textbody">ESP (EezzServerProtocol) implements a data exchange based on HTML. It<text:s/>adopts<text:s/>the idea of global return codes, but uses a JSON structure, which could be consumed by all socket endpoints.<text:s/>This allows two services to interact and dissolves the current definition of client and server.</text:p>
      <text:p text:style-name="Textbody">The ESP allows a bidirectional communication between two endpoints. Beside the data, the protocol defines activities on the partner to start and defines regions in the JSON structure to place the results into.</text:p>
      <text:p text:style-name="Textbody">An ESP package could thus send to several services allowing to keep track on each station. Each service would fetch the relevant information, and add data to the structure.<text:s/></text:p>
      <text:p text:style-name="Textbody"/>
      <text:h text:style-name="Heading1" text:outline-level="1"><text:bookmark-start text:name="_Toc435695595"/>General Setup<text:bookmark-end text:name="_Toc410225155"/><text:bookmark-end text:name="__RefHeading__856_1067411107"/><text:bookmark-end text:name="_Toc435695595"/></text:h>
      <text:p text:style-name="BodyCopy">ESP (EasyServerPages) is based on HTML-5. On the server you would see the following hierarchy after setup:</text:p>
      <text:p text:style-name="BodyCopy"/>
      <text:section text:name="Sect2" text:style-name="S2">
        <text:soft-page-break/>
        <text:p text:style-name="BodyCopy"><text:span text:style-name="T31"><draw:custom-shape svg:x="0.27417in" svg:y="0.18895in" svg:width="0.78264in" svg:height="0.3125in" draw:z-index="251658240" draw:id="id0" draw:style-name="a0" draw:name="Rectangle 1" text:anchor-type="paragraph"><svg:title/><svg:desc/><text:p text:style-name="P32">webroot</text:p><draw:enhanced-geometry draw:type="non-primitive" svg:viewBox="0 0 21600 21600" draw:enhanced-path="M 0 0 L 21600 0 21600 21600 0 21600 Z N"/></draw:custom-shape></text:span></text:p>
        <text:p text:style-name="BodyCopy"/>
        <text:p text:style-name="BodyCopy"/>
        <text:p text:style-name="BodyCopy"><text:span text:style-name="T33"><draw:custom-shape svg:x="0.70139in" svg:y="0.0875in" svg:width="0.90278in" svg:height="0.37917in" draw:z-index="2" draw:id="id1" draw:style-name="a1" draw:name="Rectangle 5" text:anchor-type="paragraph"><svg:title/><svg:desc/><text:p text:style-name="P34">applications</text:p><draw:enhanced-geometry draw:type="non-primitive" svg:viewBox="0 0 21600 21600" draw:enhanced-path="M 0 0 L 21600 0 21600 21600 0 21600 Z N"/></draw:custom-shape></text:span><text:span text:style-name="T35"><draw:custom-shape svg:x="2.15903in" svg:y="0.08333in" svg:width="2.18403in" svg:height="0.375in" draw:z-index="6" draw:id="id2" draw:style-name="a2" draw:name="Rectangle 4" text:anchor-type="paragraph"><svg:title/><svg:desc/><text:p text:style-name="P36">Application repository</text:p><text:p text:style-name="P37">EasyServerPage/easy/server.py</text:p><draw:enhanced-geometry draw:type="non-primitive" svg:viewBox="0 0 21600 21600" draw:enhanced-path="M 0 0 L 21600 0 21600 21600 0 21600 Z N"/></draw:custom-shape></text:span></text:p>
        <text:p text:style-name="BodyCopy"/>
        <text:p text:style-name="BodyCopy"><text:span text:style-name="T38"><draw:custom-shape svg:x="0.70139in" svg:y="0.13472in" svg:width="0.88056in" svg:height="0.37917in" draw:z-index="3" draw:id="id3" draw:style-name="a3" draw:name="Rectangle 7" text:anchor-type="paragraph"><svg:title/><svg:desc/><text:p text:style-name="P39">public</text:p><draw:enhanced-geometry draw:type="non-primitive" svg:viewBox="0 0 21600 21600" draw:enhanced-path="M 0 0 L 21600 0 21600 21600 0 21600 Z N"/></draw:custom-shape></text:span><text:span text:style-name="T40"><draw:custom-shape svg:x="2.15486in" svg:y="0.12569in" svg:width="2.19792in" svg:height="0.375in" draw:z-index="7" draw:id="id4" draw:style-name="a4" draw:name="Rectangle 6" text:anchor-type="paragraph"><svg:title/><svg:desc/><text:p text:style-name="P41">HTML-pages</text:p><draw:enhanced-geometry draw:type="non-primitive" svg:viewBox="0 0 21600 21600" draw:enhanced-path="M 0 0 L 21600 0 21600 21600 0 21600 Z N"/></draw:custom-shape></text:span></text:p>
        <text:p text:style-name="BodyCopy"/>
        <text:p text:style-name="BodyCopy"><draw:custom-shape svg:x="0.68958in" svg:y="0.61389in" svg:width="0.88889in" svg:height="0.37292in" draw:z-index="251661312" draw:id="id5" draw:style-name="a5" draw:name="Rectangle 8" text:anchor-type="paragraph"><svg:title/><svg:desc/><text:p text:style-name="P42">resources</text:p><draw:enhanced-geometry draw:type="non-primitive" svg:viewBox="0 0 21600 21600" draw:enhanced-path="M 0 0 L 21600 0 21600 21600 0 21600 Z N"/></draw:custom-shape><draw:custom-shape svg:x="2.14306in" svg:y="0.60972in" svg:width="2.20625in" svg:height="0.375in" draw:z-index="251662336" draw:id="id6" draw:style-name="a6" draw:name="Rectangle 9" text:anchor-type="paragraph"><svg:title/><svg:desc/><text:p text:style-name="P43">Resource Files:</text:p><text:p text:style-name="P44">locales, websocket.js</text:p><draw:enhanced-geometry draw:type="non-primitive" svg:viewBox="0 0 21600 21600" draw:enhanced-path="M 0 0 L 21600 0 21600 21600 0 21600 Z N"/></draw:custom-shape><text:span text:style-name="T45"><draw:custom-shape svg:x="0.70347in" svg:y="0.17431in" svg:width="0.88889in" svg:height="0.37292in" draw:z-index="4" draw:id="id7" draw:style-name="a7" draw:name="Rectangle 8" text:anchor-type="paragraph"><svg:title/><svg:desc/><text:p text:style-name="P46">database</text:p><draw:enhanced-geometry draw:type="non-primitive" svg:viewBox="0 0 21600 21600" draw:enhanced-path="M 0 0 L 21600 0 21600 21600 0 21600 Z N"/></draw:custom-shape></text:span><text:span text:style-name="T47"><draw:custom-shape svg:x="2.1574in" svg:y="0.17014in" svg:width="2.20625in" svg:height="0.375in" draw:z-index="8" draw:id="id8" draw:style-name="a8" draw:name="Rectangle 9" text:anchor-type="paragraph"><svg:title/><svg:desc/><text:p text:style-name="P48">Database files</text:p><draw:enhanced-geometry draw:type="non-primitive" svg:viewBox="0 0 21600 21600" draw:enhanced-path="M 0 0 L 21600 0 21600 21600 0 21600 Z N"/></draw:custom-shape></text:span></text:p>
        <text:p text:style-name="BodyCopy"/>
        <text:p text:style-name="BodyCopy"/>
        <text:p text:style-name="BodyCopy"/>
        <text:p text:style-name="BodyCopy"/>
        <text:p text:style-name="Normal"/>
        <text:p text:style-name="Normal"/>
        <text:p text:style-name="Normal"/>
      </text:section>
      <text:section text:name="Sect3" text:style-name="S3">
        <text:soft-page-break/>
        <text:p text:style-name="Caption"><text:span text:style-name="T49">Figure 1: Setup on Disk</text:span></text:p>
        <text:p text:style-name="Standard"/>
        <text:p text:style-name="Standard">To start the service, you would need to install python3.3<text:s/><text:a xlink:href="https://www.python.org/downloads" office:target-frame-name="_top" xlink:show="replace">https://www.python.org/downloads</text:a><text:s/>and launch the following command</text:p>
        <text:p text:style-name="Standard"/>
        <table:table table:style-name="Table50">
          <table:table-columns>
            <table:table-column table:style-name="TableColumn51"/>
          </table:table-columns>
          <table:table-row table:style-name="TableRow52">
            <table:table-cell table:style-name="TableCell53">
              <text:list text:style-name="WWNum15">
                <text:list-item>
                  <text:p text:style-name="P54">set PYTHONPATH=&lt;path to webroot/applications/EasyServer/eezz&gt;</text:p>
                </text:list-item>
                <text:list-item>
                  <text:p text:style-name="P55">cd &lt;path webroot/applications/EasyServer/eezz&gt;</text:p>
                </text:list-item>
                <text:list-item>
                  <text:p text:style-name="P56">python33 server.py –webroot &lt;path to webroot&gt; -port 8000</text:p>
                </text:list-item>
              </text:list>
            </table:table-cell>
          </table:table-row>
        </table:table>
        <text:p text:style-name="Caption"><text:span text:style-name="T57">F</text:span><text:span text:style-name="T58">igure 2: Start Service</text:span></text:p>
        <text:p text:style-name="Standard"/>
        <text:p text:style-name="Standard">The directory structure contains the following:</text:p>
        <text:list text:style-name="WWNum16">
          <text:list-item>
            <text:p text:style-name="P59">The directory “public” contains the HTML files, available for the browser.</text:p>
          </text:list-item>
          <text:list-item>
            <text:p text:style-name="P60">The directory “resources” contains the translation<text:s/>and the java script for webscokets.</text:p>
          </text:list-item>
          <text:list-item>
            <text:p text:style-name="P61">The directory “database” contains sqlite3 database files</text:p>
          </text:list-item>
          <text:list-item>
            <text:p text:style-name="P62">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style-name="Table63">
          <table:table-columns>
            <table:table-column table:style-name="TableColumn64"/>
            <table:table-column table:style-name="TableColumn65"/>
          </table:table-columns>
          <table:table-row table:style-name="TableRow66">
            <table:table-cell table:style-name="TableCell67">
              <text:p text:style-name="P68">ESP custom attribute</text:p>
            </table:table-cell>
            <table:table-cell table:style-name="TableCell69">
              <text:p text:style-name="P70">Description</text:p>
            </table:table-cell>
          </table:table-row>
          <table:table-row table:style-name="TableRow71">
            <table:table-cell table:style-name="TableCell72">
              <text:p text:style-name="P73">data-eezz-action</text:p>
            </table:table-cell>
            <table:table-cell table:style-name="TableCell74">
              <text:p text:style-name="TableContents">Defines actions on document load</text:p>
            </table:table-cell>
          </table:table-row>
          <table:table-row table:style-name="TableRow75">
            <table:table-cell table:style-name="TableCell76">
              <text:p text:style-name="TableContents">data-eezz-event</text:p>
            </table:table-cell>
            <table:table-cell table:style-name="TableCell77">
              <text:p text:style-name="TableContents">Defines actions on mouse and keyboard events</text:p>
            </table:table-cell>
          </table:table-row>
          <table:table-row table:style-name="TableRow78">
            <table:table-cell table:style-name="TableCell79">
              <text:p text:style-name="TableContents">data-eezz-template</text:p>
            </table:table-cell>
            <table:table-cell table:style-name="TableCell80">
              <text:p text:style-name="TableContents">Defines layout for generated elements</text:p>
            </table:table-cell>
          </table:table-row>
          <table:table-row table:style-name="TableRow81">
            <table:table-cell table:style-name="TableCell82">
              <text:p text:style-name="P83"/>
            </table:table-cell>
            <table:table-cell table:style-name="TableCell84">
              <text:p text:style-name="P85"/>
            </table:table-cell>
          </table:table-row>
        </table:table>
        <text:p text:style-name="P86"><text:span text:style-name="T87">Table 1: Custom HTML Attribute</text:span><text:span text:style-name="T88">s</text:span></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style-name="Table89">
          <table:table-columns>
            <table:table-column table:style-name="TableColumn90"/>
            <table:table-column table:style-name="TableColumn91"/>
          </table:table-columns>
          <table:table-row table:style-name="TableRow92">
            <table:table-cell table:style-name="TableCell93">
              <text:p text:style-name="Table_Headline">Exported Data Types</text:p>
            </table:table-cell>
            <table:table-cell table:style-name="TableCell94">
              <text:p text:style-name="Table_Headline">Description</text:p>
            </table:table-cell>
          </table:table-row>
          <table:table-row table:style-name="TableRow95">
            <table:table-cell table:style-name="TableCell96">
              <text:p text:style-name="P97">TTable</text:p>
            </table:table-cell>
            <table:table-cell table:style-name="TableCell98">
              <text:p text:style-name="TableContents">Used for data exchange of customized tables</text:p>
            </table:table-cell>
          </table:table-row>
          <table:table-row table:style-name="TableRow99">
            <table:table-cell table:style-name="TableCell100">
              <text:p text:style-name="TableContents">TDbTable</text:p>
            </table:table-cell>
            <table:table-cell table:style-name="TableCell101">
              <text:p text:style-name="TableContents">Used for data exchange of database tables</text:p>
            </table:table-cell>
          </table:table-row>
          <table:table-row table:style-name="TableRow102">
            <table:table-cell table:style-name="TableCell103">
              <text:p text:style-name="TableContents">TCell</text:p>
            </table:table-cell>
            <table:table-cell table:style-name="TableCell104">
              <text:p text:style-name="TableContents">Used to customize type of a table cell or row</text:p>
            </table:table-cell>
          </table:table-row>
          <table:table-row table:style-name="TableRow105">
            <table:table-cell table:style-name="TableCell106">
              <text:p text:style-name="TableContents">TService</text:p>
            </table:table-cell>
            <table:table-cell table:style-name="TableCell107">
              <text:p text:style-name="TableContents">Used to organize async calls and implement a blackboard for data exchange</text:p>
            </table:table-cell>
          </table:table-row>
        </table:table>
        <text:p text:style-name="BodyCopy"/>
        <text:p text:style-name="P108">Table 2: Data Types</text:p>
        <text:p text:style-name="BodyCopy"/>
        <text:h text:style-name="Heading1" text:outline-level="1"/>
        <text:h text:style-name="P109" text:outline-level="1"><text:bookmark-start text:name="_Toc410225156"/><text:bookmark-start text:name="__RefHeading__858_1067411107"/><text:bookmark-start text:name="_Toc435695596"/><text:soft-page-break/>ESP Document<text:bookmark-end text:name="_Toc410225156"/><text:bookmark-end text:name="__RefHeading__858_1067411107"/><text:bookmark-end text:name="_Toc435695596"/></text:h>
        <text:p text:style-name="BodyCop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P110">HTML *aMyPage = new (HTML *) package.TMyClass( )</text:p>
        <text:p text:style-name="BodyCopy"/>
        <table:table table:style-name="Table111">
          <table:table-columns>
            <table:table-column table:style-name="TableColumn112"/>
          </table:table-columns>
          <table:table-row table:style-name="TableRow113">
            <table:table-cell table:style-name="TableCell114">
              <text:p text:style-name="Table_BodCcopy"/>
              <text:p text:style-name="Table_BodCcopy"><text:span text:style-name="T115">&lt;!DOCTYPE html&gt;</text:span><text:span text:style-name="T116"><text:line-break/>&lt;html<text:s/></text:span><text:span text:style-name="T117">name</text:span><text:span text:style-name="T118">=“aMyPage“<text:s/></text:span><text:span text:style-name="T119"><text:line-break/><text:s text:c="6"/></text:span><text:span text:style-name="T120">data-eezz-action=<text:s/></text:span><text:span text:style-name="T121"><text:line-break/><text:s text:c="11"/></text:span><text:span text:style-name="T122">{‘eezzAgent.assign‘:{‘UsrPkg/pakage/module/TMyClass‘:{}}}“&gt;</text:span><text:span text:style-name="T123"><text:line-break/><text:s text:c="2"/>&lt;body&gt;</text:span></text:p>
              <text:p text:style-name="Table_BodCcopy"><text:span text:style-name="T124"><text:s text:c="8"/>…</text:span></text:p>
              <text:p text:style-name="Table_BodCcopy"><text:span text:style-name="T125"><text:s text:c="2"/>&lt;/body&gt;</text:span></text:p>
              <text:p text:style-name="Table_BodCcopy"><text:span text:style-name="T126">&lt;/html&gt;</text:span></text:p>
              <text:p text:style-name="Table_BodCcopy"/>
            </table:table-cell>
          </table:table-row>
        </table:table>
        <text:p text:style-name="P127">Figure 3: Easy Attributes</text:p>
        <text:h text:style-name="Heading2" text:outline-level="2"/>
        <text:h text:style-name="P128" text:outline-level="2"><text:bookmark-start text:name="__RefHeading__860_1067411107"/><text:bookmark-start text:name="_Toc410225157"/><text:bookmark-start text:name="_Toc435695597"/><text:soft-page-break/>data-eezz-action<text:bookmark-end text:name="__RefHeading__860_1067411107"/><text:bookmark-end text:name="_Toc410225157"/><text:bookmark-end text:name="_Toc435695597"/></text:h>
        <text:p text:style-name="BodyCopy">The attribute is executed at document load and defines activities to load user applications and setup of the session. It defines the following activities:</text:p>
        <text:p text:style-name="BodyCopy"/>
        <table:table table:style-name="Table129">
          <table:table-columns>
            <table:table-column table:style-name="TableColumn130"/>
            <table:table-column table:style-name="TableColumn131"/>
          </table:table-columns>
          <table:table-row table:style-name="TableRow132">
            <table:table-cell table:style-name="TableCell133">
              <text:p text:style-name="P134">Activities</text:p>
            </table:table-cell>
            <table:table-cell table:style-name="TableCell135">
              <text:p text:style-name="P136">Description</text:p>
            </table:table-cell>
          </table:table-row>
          <table:table-row table:style-name="TableRow137">
            <table:table-cell table:style-name="TableCell138">
              <text:p text:style-name="P139">eezzAgent.asign</text:p>
            </table:table-cell>
            <table:table-cell table:style-name="TableCell140">
              <text:p text:style-name="TableContents">Assigns a TTable object to any HTML tag. The syntax is as follows:</text:p>
              <text:p text:style-name="P141"/>
              <text:p text:style-name="P142">{’&lt;path&gt;/&lt;package dir&gt;/&lt;module file&gt;/&lt;class&gt;’:{&lt;arguments&gt;}}</text:p>
              <text:p text:style-name="P143">{’&lt;object&gt;.&lt;method&gt;’:{&lt;arguments&gt;}}</text:p>
              <text:p text:style-name="P144"/>
              <text:p text:style-name="TableContents"><text:span text:style-name="T145">The first assigns a package and a class to the ESP, the second uses the object created in this statement. Both method<text:s/></text:span><text:span text:style-name="T146">should<text:s/></text:span><text:span text:style-name="T147">return a TTable object.</text:span></text:p>
              <text:p text:style-name="P148"/>
            </table:table-cell>
          </table:table-row>
          <table:table-row table:style-name="TableRow149">
            <table:table-cell table:style-name="TableCell150">
              <text:p text:style-name="P151">eezzAgent.dictionary</text:p>
            </table:table-cell>
            <table:table-cell table:style-name="TableCell152">
              <text:p text:style-name="TableContents">Assigns user dictionary to any HTML tag. This dictionary is visible for the child objects in the same hierarchy.<text:s/>The following call should return a python dict</text:p>
              <text:p text:style-name="P153"/>
              <text:p text:style-name="P154">{’&lt;object&gt;.&lt;method&gt;’:{&lt;arguments&gt;}}</text:p>
              <text:p text:style-name="TableContents">You prepare access to dictionary values with the following assignment<text:s/>in the HTML document:</text:p>
              <text:p text:style-name="P155"/>
              <text:p text:style-name="P156">&lt;tag data-myValue = {key} &gt;&lt;/tag&gt;</text:p>
              <text:p text:style-name="P157"/>
              <text:p text:style-name="TableContents">It would be possible then to use this data-* attribute in update activity. In the text section of the HTML document you could use curly brackets to access dictionary values<text:s/>for output:</text:p>
              <text:p text:style-name="P158"/>
              <text:p text:style-name="P159">&lt;tag&gt; {key} &lt;/tag&gt;</text:p>
              <text:p text:style-name="P160"/>
            </table:table-cell>
          </table:table-row>
          <table:table-row table:style-name="TableRow161">
            <table:table-cell table:style-name="TableCell162">
              <text:p text:style-name="P163">eezzAgent.database</text:p>
            </table:table-cell>
            <table:table-cell table:style-name="TableCell164">
              <text:p text:style-name="TableContents">Generates a text database from an HTML-TABLE tag. A return value for event objects would access the HTML-TR tag to evaluate the output.</text:p>
            </table:table-cell>
          </table:table-row>
          <table:table-row table:style-name="TableRow165">
            <table:table-cell table:style-name="TableCell166">
              <text:p text:style-name="TableContents"><text:span text:style-name="T167">eezzAgent.async</text:span></text:p>
            </table:table-cell>
            <table:table-cell table:style-name="TableCell168">
              <text:p text:style-name="TableContents">Used to organize asynch calls. The syntax is<text:s/>the same as for<text:s/><text:line-break/>eezzAgent.asign.</text:p>
            </table:table-cell>
          </table:table-row>
        </table:table>
        <text:p text:style-name="P169"/>
        <text:h text:style-name="P170" text:outline-level="2"><text:bookmark-start text:name="__RefHeading__1168_196646765"/><text:bookmark-start text:name="_Toc410225158"/><text:bookmark-start text:name="_Toc435695598"/><text:soft-page-break/>data-easy-event<text:bookmark-end text:name="__RefHeading__1168_196646765"/><text:bookmark-end text:name="_Toc410225158"/><text:bookmark-end text:name="_Toc435695598"/></text:h>
        <text:p text:style-name="Standard">The attribute implements mouse and keyboard events on the user interface. It defines the following activities:</text:p>
        <text:p text:style-name="P171"/>
        <table:table table:style-name="Table172">
          <table:table-columns>
            <table:table-column table:style-name="TableColumn173"/>
            <table:table-column table:style-name="TableColumn174"/>
          </table:table-columns>
          <table:table-row table:style-name="TableRow175">
            <table:table-cell table:style-name="TableCell176">
              <text:p text:style-name="P177">Activities</text:p>
            </table:table-cell>
            <table:table-cell table:style-name="TableCell178">
              <text:p text:style-name="P179">Description</text:p>
            </table:table-cell>
          </table:table-row>
          <table:table-row table:style-name="TableRow180">
            <table:table-cell table:style-name="TableCell181">
              <text:p text:style-name="P182">callback</text:p>
            </table:table-cell>
            <table:table-cell table:style-name="TableCell183">
              <text:p text:style-name="TableContents">Defines the callback to execute on user interaction. The TTable has its own callbacks, which are ready to use. The following syntax is used to define own callback:</text:p>
              <text:p text:style-name="P184"/>
              <text:p text:style-name="P185">{’&lt;object&gt;.&lt;method&gt;’: <text:s/>{ <text:s/>-empty- | ’arg-name’:’arg-value’, … <text:s text:c="2"/>}</text:p>
              <text:p text:style-name="Table_BodCcopy"/>
            </table:table-cell>
          </table:table-row>
          <table:table-row table:style-name="TableRow186">
            <table:table-cell table:style-name="TableCell187">
              <text:p text:style-name="P188">update</text:p>
            </table:table-cell>
            <table:table-cell table:style-name="TableCell189">
              <text:p text:style-name="TableContents">This entry contains all elements, which needs an update after callback</text:p>
              <text:p text:style-name="P190"/>
              <text:p text:style-name="P191">{’&lt;destination &gt;.&lt;attr&gt;’: ’*’ | ’&lt;source&gt;.&lt;attr&gt;’, … }</text:p>
              <text:p text:style-name="P192"/>
            </table:table-cell>
          </table:table-row>
          <table:table-row table:style-name="TableRow193">
            <table:table-cell table:style-name="TableCell194">
              <text:p text:style-name="P195">files</text:p>
            </table:table-cell>
            <table:table-cell table:style-name="TableCell196">
              <text:p text:style-name="TableContents">Defines file download. You select files using the HTML-INPUT tag. With the source you access the name of this tag. With the update directive you could define a progress, because the file reader returns the current state.</text:p>
              <text:p text:style-name="P197"/>
              <text:p text:style-name="P198">{’source’:&lt;element&gt;, ’type’:&lt;type&gt;, ’update’:{ -see update- }}</text:p>
              <text:p text:style-name="P199"/>
            </table:table-cell>
          </table:table-row>
          <table:table-row table:style-name="TableRow200">
            <table:table-cell table:style-name="TableCell201">
              <text:p text:style-name="P202">reader</text:p>
            </table:table-cell>
            <table:table-cell table:style-name="TableCell203">
              <text:p text:style-name="TableContents">Defines the processor for file downloads<text:line-break/></text:p>
              <text:p text:style-name="P204">{’&lt;object&gt;.&lt;method&gt;’: <text:s/>{ <text:s/>-empty- | ’arg-name’:’arg-value’, … <text:s text:c="2"/>}</text:p>
              <text:p text:style-name="P205"/>
            </table:table-cell>
          </table:table-row>
          <table:table-row table:style-name="TableRow206">
            <table:table-cell table:style-name="TableCell207">
              <text:p text:style-name="P208"/>
            </table:table-cell>
            <table:table-cell table:style-name="TableCell209">
              <text:p text:style-name="P210"/>
            </table:table-cell>
          </table:table-row>
        </table:table>
        <text:p text:style-name="P211"/>
        <text:p text:style-name="P212"/>
        <text:h text:style-name="Heading2" text:outline-level="2"/>
        <text:h text:style-name="P213" text:outline-level="2"><text:bookmark-start text:name="_Toc410225159"/><text:bookmark-start text:name="__RefHeading__864_1067411107"/><text:bookmark-start text:name="_Toc435695599"/><text:soft-page-break/>data-easy-template<text:bookmark-end text:name="_Toc410225159"/><text:bookmark-end text:name="__RefHeading__864_1067411107"/><text:bookmark-end text:name="_Toc435695599"/></text:h>
        <text:p text:style-name="Standard">This attribute is used for output generation output of TTable object</text:p>
        <text:p text:style-name="P214"/>
        <table:table table:style-name="Table215">
          <table:table-columns>
            <table:table-column table:style-name="TableColumn216"/>
            <table:table-column table:style-name="TableColumn217"/>
          </table:table-columns>
          <table:table-row table:style-name="TableRow218">
            <table:table-cell table:style-name="TableCell219">
              <text:p text:style-name="P220">Activities</text:p>
            </table:table-cell>
            <table:table-cell table:style-name="TableCell221">
              <text:p text:style-name="P222">Description</text:p>
            </table:table-cell>
          </table:table-row>
          <table:table-row table:style-name="TableRow223">
            <table:table-cell table:style-name="TableCell224">
              <text:p text:style-name="P225">table-rows</text:p>
            </table:table-cell>
            <table:table-cell table:style-name="TableCell226">
              <text:p text:style-name="P227">Defines the HTML-TR tag for row output.</text:p>
              <text:list text:style-name="WWNum17">
                <text:list-item>
                  <text:p text:style-name="P228">In combination with HTML-THEAD output is done for table header</text:p>
                </text:list-item>
                <text:list-item>
                  <text:p text:style-name="P229">In combination with HTML-TBODY output is done for table body</text:p>
                </text:list-item>
                <text:list-item>
                  <text:p text:style-name="P230">In combination with HTML-SELECT output will generate OPTION tags</text:p>
                </text:list-item>
              </text:list>
              <text:p text:style-name="Standard"/>
              <text:p text:style-name="Standard">The following entry is used to display all rows:</text:p>
              <text:p text:style-name="P231"/>
              <text:p text:style-name="P232">{ ’table-rows’ : [ ’:’ ] }</text:p>
              <text:p text:style-name="P233"/>
            </table:table-cell>
          </table:table-row>
          <table:table-row table:style-name="TableRow234">
            <table:table-cell table:style-name="TableCell235">
              <text:p text:style-name="P236">table-columns</text:p>
            </table:table-cell>
            <table:table-cell table:style-name="TableCell237">
              <text:p text:style-name="P238">Defines the HTML-TH or HTML-TD tag for column output. The following entry is used to display all columns. You would need the curly brackets in the inner HTML. <text:s/>The syntax is the same as for table-rows, but you could specify column by name or by range:</text:p>
              <text:p text:style-name="P239"><text:s/></text:p>
              <text:p text:style-name="P240">{ ’table-columns’ : [ ’Column1-Name’, ’Column2-Name’, … ] }</text:p>
              <text:p text:style-name="P241">{ ’table-columns’ : [ ’1:’ <text:s/>] }</text:p>
              <text:p text:style-name="P242">{ ’table-columns’ : [ ’1:3’ ] }</text:p>
              <text:p text:style-name="P243"/>
              <text:p text:style-name="Standard">Use curly brackets to define the place, where to put the column value:</text:p>
              <text:p text:style-name="P244"/>
              <text:p text:style-name="P245">&lt;td data-easy-template={ ’table-columns’ : [ ’ : ’ ] }&gt;{}&lt;/td&gt;</text:p>
              <text:p text:style-name="P246"/>
            </table:table-cell>
          </table:table-row>
          <table:table-row table:style-name="TableRow247">
            <table:table-cell table:style-name="TableCell248">
              <text:p text:style-name="P249">display</text:p>
            </table:table-cell>
            <table:table-cell table:style-name="TableCell250">
              <text:p text:style-name="TableContents">Sometime you want to make something visible depending on internal state. You could set the visibility of an entry according to an entry in the dictionary:</text:p>
              <text:p text:style-name="P251"/>
              <text:p text:style-name="P252">{ ’display’ : {’&lt;dictionary-key&gt;’, ’&lt;value&gt;’}</text:p>
              <text:p text:style-name="P253"/>
              <text:p text:style-name="TableContents">A special key<text:s/>to evaluate<text:s/>the type of a row or column. This row or column is displayed only if the type given in TCell object matches. This could be used for formatting or selecting from a table a specific row:</text:p>
              <text:p text:style-name="P254"/>
              <text:p text:style-name="P255">{ ’display’ : {’type’, ’&lt;type of the table row&gt;’}</text:p>
              <text:p text:style-name="P256"/>
              <text:p text:style-name="P257">A special key to<text:s/>evaluate<text:s/>the<text:s/>status<text:s/>of a<text:s/>column. This column is displayed, if the status of the given TCell object of a row matches. Status fields are automatically stored for asynchronously update.</text:p>
              <text:p text:style-name="P258"/>
              <text:p text:style-name="P259">{ ’display’ : {’status’, ’&lt;status of the table row&gt;’}</text:p>
              <text:p text:style-name="P260"/>
              <text:p text:style-name="P261"/>
              <text:p text:style-name="P262"/>
              <text:p text:style-name="P263"/>
            </table:table-cell>
          </table:table-row>
          <table:table-row table:style-name="TableRow264">
            <table:table-cell table:style-name="TableCell265">
              <text:p text:style-name="P266"/>
            </table:table-cell>
            <table:table-cell table:style-name="TableCell267">
              <text:p text:style-name="P268"/>
            </table:table-cell>
          </table:table-row>
        </table:table>
        <text:p text:style-name="BodyCopy"/>
        <text:h text:style-name="Heading1" text:outline-level="1"/>
        <text:h text:style-name="Heading1" text:outline-level="1"/>
        <text:h text:style-name="P269" text:outline-level="1"><text:bookmark-start text:name="__RefHeading__1170_196646765"/><text:bookmark-start text:name="_Toc435695600"/><text:soft-page-break/>Translation<text:bookmark-end text:name="__RefHeading__1170_196646765"/><text:bookmark-end text:name="_Toc435695600"/></text:h>
        <text:p text:style-name="Textbody">The translation module of python compiles the HTML page to generate a file &lt;page-name&gt;.po. This file could be translated to a &lt;page-name&gt;.mo and deployed into the branch locales.</text:p>
        <text:p text:style-name="Textbody">Text elements are marked using the following syntax:</text:p>
        <text:p text:style-name="Textbody"><text:tab/>_( “ &lt;text to translate&gt; “ )</text:p>
        <text:p text:style-name="BodyCopy">Special characters have to be supplied using the following syntax:</text:p>
        <text:p text:style-name="BodyCopy"/>
        <text:p text:style-name="BodyCopy"><text:tab/>#&lt;char-spec&gt;;</text:p>
        <text:p text:style-name="BodyCopy"/>
        <text:p text:style-name="BodyCopy"/>
        <text:h text:style-name="Heading1" text:outline-level="1"/>
        <text:h text:style-name="P270" text:outline-level="1"><text:bookmark-start text:name="__RefHeading__866_1067411107"/><text:bookmark-start text:name="_Toc435695601"/><text:soft-page-break/>ESP Objects<text:bookmark-end text:name="__RefHeading__866_1067411107"/><text:bookmark-end text:name="_Toc435695601"/></text:h>
        <text:h text:style-name="Heading2" text:outline-level="2"><text:bookmark-start text:name="__RefHeading__868_1067411107"/><text:bookmark-start text:name="_Toc435695602"/>TTable<text:bookmark-end text:name="__RefHeading__868_1067411107"/><text:bookmark-end text:name="_Toc435695602"/></text:h>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ext:p text:style-name="P277">Method</text:p>
            </table:table-cell>
            <table:table-cell table:style-name="TableCell278" table:number-columns-spanned="2">
              <text:p text:style-name="P279">Description</text:p>
            </table:table-cell>
            <table:covered-table-cell/>
          </table:table-row>
          <table:table-row table:style-name="TableRow280">
            <table:table-cell table:style-name="TableCell281" table:number-rows-spanned="5">
              <text:p text:style-name="P282">__init__</text:p>
            </table:table-cell>
            <table:table-cell table:style-name="TableCell283" table:number-columns-spanned="2">
              <text:p text:style-name="P284">The TTable is used to connect the user application with the user interface. It maintains rows, header information and a dictionary, which could be accessed in both contexts.</text:p>
            </table:table-cell>
            <table:covered-table-cell/>
          </table:table-row>
          <table:table-row table:style-name="TableRow285">
            <table:covered-table-cell>
              <text:p text:style-name="Normal"/>
            </table:covered-table-cell>
            <table:table-cell table:style-name="TableCell286">
              <text:p text:style-name="P287">aColNames = list()</text:p>
            </table:table-cell>
            <table:table-cell table:style-name="TableCell288">
              <text:p text:style-name="TableContents">List of column names. This is also the dimension of all rows.</text:p>
            </table:table-cell>
          </table:table-row>
          <table:table-row table:style-name="TableRow289">
            <table:covered-table-cell>
              <text:p text:style-name="Normal"/>
            </table:covered-table-cell>
            <table:table-cell table:style-name="TableCell290">
              <text:p text:style-name="P291">aHeaderStr = str()</text:p>
            </table:table-cell>
            <table:table-cell table:style-name="TableCell292">
              <text:p text:style-name="TableContents">Caption</text:p>
            </table:table-cell>
          </table:table-row>
          <table:table-row table:style-name="TableRow293">
            <table:covered-table-cell>
              <text:p text:style-name="Normal"/>
            </table:covered-table-cell>
            <table:table-cell table:style-name="TableCell294">
              <text:p text:style-name="P295">aHeaderDict = dict()</text:p>
            </table:table-cell>
            <table:table-cell table:style-name="TableCell296">
              <text:p text:style-name="TableContents">Dictionary used by TTable to push internal values like current selection and number of entries</text:p>
            </table:table-cell>
          </table:table-row>
          <table:table-row table:style-name="TableRow297">
            <table:covered-table-cell>
              <text:p text:style-name="Normal"/>
            </table:covered-table-cell>
            <table:table-cell table:style-name="TableCell298">
              <text:p text:style-name="P299">visible_items = 100</text:p>
            </table:table-cell>
            <table:table-cell table:style-name="TableCell300">
              <text:p text:style-name="TableContents">Visible items as the number of rows, which would be send to the browser</text:p>
            </table:table-cell>
          </table:table-row>
          <table:table-row table:style-name="TableRow301">
            <table:table-cell table:style-name="TableCell302" table:number-rows-spanned="3">
              <text:p text:style-name="P303">append</text:p>
            </table:table-cell>
            <table:table-cell table:style-name="TableCell304" table:number-columns-spanned="2">
              <text:p text:style-name="P305">Appends a row into the table</text:p>
            </table:table-cell>
            <table:covered-table-cell/>
          </table:table-row>
          <table:table-row table:style-name="TableRow306">
            <table:covered-table-cell>
              <text:p text:style-name="Normal"/>
            </table:covered-table-cell>
            <table:table-cell table:style-name="TableCell307">
              <text:p text:style-name="P308">aRow</text:p>
            </table:table-cell>
            <table:table-cell table:style-name="TableCell309">
              <text:p text:style-name="P310">List of values. If row dimension does not match column dimension, the append will fail. The list may contain following types</text:p>
              <text:list text:style-name="LFO21" text:continue-numbering="true">
                <text:list-item>
                  <text:p text:style-name="P311">int</text:p>
                </text:list-item>
                <text:list-item>
                  <text:p text:style-name="P312">str</text:p>
                </text:list-item>
                <text:list-item>
                  <text:p text:style-name="P313">float</text:p>
                </text:list-item>
                <text:list-item>
                  <text:p text:style-name="P314">data</text:p>
                </text:list-item>
                <text:list-item>
                  <text:p text:style-name="P315">TCell</text:p>
                </text:list-item>
                <text:list-item>
                  <text:p text:style-name="P316">TTable</text:p>
                </text:list-item>
              </text:list>
            </table:table-cell>
          </table:table-row>
          <table:table-row table:style-name="TableRow317">
            <table:covered-table-cell>
              <text:p text:style-name="Normal"/>
            </table:covered-table-cell>
            <table:table-cell table:style-name="TableCell318">
              <text:p text:style-name="P319">aCell = None</text:p>
            </table:table-cell>
            <table:table-cell table:style-name="TableCell320">
              <text:p text:style-name="P321">TCell: Optional type specification for row</text:p>
            </table:table-cell>
          </table:table-row>
          <table:table-row table:style-name="TableRow322">
            <table:table-cell table:style-name="TableCell323">
              <text:p text:style-name="P324">do_select</text:p>
            </table:table-cell>
            <table:table-cell table:style-name="TableCell325" table:number-columns-spanned="2">
              <text:p text:style-name="TableContents">Callback for selecting row. This is used to prepare method get_selected_obj.</text:p>
            </table:table-cell>
            <table:covered-table-cell/>
          </table:table-row>
          <table:table-row table:style-name="TableRow326">
            <table:table-cell table:style-name="TableCell327" table:number-rows-spanned="4">
              <text:p text:style-name="P328">get_selected_obj</text:p>
              <text:p text:style-name="P329"/>
            </table:table-cell>
            <table:table-cell table:style-name="TableCell330" table:number-columns-spanned="2">
              <text:p text:style-name="TableContents">Returns the selected table. <text:s text:c="2"/></text:p>
            </table:table-cell>
            <table:covered-table-cell/>
          </table:table-row>
          <table:table-row table:style-name="TableRow331">
            <table:covered-table-cell>
              <text:p text:style-name="Normal"/>
            </table:covered-table-cell>
            <table:table-cell table:style-name="TableCell332">
              <text:p text:style-name="P333">index = -1</text:p>
            </table:table-cell>
            <table:table-cell table:style-name="TableCell334">
              <text:p text:style-name="TableContents">Specifying -1 returns the current table. Otherwise the TTable in column[1] for the specified index.</text:p>
              <text:p text:style-name="TableContents">If no hierarchy is defined, this method returns the current table.</text:p>
            </table:table-cell>
          </table:table-row>
          <table:table-row table:style-name="TableRow335">
            <table:covered-table-cell>
              <text:p text:style-name="Normal"/>
            </table:covered-table-cell>
            <table:table-cell table:style-name="TableCell336">
              <text:p text:style-name="P337">visible_items = None</text:p>
            </table:table-cell>
            <table:table-cell table:style-name="TableCell338">
              <text:p text:style-name="TableContents">Reset the visible item count.</text:p>
            </table:table-cell>
          </table:table-row>
          <table:table-row table:style-name="TableRow339">
            <table:covered-table-cell>
              <text:p text:style-name="Normal"/>
            </table:covered-table-cell>
            <table:table-cell table:style-name="TableCell340">
              <text:p text:style-name="P341">visible_block = None</text:p>
            </table:table-cell>
            <table:table-cell table:style-name="TableCell342">
              <text:p text:style-name="TableContents">Reset the visible block. The visible block is used, if visible item count is exceeded by the<text:s/><text:soft-page-break/>number of entries. This could be used to switch navigation strategy from scroll to block.</text:p>
            </table:table-cell>
          </table:table-row>
          <text:soft-page-break/>
          <table:table-row table:style-name="TableRow343">
            <table:table-cell table:style-name="TableCell344">
              <text:p text:style-name="P345">get_rows, get_raw_rows</text:p>
            </table:table-cell>
            <table:table-cell table:style-name="TableCell346" table:number-columns-spanned="2">
              <text:p text:style-name="TableContents">Returns a subset of rows of the table [offset: offset + visible_items]</text:p>
              <text:p text:style-name="TableContents">The get_rows returns formatted rows, the get_raw_rows the elements of a row as list<text:s/>of<text:s/>rows</text:p>
            </table:table-cell>
            <table:covered-table-cell/>
          </table:table-row>
          <table:table-row table:style-name="TableRow347">
            <table:table-cell table:style-name="TableCell348">
              <text:p text:style-name="P349">get_selected_row</text:p>
            </table:table-cell>
            <table:table-cell table:style-name="TableCell350" table:number-columns-spanned="2">
              <text:p text:style-name="TableContents">Returns the selected row as a list of values</text:p>
            </table:table-cell>
            <table:covered-table-cell/>
          </table:table-row>
          <table:table-row table:style-name="TableRow351">
            <table:table-cell table:style-name="TableCell352">
              <text:p text:style-name="P353">get_selected_index</text:p>
            </table:table-cell>
            <table:table-cell table:style-name="TableCell354" table:number-columns-spanned="2">
              <text:p text:style-name="TableContents">Returns the selected index</text:p>
            </table:table-cell>
            <table:covered-table-cell/>
          </table:table-row>
          <table:table-row table:style-name="TableRow355">
            <table:table-cell table:style-name="TableCell356">
              <text:p text:style-name="P357">prinTable</text:p>
            </table:table-cell>
            <table:table-cell table:style-name="TableCell358" table:number-columns-spanned="2">
              <text:p text:style-name="TableContents"/>
            </table:table-cell>
            <table:covered-table-cell/>
          </table:table-row>
        </table:table>
        <text:h text:style-name="Heading2" text:outline-level="2"/>
        <text:h text:style-name="Heading2" text:outline-level="2"><text:bookmark-start text:name="_Toc435695603"/>TCell<text:bookmark-end text:name="_Toc435695603"/></text:h>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Method</text:p>
            </table:table-cell>
            <table:table-cell table:style-name="TableCell366" table:number-columns-spanned="2">
              <text:p text:style-name="P367">Description</text:p>
            </table:table-cell>
            <table:covered-table-cell/>
          </table:table-row>
          <table:table-row table:style-name="TableRow368">
            <table:table-cell table:style-name="TableCell369" table:number-rows-spanned="5">
              <text:p text:style-name="TableContents">__init__<text:bookmark-start text:name="_GoBack1"/><text:bookmark-end text:name="_GoBack1"/></text:p>
            </table:table-cell>
            <table:table-cell table:style-name="TableCell370" table:number-columns-spanned="2">
              <text:p text:style-name="P371">The TCell is used to define the type of a cell. The cell types for the entire column could be set using TTable method set_column_type. TCell would overwrite this value</text:p>
            </table:table-cell>
            <table:covered-table-cell/>
          </table:table-row>
          <table:table-row table:style-name="TableRow372">
            <table:covered-table-cell>
              <text:p text:style-name="Normal"/>
            </table:covered-table-cell>
            <table:table-cell table:style-name="TableCell373">
              <text:p text:style-name="P374">aValue</text:p>
            </table:table-cell>
            <table:table-cell table:style-name="TableCell375">
              <text:p text:style-name="TableContents">The display value</text:p>
            </table:table-cell>
          </table:table-row>
          <table:table-row table:style-name="TableRow376">
            <table:covered-table-cell>
              <text:p text:style-name="Normal"/>
            </table:covered-table-cell>
            <table:table-cell table:style-name="TableCell377">
              <text:p text:style-name="P378">aType</text:p>
            </table:table-cell>
            <table:table-cell table:style-name="TableCell379">
              <text:p text:style-name="TableContents">String as user defined type</text:p>
            </table:table-cell>
          </table:table-row>
          <table:table-row table:style-name="TableRow380">
            <table:covered-table-cell>
              <text:p text:style-name="Normal"/>
            </table:covered-table-cell>
            <table:table-cell table:style-name="TableCell381">
              <text:p text:style-name="P382">aStatus</text:p>
            </table:table-cell>
            <table:table-cell table:style-name="TableCell383">
              <text:p text:style-name="TableContents">Status for a given cell</text:p>
            </table:table-cell>
          </table:table-row>
          <table:table-row table:style-name="TableRow384">
            <table:covered-table-cell>
              <text:p text:style-name="Normal"/>
            </table:covered-table-cell>
            <table:table-cell table:style-name="TableCell385">
              <text:p text:style-name="P386">aObject</text:p>
            </table:table-cell>
            <table:table-cell table:style-name="TableCell387">
              <text:p text:style-name="TableContents">Any user defined object</text:p>
            </table:table-cell>
          </table:table-row>
          <table:table-row table:style-name="TableRow388">
            <table:table-cell table:style-name="TableCell389">
              <text:p text:style-name="TableContents">getValue</text:p>
            </table:table-cell>
            <table:table-cell table:style-name="TableCell390" table:number-columns-spanned="2">
              <text:p text:style-name="P391">Returns the TCell value</text:p>
            </table:table-cell>
            <table:covered-table-cell/>
          </table:table-row>
          <table:table-row table:style-name="TableRow392">
            <table:table-cell table:style-name="TableCell393">
              <text:p text:style-name="TableContents">getType</text:p>
            </table:table-cell>
            <table:table-cell table:style-name="TableCell394" table:number-columns-spanned="2">
              <text:p text:style-name="TableContents">Returns the TCell type</text:p>
            </table:table-cell>
            <table:covered-table-cell/>
          </table:table-row>
          <table:table-row table:style-name="TableRow395">
            <table:table-cell table:style-name="TableCell396">
              <text:p text:style-name="TableContents">getStatus</text:p>
            </table:table-cell>
            <table:table-cell table:style-name="TableCell397" table:number-columns-spanned="2">
              <text:p text:style-name="TableContents">Returns the TCell status</text:p>
            </table:table-cell>
            <table:covered-table-cell/>
          </table:table-row>
          <table:table-row table:style-name="TableRow398">
            <table:table-cell table:style-name="TableCell399">
              <text:p text:style-name="TableContents">getObject</text:p>
            </table:table-cell>
            <table:table-cell table:style-name="TableCell400" table:number-columns-spanned="2">
              <text:p text:style-name="TableContents">Returns the TCell object</text:p>
            </table:table-cell>
            <table:covered-table-cell/>
          </table:table-row>
        </table:table>
        <text:h text:style-name="Heading2" text:outline-level="2"/>
        <text:h text:style-name="P401" text:outline-level="2"><text:bookmark-start text:name="__RefHeading__874_1067411107"/><text:bookmark-start text:name="_Toc435695604"/><text:soft-page-break/>TDBTable ( TTable )<text:bookmark-end text:name="__RefHeading__874_1067411107"/><text:bookmark-end text:name="_Toc435695604"/></text:h>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ext:p text:style-name="P408">Method</text:p>
            </table:table-cell>
            <table:table-cell table:style-name="TableCell409">
              <text:p text:style-name="P410">Parameter</text:p>
            </table:table-cell>
            <table:table-cell table:style-name="TableCell411">
              <text:p text:style-name="P412">Description</text:p>
            </table:table-cell>
          </table:table-row>
          <table:table-row table:style-name="TableRow413">
            <table:table-cell table:style-name="TableCell414" table:number-rows-spanned="4">
              <text:p text:style-name="TableContents">__init__</text:p>
            </table:table-cell>
            <table:table-cell table:style-name="TableCell415" table:number-columns-spanned="2">
              <text:p text:style-name="P416">Initializes a database view. The select statement is processed by the TDBTable object to optimize the data flow.</text:p>
            </table:table-cell>
            <table:covered-table-cell/>
          </table:table-row>
          <table:table-row table:style-name="TableRow417">
            <table:covered-table-cell>
              <text:p text:style-name="Normal"/>
            </table:covered-table-cell>
            <table:table-cell table:style-name="TableCell418">
              <text:p text:style-name="P419">database</text:p>
            </table:table-cell>
            <table:table-cell table:style-name="TableCell420">
              <text:p text:style-name="TableContents">Path to a sqlite3 database</text:p>
            </table:table-cell>
          </table:table-row>
          <table:table-row table:style-name="TableRow421">
            <table:covered-table-cell>
              <text:p text:style-name="Normal"/>
            </table:covered-table-cell>
            <table:table-cell table:style-name="TableCell422">
              <text:p text:style-name="P423">select</text:p>
            </table:table-cell>
            <table:table-cell table:style-name="TableCell424">
              <text:p text:style-name="TableContents">Select statement<text:s/>in JSON structure</text:p>
            </table:table-cell>
          </table:table-row>
          <table:table-row table:style-name="TableRow425">
            <table:covered-table-cell>
              <text:p text:style-name="Normal"/>
            </table:covered-table-cell>
            <table:table-cell table:style-name="TableCell426">
              <text:p text:style-name="P427">parameter = None</text:p>
            </table:table-cell>
            <table:table-cell table:style-name="TableCell428">
              <text:p text:style-name="TableContents">Parameter for future use</text:p>
            </table:table-cell>
          </table:table-row>
          <table:table-row table:style-name="TableRow429">
            <table:table-cell table:style-name="TableCell430" table:number-rows-spanned="2">
              <text:p text:style-name="TableContents">execute</text:p>
            </table:table-cell>
            <table:table-cell table:style-name="TableCell431" table:number-columns-spanned="2">
              <text:p text:style-name="TableContents">Execute the select statement using the visible row and visible block attributes. The aOrderInx is used to specify the sort order</text:p>
            </table:table-cell>
            <table:covered-table-cell/>
          </table:table-row>
          <table:table-row table:style-name="TableRow432">
            <table:covered-table-cell>
              <text:p text:style-name="Normal"/>
            </table:covered-table-cell>
            <table:table-cell table:style-name="TableCell433">
              <text:p text:style-name="P434">aOrderInx = [ASC|DESC]</text:p>
            </table:table-cell>
            <table:table-cell table:style-name="TableCell435">
              <text:p text:style-name="TableContents">Sort order for the select</text:p>
            </table:table-cell>
          </table:table-row>
          <table:table-row table:style-name="TableRow436">
            <table:table-cell table:style-name="TableCell437">
              <text:p text:style-name="P438"/>
            </table:table-cell>
            <table:table-cell table:style-name="TableCell439" table:number-columns-spanned="2">
              <text:p text:style-name="P440"/>
            </table:table-cell>
            <table:covered-table-cell/>
          </table:table-row>
        </table:table>
        <text:h text:style-name="Heading2" text:outline-level="2"/>
        <text:h text:style-name="Heading2" text:outline-level="2"><text:bookmark-start text:name="__RefHeading__878_1067411107"/><text:bookmark-start text:name="_Toc435695605"/>T<text:bookmark-end text:name="__RefHeading__878_1067411107"/>BlackBoard<text:bookmark-end text:name="_Toc435695605"/></text:h>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Method</text:p>
            </table:table-cell>
            <table:table-cell table:style-name="TableCell448">
              <text:p text:style-name="P449">Parameter</text:p>
            </table:table-cell>
            <table:table-cell table:style-name="TableCell450">
              <text:p text:style-name="P451">Description</text:p>
            </table:table-cell>
          </table:table-row>
          <table:table-row table:style-name="TableRow452">
            <table:table-cell table:style-name="TableCell453">
              <text:p text:style-name="TableContents">__init__</text:p>
            </table:table-cell>
            <table:table-cell table:style-name="TableCell454" table:number-columns-spanned="2">
              <text:p text:style-name="P455">TBlackBoard is used to exchange data between applications and agent.<text:s/></text:p>
            </table:table-cell>
            <table:covered-table-cell/>
          </table:table-row>
          <table:table-row table:style-name="TableRow456">
            <table:table-cell table:style-name="TableCell457">
              <text:p text:style-name="TableContents">addMessage</text:p>
            </table:table-cell>
            <table:table-cell table:style-name="TableCell458" table:number-columns-spanned="2">
              <text:p text:style-name="P459">Any application could advertise data</text:p>
            </table:table-cell>
            <table:covered-table-cell/>
          </table:table-row>
          <table:table-row table:style-name="TableRow460">
            <table:table-cell table:style-name="TableCell461">
              <text:p text:style-name="TableContents">addInterest</text:p>
            </table:table-cell>
            <table:table-cell table:style-name="TableCell462" table:number-columns-spanned="2">
              <text:p text:style-name="P463">Any application could place an entry on blackboard, which is filled by addMessage</text:p>
            </table:table-cell>
            <table:covered-table-cell/>
          </table:table-row>
          <table:table-row table:style-name="TableRow464">
            <table:table-cell table:style-name="TableCell465">
              <text:p text:style-name="TableContents">getInterest</text:p>
            </table:table-cell>
            <table:table-cell table:style-name="TableCell466" table:number-columns-spanned="2">
              <text:p text:style-name="P467">If an application fetches the information for a given entry, this entry is removed from blackboard</text:p>
            </table:table-cell>
            <table:covered-table-cell/>
          </table:table-row>
          <table:table-row table:style-name="TableRow468">
            <table:table-cell table:style-name="TableCell469">
              <text:p text:style-name="TableContents">delInterest</text:p>
            </table:table-cell>
            <table:table-cell table:style-name="TableCell470" table:number-columns-spanned="2">
              <text:p text:style-name="P471">Any application should remove its interests from blackboard before it terminates.</text:p>
            </table:table-cell>
            <table:covered-table-cell/>
          </table:table-row>
        </table:table>
        <text:p text:style-name="Standard"/>
        <text:p text:style-name="Standard"/>
        <text:h text:style-name="P472" text:outline-level="1"><text:bookmark-start text:name="__RefHeading__1404_1067411107"/><text:bookmark-start text:name="_Toc435695606"/><text:soft-page-break/>Example<text:bookmark-end text:name="__RefHeading__1404_1067411107"/><text:bookmark-end text:name="_Toc435695606"/></text:h>
        <text:h text:style-name="Heading2" text:outline-level="2"><text:bookmark-start text:name="__RefHeading__1174_196646765"/><text:bookmark-start text:name="_Toc435695607"/>The HTML page<text:bookmark-end text:name="__RefHeading__1174_196646765"/><text:bookmark-end text:name="_Toc435695607"/></text:h>
        <table:table table:style-name="Table473">
          <table:table-columns>
            <table:table-column table:style-name="TableColumn474"/>
          </table:table-columns>
          <table:table-row table:style-name="TableRow475">
            <table:table-cell table:style-name="TableCell476">
              <text:p text:style-name="TableContents">Connect the project and load the class:<text:line-break/><text:span text:style-name="T477">aTest = myeasy.TTest( )</text:span></text:p>
            </table:table-cell>
          </table:table-row>
          <table:table-row table:style-name="TableRow478">
            <table:table-cell table:style-name="TableCell479">
              <text:p text:style-name="P480">&lt;html name="aTest" data-easy-action="{'<text:span text:style-name="T481">easyAgent.assign</text:span>':{'EasyTest/module/myeasy/TTest':{}} }"&gt;</text:p>
              <text:p text:style-name="P482"/>
            </table:table-cell>
          </table:table-row>
        </table:table>
        <text:p text:style-name="Standard"/>
        <text:p text:style-name="Standard"/>
        <table:table table:style-name="Table483">
          <table:table-columns>
            <table:table-column table:style-name="TableColumn484"/>
          </table:table-columns>
          <table:table-row table:style-name="TableRow485">
            <table:table-cell table:style-name="TableCell486">
              <text:p text:style-name="TableContents">Connect the table tag to the TTest object<text:line-break/><text:span text:style-name="T487">aTable <text:s text:c="19"/>= aTest.get_selected( index=-1, visble_items=20, visible_block=8)</text:span><text:span text:style-name="T488"><text:line-break/>aTable.dictionary = aTable.get_header( )</text:span></text:p>
              <text:p text:style-name="TableContents">The event <text:s/>is generated for each table row with the update directive to update the inner HTML of the element with name<text:s/><text:span text:style-name="T489">aOutput</text:span><text:s/>inserting the selected line.</text:p>
            </table:table-cell>
          </table:table-row>
          <table:table-row table:style-name="TableRow490">
            <table:table-cell table:style-name="TableCell491">
              <text:p text:style-name="P492">&lt;table name="aTable"</text:p>
              <text:p text:style-name="P493"><text:s text:c="4"/>data-easy-action =</text:p>
              <text:p text:style-name="P494"><text:s text:c="12"/>" <text:s/>{'<text:span text:style-name="T495">easyAgent.assign</text:span>' <text:s text:c="5"/>:{'aTest.get_selected':{'index':'-1', 'visible_items':'20', 'visible_block':'8'} },</text:p>
              <text:p text:style-name="P496"><text:s text:c="17"/>'<text:span text:style-name="T497">easyAgent.dictionary</text:span>': 'aTable.get_header',</text:p>
              <text:p text:style-name="P498"><text:s text:c="17"/>'<text:span text:style-name="T499">update</text:span>' <text:s text:c="23"/>: {'aOutput.innerHTML':'aTable.data-table-selected'} }"</text:p>
              <text:p text:style-name="P500"><text:s text:c="4"/>data-table-selected = "{selected}"&gt;</text:p>
              <text:p text:style-name="P501"/>
            </table:table-cell>
          </table:table-row>
        </table:table>
        <text:p text:style-name="Standard"/>
        <text:p text:style-name="Standard"/>
        <table:table table:style-name="Table502">
          <table:table-columns>
            <table:table-column table:style-name="TableColumn503"/>
          </table:table-columns>
          <table:table-row table:style-name="TableRow504">
            <table:table-cell table:style-name="TableCell505">
              <text:p text:style-name="TableContents">The {table_caption} is replaced by the header text<text:line-break/>The data-easy-template is used to define the output of the header column</text:p>
            </table:table-cell>
          </table:table-row>
          <table:table-row table:style-name="TableRow506">
            <table:table-cell table:style-name="TableCell507">
              <text:p text:style-name="P508">&lt;caption&gt;{table_caption}&lt;/caption&gt;</text:p>
              <text:p text:style-name="P509">&lt;thead&gt;</text:p>
              <text:p text:style-name="P510"><text:s text:c="8"/>&lt;tr<text:s/><text:span text:style-name="T511">data-easy-template</text:span>="{'table-rows':[':']}"&gt;</text:p>
              <text:p text:style-name="P512"><text:s text:c="16"/>&lt;th<text:s/><text:span text:style-name="T513">data-easy-template</text:span>="{'table-columns':[':']}"&gt;{}&lt;/th&gt;</text:p>
              <text:p text:style-name="P514"><text:s text:c="8"/>&lt;/tr&gt;</text:p>
              <text:p text:style-name="P515">&lt;/thead&gt;</text:p>
              <text:p text:style-name="P516"/>
            </table:table-cell>
          </table:table-row>
        </table:table>
        <text:p text:style-name="Standard"/>
        <text:p text:style-name="Standard"/>
        <table:table table:style-name="Table517">
          <table:table-columns>
            <table:table-column table:style-name="TableColumn518"/>
          </table:table-columns>
          <table:table-row table:style-name="TableRow519">
            <table:table-cell table:style-name="TableCell520">
              <text:p text:style-name="TableContents">The data-easy-template is used to define the output of the table rows. The tag with the type directive is used for output of integer values</text:p>
            </table:table-cell>
          </table:table-row>
          <table:table-row table:style-name="TableRow521">
            <table:table-cell table:style-name="TableCell522">
              <text:p text:style-name="P523">&lt;body&gt;</text:p>
              <text:p text:style-name="P524"><text:s text:c="8"/>&lt;tr<text:s/><text:span text:style-name="T525">data-easy-template</text:span>="{'table-rows':[':']}"&gt;</text:p>
              <text:p text:style-name="P526"><text:s text:c="16"/>&lt;td<text:s/><text:span text:style-name="T527">data-easy-template</text:span>="{'type':'int'}" style="text-align:right;"&gt;{}&lt;/td&gt;</text:p>
              <text:p text:style-name="P528"><text:s text:c="16"/>&lt;td<text:s/><text:span text:style-name="T529">data-easy-template</text:span>="{'table-columns':[':']}"&gt;{}&lt;/td&gt;</text:p>
              <text:p text:style-name="P530"><text:s text:c="8"/>&lt;/tr&gt;</text:p>
              <text:p text:style-name="P531">&lt;/tbody&gt;</text:p>
              <text:p text:style-name="P532"/>
            </table:table-cell>
          </table:table-row>
        </table:table>
        <text:p text:style-name="Standard"/>
        <text:h text:style-name="Heading2" text:outline-level="2"/>
        <text:h text:style-name="P533" text:outline-level="2"><text:bookmark-start text:name="__RefHeading__1176_196646765"/><text:bookmark-start text:name="_Toc435695608"/><text:soft-page-break/>The Application<text:bookmark-end text:name="__RefHeading__1176_196646765"/><text:bookmark-end text:name="_Toc435695608"/></text:h>
        <table:table table:style-name="Table534">
          <table:table-columns>
            <table:table-column table:style-name="TableColumn535"/>
          </table:table-columns>
          <table:table-row table:style-name="TableRow536">
            <table:table-cell table:style-name="TableCell537">
              <text:p text:style-name="TableContents">The main program to test the application- You could test your application with the following command:</text:p>
              <text:p text:style-name="P538">&gt; python myeasy.py</text:p>
            </table:table-cell>
          </table:table-row>
          <table:table-row table:style-name="TableRow539">
            <table:table-cell table:style-name="TableCell540">
              <text:p text:style-name="P541">if __name__ == '__main__':</text:p>
              <text:p text:style-name="P542"><text:s text:c="4"/>aTest = TTest()</text:p>
              <text:p text:style-name="P543"><text:s text:c="4"/>aTest.printTable()</text:p>
              <text:p text:style-name="P544"/>
            </table:table-cell>
          </table:table-row>
        </table:table>
        <text:p text:style-name="Standard"/>
        <text:p text:style-name="Standard"/>
        <text:p text:style-name="Standard"/>
        <table:table table:style-name="Table545">
          <table:table-columns>
            <table:table-column table:style-name="TableColumn546"/>
          </table:table-columns>
          <table:table-row table:style-name="TableRow547">
            <table:table-cell table:style-name="TableCell548">
              <text:p text:style-name="TableContents">The class definition, which correspond to the assign statement. The table has two columns and 20 rows and the dictionary entry {table_caption:MyTable}</text:p>
            </table:table-cell>
          </table:table-row>
          <table:table-row table:style-name="TableRow549">
            <table:table-cell table:style-name="TableCell550">
              <text:p text:style-name="P551">class TTest (TTable):</text:p>
              <text:p text:style-name="P552"><text:s text:c="4"/># initialize a table</text:p>
              <text:p text:style-name="P553"><text:s text:c="4"/>def __init__(self):</text:p>
              <text:p text:style-name="P554"><text:s text:c="8"/>super().__init__(['Column1', 'Column2'], 'MyTable')</text:p>
              <text:p text:style-name="P555"><text:s text:c="8"/>for i in range(20):</text:p>
              <text:p text:style-name="P556"><text:s text:c="12"/>self.append(['value-{}.1'.format(i), 'value-{}.2'.format(i)])</text:p>
              <text:p text:style-name="P557"/>
            </table:table-cell>
          </table:table-row>
        </table:table>
        <text:p text:style-name="Standard"/>
        <text:p text:style-name="Standard"/>
        <table:table table:style-name="Table558">
          <table:table-columns>
            <table:table-column table:style-name="TableColumn559"/>
          </table:table-columns>
          <table:table-row table:style-name="TableRow560">
            <table:table-cell table:style-name="TableCell561">
              <text:p text:style-name="TableContents">The following method is called for each click in the table.</text:p>
            </table:table-cell>
          </table:table-row>
          <table:table-row table:style-name="TableRow562">
            <table:table-cell table:style-name="TableCell563">
              <text:p text:style-name="P564"><text:s text:c="4"/>def get_selected(self, index=-1, visible_items=None, visible_block=None):</text:p>
              <text:p text:style-name="P565"><text:s text:c="9"/>return TTable.get_selected(self, index=index, visible_items=visible_items, visible_block=visible_block)</text:p>
              <text:p text:style-name="P566"/>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AP Sans 2007 Light" svg:font-family="SAP Sans 2007 Light" style:font-family-generic="roman" style:font-pitch="variable"/>
    <style:font-face style:name="SAPFolioLight" svg:font-family="SAPFolioLight" style:font-family-generic="roman" style:font-pitch="variable"/>
    <style:font-face style:name="BentonSans Book" svg:font-family="BentonSans Book" style:font-family-generic="system" style:font-pitch="variable" svg:panose-1="2 0 5 3 0 0 0 2 0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bottom="0.0833in"/>
      <style:text-properties style:font-name-asian="Times New Roman" fo:font-weight="bold" style:font-weight-asian="bold" style:font-weight-complex="bold" fo:color="#E8662B" fo:font-size="22pt" style:font-size-asian="22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0395in" fo:margin-bottom="0.0784in" fo:line-height="150%" fo:margin-left="0.0395in">
        <style:tab-stops/>
      </style:paragraph-properties>
      <style:text-properties style:font-name-asian="Times New Roman" fo:font-weight="bold" style:font-weight-asian="bold" style:font-weight-complex="bold" fo:color="#E8662B" fo:font-size="16pt" style:font-size-asian="16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style:text-properties style:font-name-asian="Times New Roman" fo:font-weight="bold" style:font-weight-asian="bold" style:font-weight-complex="bold" fo:font-style="italic" style:font-style-asian="italic" fo:hyphenate="false"/>
    </style:style>
    <style:style style:name="Heading4" style:display-name="Heading 4" style:family="paragraph" style:parent-style-name="Standard" style:next-style-name="Textbody" style:default-outline-level="4">
      <style:paragraph-properties fo:keep-with-next="always" fo:keep-together="always"/>
      <style:text-properties style:font-name-asian="Times New Roman"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fo:font-size="12pt" style:font-size-asian="12pt"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fo:margin-bottom="0.1388in"/>
      <style:text-properties fo:font-weight="bold" style:font-weight-asian="bold" style:font-weight-complex="bold" fo:color="#F0AB00" fo:font-size="9pt" style:font-size-asian="9pt" style:font-size-complex="9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asian="Times New Roman"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oSpacing" style:display-name="No Spacing" style:family="paragraph">
      <style:paragraph-properties fo:widows="2" fo:orphans="2"/>
      <style:text-properties fo:font-size="11pt" style:font-size-asian="11pt" style:font-size-complex="11pt" style:language-asian="en" style:country-asian="US" fo:hyphenate="false"/>
    </style:style>
    <style:style style:name="ListParagraph" style:display-name="List Paragraph" style:family="paragraph" style:parent-style-name="Standard">
      <style:paragraph-properties fo:margin-left="0.5513in">
        <style:tab-stops>
          <style:tab-stop style:type="left" style:position="0.1972in"/>
          <style:tab-stop style:type="left" style:position="0.3937in"/>
          <style:tab-stop style:type="left" style:position="0.5909in"/>
        </style:tab-stops>
      </style:paragraph-properties>
      <style:text-properties fo:hyphenate="false"/>
    </style:style>
    <style:style style:name="Subtitle" style:display-name="Subtitle" style:family="paragraph" style:parent-style-name="Standard" style:next-style-name="Textbody">
      <style:paragraph-properties fo:margin-top="0.0694in"/>
      <style:text-properties style:font-name-asian="Times New Roman" fo:font-weight="bold" style:font-weight-asian="bold" fo:font-style="italic" style:font-style-asian="italic" style:font-style-complex="italic" fo:color="#000000" fo:letter-spacing="0.0104in" fo:font-size="8pt" style:font-size-asian="8pt" style:font-size-complex="12pt" fo:hyphenate="false"/>
    </style:style>
    <style:style style:name="TOC" style:display-name="TOC" style:family="paragraph" style:parent-style-name="Standard">
      <style:paragraph-properties fo:margin-top="0.6666in"/>
      <style:text-properties style:font-name-complex="Arial" fo:font-weight="bold" style:font-weight-asian="bold" fo:text-transform="uppercase" fo:font-size="16pt" style:font-size-asian="16pt" style:font-size-complex="20pt" fo:hyphenate="false"/>
    </style:style>
    <style:style style:name="Contents1" style:display-name="Contents 1" style:family="paragraph" style:parent-style-name="Standard">
      <style:paragraph-properties fo:margin-top="0.0833in">
        <style:tab-stops>
          <style:tab-stop style:type="right" style:leader-style="dotted" style:leader-text="." style:position="6.6861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965in">
        <style:tab-stops>
          <style:tab-stop style:type="right" style:leader-style="dotted" style:leader-text="." style:position="6.4965in"/>
        </style:tab-stops>
      </style:paragraph-properties>
      <style:text-properties fo:font-weight="bold" style:font-weight-asian="bold" fo:hyphenate="false"/>
    </style:style>
    <style:style style:name="Contents3" style:display-name="Contents 3" style:family="paragraph" style:parent-style-name="Standard">
      <style:paragraph-properties fo:margin-left="0.393in">
        <style:tab-stops>
          <style:tab-stop style:type="right" style:leader-style="dotted" style:leader-text="." style:position="6.3in"/>
        </style:tab-stops>
      </style:paragraph-properties>
      <style:text-properties fo:hyphenate="false"/>
    </style:style>
    <style:style style:name="Title" style:display-name="Title" style:family="paragraph" style:parent-style-name="Standard" style:next-style-name="Subtitle">
      <style:text-properties style:font-name-asian="Times New Roman" fo:font-weight="bold" style:font-weight-asian="bold" style:font-weight-complex="bold" fo:letter-spacing="0.0034in" fo:font-size="20pt" style:font-size-asian="20pt" style:font-size-complex="26pt" fo:hyphenate="false"/>
    </style:style>
    <style:style style:name="_Cover_Subtitle" style:display-name="_Cover_Subtitle" style:family="paragraph" style:parent-style-name="Standard">
      <style:text-properties style:font-name-complex="Arial" fo:font-size="18pt" style:font-size-asian="18pt" style:font-size-complex="26pt" fo:hyphenate="false"/>
    </style:style>
    <style:style style:name="BodyCopy" style:display-name="BodyCopy" style:family="paragraph" style:parent-style-name="Standard">
      <style:text-properties fo:hyphenate="false"/>
    </style:style>
    <style:style style:name="Copyright" style:display-name="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complex="SAP Sans 2007 Light" fo:color="#000000" fo:font-size="5.5pt" style:font-size-asian="5.5pt" style:font-size-complex="5.5pt" fo:hyphenate="false"/>
    </style:style>
    <style:style style:name="Bullet_1" style:display-name="Bullet_1" style:family="paragraph" style:parent-style-name="ListParagraph">
      <style:text-properties fo:hyphenate="false"/>
    </style:style>
    <style:style style:name="Bullet_2" style:display-name="Bullet_2" style:family="paragraph" style:parent-style-name="ListParagraph">
      <style:text-properties fo:hyphenate="false"/>
    </style:style>
    <style:style style:name="Bullet_3" style:display-name="Bullet_3" style:family="paragraph" style:parent-style-name="ListParagraph">
      <style:paragraph-properties fo:margin-left="0.5909in" fo:text-indent="-0.1972in">
        <style:tab-stops>
          <style:tab-stop style:type="left" style:position="0.1576in"/>
          <style:tab-stop style:type="left" style:position="0.3541in"/>
          <style:tab-stop style:type="left" style:position="0.5513in"/>
        </style:tab-stops>
      </style:paragraph-properties>
      <style:text-properties fo:hyphenate="false"/>
    </style:style>
    <style:style style:name="Graphic_BodyCopy" style:display-name="Graphic_BodyCopy" style:family="paragraph" style:parent-style-name="Standard">
      <style:paragraph-properties fo:line-height="0.1805in"/>
      <style:text-properties style:font-name-asian="Times New Roman" fo:font-size="8pt" style:font-size-asian="8pt" style:font-size-complex="8pt" fo:hyphenate="false"/>
    </style:style>
    <style:style style:name="Graphic_Bullet_1" style:display-name="Graphic_Bullet_1" style:family="paragraph" style:parent-style-name="Bullet_1">
      <style:text-properties fo:font-size="8pt" style:font-size-asian="8pt" style:font-size-complex="8pt" fo:hyphenate="false"/>
    </style:style>
    <style:style style:name="Graphic_Headline" style:display-name="Graphic_Headline" style:family="paragraph" style:parent-style-name="Graphic_BodyCopy">
      <style:text-properties fo:font-weight="bold" style:font-weight-asian="bold" fo:hyphenate="false"/>
    </style:style>
    <style:style style:name="Introduction" style:display-name="Introduction" style:family="paragraph" style:parent-style-name="Standard">
      <style:paragraph-properties fo:margin-bottom="0.0833in" fo:line-height="0.2083in"/>
      <style:text-properties style:font-name-asian="Times New Roman" fo:color="#000000" fo:font-size="11pt" style:font-size-asian="11pt" style:font-size-complex="10pt" fo:language="en" fo:country="GB" fo:hyphenate="false"/>
    </style:style>
    <style:style style:name="Table_BodCcopy" style:display-name="Table_BodCcopy" style:family="paragraph" style:parent-style-name="Standard">
      <style:text-properties fo:font-size="9pt" style:font-size-asian="9pt" fo:hyphenate="false"/>
    </style:style>
    <style:style style:name="Table_Bullet" style:display-name="Table_Bullet" style:family="paragraph" style:parent-style-name="Graphic_Bullet_1">
      <style:text-properties fo:font-size="9pt" style:font-size-asian="9pt" style:font-size-complex="10pt" fo:hyphenate="false"/>
    </style:style>
    <style:style style:name="Table_Subheadline" style:display-name="Table_Subheadline" style:family="paragraph" style:parent-style-name="Standard">
      <style:text-properties fo:color="#000000" fo:hyphenate="false"/>
    </style:style>
    <style:style style:name="Table_Headline" style:display-name="Table_Headline" style:family="paragraph" style:parent-style-name="Standard">
      <style:text-properties fo:font-weight="bold" style:font-weight-asian="bold" fo:hyphenate="false"/>
    </style:style>
    <style:style style:name="_Copyright" style:display-name="99_Copyright" style:family="paragraph" style:parent-style-name="Standard">
      <style:paragraph-properties fo:keep-together="always" fo:margin-bottom="0.059in" style:line-height-at-least="0.0972in">
        <style:tab-stops>
          <style:tab-stop style:type="left" style:position="0.059in"/>
        </style:tab-stops>
      </style:paragraph-properties>
      <style:text-properties style:font-name="SAP Sans 2007 Light" style:font-name-complex="SAP Sans 2007 Light" fo:color="#000000" fo:font-size="5.5pt" style:font-size-asian="5.5pt" style:font-size-complex="5.5pt" fo:hyphenate="false"/>
    </style:style>
    <style:style style:name="Contents4" style:display-name="Contents 4" style:family="paragraph" style:parent-style-name="Standard">
      <style:paragraph-properties fo:margin-bottom="0.0694in" fo:margin-left="0.5895in">
        <style:tab-stops>
          <style:tab-stop style:type="right" style:leader-style="dotted" style:leader-text="." style:position="6.1034in"/>
        </style:tab-stops>
      </style:paragraph-properties>
      <style:text-properties fo:font-style="italic" style:font-style-asian="italic" fo:hyphenate="false"/>
    </style:style>
    <style:style style:name="_Cover_Title" style:display-name="_Cover_Title" style:family="paragraph" style:parent-style-name="Title">
      <style:text-properties fo:hyphenate="false"/>
    </style:style>
    <style:style style:name="Copyright_deutsch" style:display-name="Copyright_deutsch" style:family="paragraph">
      <style:paragraph-properties fo:widows="2" fo:orphans="2"/>
      <style:text-properties style:font-name="SAPFolioLight" style:font-name-asian="Times New Roman" fo:font-size="9pt" style:font-size-asian="9pt" fo:language="en" fo:country="GB" style:language-asian="en" style:country-asian="US" fo:hyphenate="false"/>
    </style:style>
    <style:style style:name="NormalWeb" style:display-name="Normal (Web)" style:family="paragraph" style:parent-style-name="Standard">
      <style:paragraph-properties fo:margin-top="0.0194in" fo:margin-bottom="0.0694in"/>
      <style:text-properties style:font-size-complex="12pt" style:language-asian="de" style:country-asian="DE" fo:hyphenate="false"/>
    </style:style>
    <style:style style:name="_Copyright0" style:display-name="// 99_Copyright" style:family="paragraph" style:parent-style-name="Standard">
      <style:paragraph-properties fo:keep-together="always" fo:margin-bottom="0.059in" style:line-height-at-least="0.0833in">
        <style:tab-stops>
          <style:tab-stop style:type="left" style:position="0.059in"/>
        </style:tab-stops>
      </style:paragraph-properties>
      <style:text-properties style:font-name="BentonSans Book" style:font-name-complex="BentonSans Book" fo:color="#000000" fo:font-size="5pt" style:font-size-asian="5pt" style:font-size-complex="5pt" style:language-asian="de" style:country-asian="DE" fo:hyphenate="false"/>
    </style:style>
    <style:style style:name="_Copyright1" style:display-name="* // 99_Copyright" style:family="paragraph" style:parent-style-name="Standard">
      <style:paragraph-properties fo:keep-together="always" fo:margin-bottom="0.125in" style:line-height-at-least="0.2083in">
        <style:tab-stops>
          <style:tab-stop style:type="left" style:position="0.059in"/>
        </style:tab-stops>
      </style:paragraph-properties>
      <style:text-properties style:font-name="BentonSans Book" style:font-name-complex="BentonSans Book" fo:color="#000000" fo:font-size="11pt" style:font-size-asian="11pt" style:language-asian="de" style:country-asian="DE" fo:hyphenate="false"/>
    </style:style>
    <style:style style:name="PlainText" style:display-name="Plain Text" style:family="paragraph" style:parent-style-name="Standard">
      <style:text-properties style:font-name="Calibri" style:font-name-asian="Times New Roman" fo:font-size="11pt" style:font-size-asian="11pt" style:font-size-complex="10.5pt" fo:hyphenate="false"/>
    </style:style>
    <style:style style:name="TableContents" style:display-name="Table Contents" style:family="paragraph" style:parent-style-name="Standard">
      <style:paragraph-properties text:number-lines="false" fo:margin-top="0.0784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gnature" style:display-name="Signature" style:family="paragraph" style:parent-style-name="Standard">
      <style:paragraph-properties text:number-lines="false"/>
      <style:text-properties fo:hyphenate="false"/>
    </style:style>
    <style:style style:name="CoverTitel" style:display-name="CoverTitel" style:family="paragraph" style:parent-style-name="Heading">
      <style:text-properties fo:font-weight="bold" style:font-weight-asian="bold" fo:color="#E8662B" fo:font-size="26pt" style:font-size-asian="26pt" fo:hyphenate="false"/>
    </style:style>
    <style:style style:name="BalloonTextChar" style:display-name="Balloon Text Char" style:family="text">
      <style:text-properties style:font-name="Tahoma" style:font-name-asian="Times New Roman" style:font-name-complex="Tahoma" fo:font-size="8pt" style:font-size-asian="8pt" style:font-size-complex="8pt" fo:language="en" fo:country="US"/>
    </style:style>
    <style:style style:name="HeaderChar" style:display-name="Header Char" style:family="text" style:parent-style-name="DefaultParagraphFont"/>
    <style:style style:name="FooterChar" style:display-name="Footer Char" style:family="text" style:parent-style-name="DefaultParagraphFont"/>
    <style:style style:name="SubtitleChar" style:display-name="Subtitle Char" style:family="text">
      <style:text-properties style:font-name="Arial" style:font-name-asian="Times New Roman" style:font-name-complex="Times New Roman" fo:font-weight="bold" style:font-weight-asian="bold" style:font-style-complex="italic" fo:color="#000000" fo:letter-spacing="0.0104in" fo:font-size="8pt" style:font-size-asian="8pt" style:font-size-complex="12pt"/>
    </style:style>
    <style:style style:name="Heading1Char" style:display-name="Heading 1 Char" style:family="text">
      <style:text-properties style:font-name="Arial" style:font-name-asian="Times New Roman" fo:font-weight="bold" style:font-weight-asian="bold" style:font-weight-complex="bold" fo:font-size="16pt" style:font-size-asian="16pt" style:font-size-complex="14pt" style:language-asian="en" style:country-asian="US"/>
    </style:style>
    <style:style style:name="Heading2Char" style:display-name="Heading 2 Char" style:family="text">
      <style:text-properties style:font-name="Arial" style:font-name-asian="Times New Roman" fo:font-weight="bold" style:font-weight-asian="bold" style:font-weight-complex="bold" fo:font-size="14pt" style:font-size-asian="14pt" style:font-size-complex="13pt" style:language-asian="en" style:country-asian="US"/>
    </style:style>
    <style:style style:name="Heading3Char" style:display-name="Heading 3 Char" style:family="text">
      <style:text-properties style:font-name="Arial" style:font-name-asian="Times New Roman" style:font-name-complex="Times New Roman" fo:font-weight="bold" style:font-weight-asian="bold" style:font-weight-complex="bold" fo:font-style="italic" style:font-style-asian="italic" fo:font-size="10pt" style:font-size-asian="10pt"/>
    </style:style>
    <style:style style:name="Heading4Char" style:display-name="Heading 4 Char" style:family="text">
      <style:text-properties style:font-name="Times New Roman" style:font-name-asian="Times New Roman" style:font-name-complex="Times New Roman" style:font-weight-complex="bold" fo:font-style="italic" style:font-style-asian="italic" style:font-style-complex="italic" fo:font-size="10pt" style:font-size-asian="10pt"/>
    </style:style>
    <style:style style:name="Internetlink" style:display-name="Internet link" style:family="text">
      <style:text-properties fo:color="#666666" style:text-underline-type="single" style:text-underline-style="solid" style:text-underline-width="auto" style:text-underline-mode="continuous" style:text-underline-color="font-color"/>
    </style:style>
    <style:style style:name="TitleChar" style:display-name="Title Char" style:family="text">
      <style:text-properties style:font-name="Arial" style:font-name-asian="Times New Roman" style:font-name-complex="Times New Roman" fo:font-weight="bold" style:font-weight-asian="bold" fo:letter-spacing="0.0034in" style:letter-kerning="true" fo:font-size="20pt" style:font-size-asian="20pt" style:font-size-complex="26pt"/>
    </style:style>
    <style:style style:name="FollowedHyperlink" style:display-name="FollowedHyperlink" style:family="text" style:parent-style-name="DefaultParagraphFont">
      <style:text-properties fo:color="#999999" style:text-underline-type="single" style:text-underline-style="solid" style:text-underline-width="auto" style:text-underline-mode="continuous" style:text-underline-color="font-color"/>
    </style:style>
    <style:style style:name="PlainTextChar" style:display-name="Plain Text Char" style:family="text" style:parent-style-name="DefaultParagraphFont">
      <style:text-properties style:font-name-asian="Times New Roman" fo:font-size="11pt" style:font-size-asian="11pt" style:font-size-complex="10.5pt" fo:language="en" fo:country="US" style:language-asian="en" style:country-asian="US"/>
    </style:style>
    <style:style style:name="ListLabel1" style:display-name="ListLabel 1" style:family="text">
      <style:text-properties style:font-name-complex="Courier New"/>
    </style:style>
    <style:style style:name="ListLabel2" style:display-name="ListLabel 2" style:family="text">
      <style:text-properties style:text-underline-type="none" style:text-underline-color="font-color"/>
    </style:style>
    <style:style style:name="ListLabel3" style:display-name="ListLabel 3" style:family="text">
      <style:text-properties fo:font-size="12pt" style:font-size-asian="12pt" style:font-size-complex="12pt"/>
    </style:style>
    <style:style style:name="ListLabel4" style:display-name="ListLabel 4" style:family="text">
      <style:text-properties style:font-name-complex="Courier New" fo:color="#44697D"/>
    </style:style>
    <style:style style:name="ListLabel5" style:display-name="ListLabel 5" style:family="text">
      <style:text-properties fo:color="#00000A" style:text-underline-type="none" style:text-underline-color="font-color"/>
    </style:style>
    <style:style style:name="ListLabel6" style:display-name="ListLabel 6" style:family="text">
      <style:text-properties fo:color="#00000A"/>
    </style:style>
    <style:style style:name="ListLabel7" style:display-name="ListLabel 7" style:family="text">
      <style:text-properties style:font-name-complex="Calib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text-underline-type="none"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2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3LVL1" style:family="text">
      <style:text-properties style:font-name="Symbol"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3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3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3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3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3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3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3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2" style:family="text">
      <style:text-properties style:font-name="Symbol" style:font-name-complex="Courier New" fo:color="#44697D"/>
    </style:style>
    <style:style style:name="WW_CharLFO5LVL3" style:family="text">
      <style:text-properties style:font-name="Courier New"/>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5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5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2" style:family="text">
      <style:text-properties style:font-name="Symbol" style:font-name-complex="Courier New" fo:color="#44697D"/>
    </style:style>
    <style:style style:name="WW_CharLFO6LVL3" style:family="text">
      <style:text-properties style:font-name="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7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7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7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7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7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7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7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8LVL1" style:family="text">
      <style:text-properties style:font-name="Symbol" fo:font-size="12pt" style:font-size-asian="12pt" style:font-size-complex="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8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8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8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8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8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8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8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8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9LVL1" style:family="text">
      <style:text-properties style:font-name="Symbol" fo:font-size="12pt" style:font-size-asian="12pt" style:font-size-complex="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9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9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9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9LVL5" text:bullet-char="o">
        <style:list-level-properties text:space-before="2.3479in" text:min-label-width="0.25in" text:list-level-position-and-space-mode="label-alignment">
          <style:list-level-label-alignment text:label-followed-by="listtab" fo:margin-left="2.5979in" fo:text-indent="-0.25in"/>
        </style:list-level-properties>
        <style:text-properties style:font-name="Courier New"/>
      </text:list-level-style-bullet>
      <text:list-level-style-bullet text:level="6" text:style-name="WW_CharLFO9LVL6" text:bullet-char="">
        <style:list-level-properties text:space-before="2.8479in" text:min-label-width="0.25in" text:list-level-position-and-space-mode="label-alignment">
          <style:list-level-label-alignment text:label-followed-by="listtab" fo:margin-left="3.0979in" fo:text-indent="-0.25in"/>
        </style:list-level-properties>
        <style:text-properties style:font-name="Wingdings"/>
      </text:list-level-style-bullet>
      <text:list-level-style-bullet text:level="7" text:style-name="WW_CharLFO9LVL7" text:bullet-char="">
        <style:list-level-properties text:space-before="3.3479in" text:min-label-width="0.25in" text:list-level-position-and-space-mode="label-alignment">
          <style:list-level-label-alignment text:label-followed-by="listtab" fo:margin-left="3.5979in" fo:text-indent="-0.25in"/>
        </style:list-level-properties>
        <style:text-properties style:font-name="Symbol"/>
      </text:list-level-style-bullet>
      <text:list-level-style-bullet text:level="8" text:style-name="WW_CharLFO9LVL8" text:bullet-char="o">
        <style:list-level-properties text:space-before="3.8479in" text:min-label-width="0.25in" text:list-level-position-and-space-mode="label-alignment">
          <style:list-level-label-alignment text:label-followed-by="listtab" fo:margin-left="4.0979in" fo:text-indent="-0.25in"/>
        </style:list-level-properties>
        <style:text-properties style:font-name="Courier New"/>
      </text:list-level-style-bullet>
      <text:list-level-style-bullet text:level="9" text:style-name="WW_CharLFO9LVL9" text:bullet-char="">
        <style:list-level-properties text:space-before="4.3479in" text:min-label-width="0.25in" text:list-level-position-and-space-mode="label-alignment">
          <style:list-level-label-alignment text:label-followed-by="listtab" fo:margin-left="4.5979in" fo:text-indent="-0.25in"/>
        </style:list-level-properties>
        <style:text-properties style:font-name="Wingdings"/>
      </text:list-level-style-bullet>
    </text:list-style>
    <style:style style:name="WW_CharLFO10LVL1" style:family="text">
      <style:text-properties style:font-name="Symbol" style:text-underline-type="none" style:text-underline-color="font-color"/>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0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0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0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0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0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0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0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1LVL1" style:family="text">
      <style:text-properties style:font-name="Symbol" style:text-underline-type="none" style:text-underline-color="font-color"/>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1.1444in" text:min-label-width="0.25in" text:list-level-position-and-space-mode="label-alignment">
          <style:list-level-label-alignment text:label-followed-by="listtab" fo:margin-left="1.3944in" fo:text-indent="-0.25in"/>
        </style:list-level-properties>
        <style:text-properties style:font-name="Courier New"/>
      </text:list-level-style-bullet>
      <text:list-level-style-bullet text:level="3" text:style-name="WW_CharLFO11LVL3" text:bullet-char="">
        <style:list-level-properties text:space-before="1.6444in" text:min-label-width="0.25in" text:list-level-position-and-space-mode="label-alignment">
          <style:list-level-label-alignment text:label-followed-by="listtab" fo:margin-left="1.8944in" fo:text-indent="-0.25in"/>
        </style:list-level-properties>
        <style:text-properties style:font-name="Wingdings"/>
      </text:list-level-style-bullet>
      <text:list-level-style-bullet text:level="4" text:style-name="WW_CharLFO11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1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1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1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1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1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2LVL1" style:family="text">
      <style:text-properties style:font-name="Symbol" fo:color="#00000A" style:text-underline-type="none" style:text-underline-color="font-color"/>
    </style:style>
    <style:style style:name="WW_CharLFO12LVL2" style:family="text">
      <style:text-properties style:font-name="Symbol" style:font-name-complex="Courier New"/>
    </style:style>
    <style:style style:name="WW_CharLFO12LVL3" style:family="text">
      <style:text-properties style:font-name="Courier New"/>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3" text:style-name="WW_CharLFO12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2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2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2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2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2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2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style:style style:name="WW_CharLFO13LVL1" style:family="text">
      <style:text-properties style:font-name="Symbol" fo:color="#00000A" style:text-underline-type="none" style:text-underline-color="font-color"/>
    </style:style>
    <style:style style:name="WW_CharLFO13LVL2" style:family="text">
      <style:text-properties style:font-name="Symbol"/>
    </style:style>
    <style:style style:name="WW_CharLFO13LVL3" style:family="text">
      <style:text-properties style:font-name="Courier New"/>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3937in" text:min-label-width="0in" text:list-level-position-and-space-mode="label-alignment">
          <style:list-level-label-alignment text:label-followed-by="listtab" fo:margin-left="0.1972in" fo:text-indent="0.1965in"/>
        </style:list-level-properties>
        <style:text-properties style:font-name="Symbol"/>
      </text:list-level-style-bullet>
      <text:list-level-style-bullet text:level="3" text:style-name="WW_CharLFO13LVL3"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4" text:style-name="WW_CharLFO13LVL4" text:bullet-char="">
        <style:list-level-properties text:space-before="2.1444in" text:min-label-width="0.25in" text:list-level-position-and-space-mode="label-alignment">
          <style:list-level-label-alignment text:label-followed-by="listtab" fo:margin-left="2.3944in" fo:text-indent="-0.25in"/>
        </style:list-level-properties>
        <style:text-properties style:font-name="Symbol"/>
      </text:list-level-style-bullet>
      <text:list-level-style-bullet text:level="5" text:style-name="WW_CharLFO13LVL5" text:bullet-char="o">
        <style:list-level-properties text:space-before="2.6444in" text:min-label-width="0.25in" text:list-level-position-and-space-mode="label-alignment">
          <style:list-level-label-alignment text:label-followed-by="listtab" fo:margin-left="2.8944in" fo:text-indent="-0.25in"/>
        </style:list-level-properties>
        <style:text-properties style:font-name="Courier New"/>
      </text:list-level-style-bullet>
      <text:list-level-style-bullet text:level="6" text:style-name="WW_CharLFO13LVL6" text:bullet-char="">
        <style:list-level-properties text:space-before="3.1444in" text:min-label-width="0.25in" text:list-level-position-and-space-mode="label-alignment">
          <style:list-level-label-alignment text:label-followed-by="listtab" fo:margin-left="3.3944in" fo:text-indent="-0.25in"/>
        </style:list-level-properties>
        <style:text-properties style:font-name="Wingdings"/>
      </text:list-level-style-bullet>
      <text:list-level-style-bullet text:level="7" text:style-name="WW_CharLFO13LVL7" text:bullet-char="">
        <style:list-level-properties text:space-before="3.6444in" text:min-label-width="0.25in" text:list-level-position-and-space-mode="label-alignment">
          <style:list-level-label-alignment text:label-followed-by="listtab" fo:margin-left="3.8944in" fo:text-indent="-0.25in"/>
        </style:list-level-properties>
        <style:text-properties style:font-name="Symbol"/>
      </text:list-level-style-bullet>
      <text:list-level-style-bullet text:level="8" text:style-name="WW_CharLFO13LVL8" text:bullet-char="o">
        <style:list-level-properties text:space-before="4.1444in" text:min-label-width="0.25in" text:list-level-position-and-space-mode="label-alignment">
          <style:list-level-label-alignment text:label-followed-by="listtab" fo:margin-left="4.3944in" fo:text-indent="-0.25in"/>
        </style:list-level-properties>
        <style:text-properties style:font-name="Courier New"/>
      </text:list-level-style-bullet>
      <text:list-level-style-bullet text:level="9" text:style-name="WW_CharLFO13LVL9" text:bullet-char="">
        <style:list-level-properties text:space-before="4.6444in" text:min-label-width="0.25in" text:list-level-position-and-space-mode="label-alignment">
          <style:list-level-label-alignment text:label-followed-by="listtab" fo:margin-left="4.8944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Wingdings"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395in"/>
      </style:footer-style>
    </style:page-layout>
    <style:style style:name="P2" style:parent-style-name="Title" style:family="paragraph">
      <style:paragraph-properties>
        <style:tab-stops>
          <style:tab-stop style:type="right" style:position="6.6937in"/>
        </style:tab-stops>
      </style:paragraph-properties>
    </style:style>
    <style:style style:name="T3" style:parent-style-name="DefaultParagraphFont" style:family="text">
      <style:text-properties fo:font-weight="normal" style:font-weight-asian="normal" fo:text-transform="uppercase" fo:font-size="9pt" style:font-size-asian="9pt" style:font-size-complex="9pt"/>
    </style:style>
    <style:style style:name="T4" style:parent-style-name="DefaultParagraphFont" style:family="text">
      <style:text-properties fo:font-size="9pt" style:font-size-asian="9pt" style:font-size-complex="9pt"/>
    </style:style>
    <style:style style:name="P5" style:parent-style-name="Footer" style:family="paragraph">
      <style:paragraph-properties>
        <style:tab-stops>
          <style:tab-stop style:type="right" style:position="6.6937in"/>
        </style:tab-stops>
      </style:paragraph-properties>
    </style:style>
    <style:style style:name="T6" style:parent-style-name="DefaultParagraphFont" style:family="text">
      <style:text-properties fo:font-size="9pt" style:font-size-asian="9pt" style:font-size-complex="9pt"/>
    </style:style>
    <style:style style:name="P7" style:parent-style-name="Standard" style:family="paragraph">
      <style:paragraph-properties fo:text-align="end"/>
    </style:style>
    <style:style style:name="P8" style:parent-style-name="Footer" style:family="paragraph">
      <style:paragraph-properties>
        <style:tab-stops>
          <style:tab-stop style:type="center" style:position="3.15in"/>
          <style:tab-stop style:type="right" style:position="6.6937in"/>
        </style:tab-stops>
      </style:paragraph-properties>
    </style:style>
    <style:page-layout style:name="PL1">
      <style:page-layout-properties fo:page-width="8.268in" fo:page-height="11.693in" style:print-orientation="portrait" fo:margin-top="0.787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972in"/>
      </style:footer-style>
    </style:page-layout>
    <style:style style:name="P12" style:parent-style-name="Title" style:family="paragraph">
      <style:paragraph-properties>
        <style:tab-stops>
          <style:tab-stop style:type="right" style:position="6.6937in"/>
        </style:tab-stops>
      </style:paragraph-properties>
      <style:text-properties fo:font-weight="normal" style:font-weight-asian="normal" fo:text-transform="uppercase" fo:font-size="9pt" style:font-size-asian="9pt" style:font-size-complex="9pt"/>
    </style:style>
    <style:style style:name="P13" style:parent-style-name="Footer" style:family="paragraph">
      <style:paragraph-properties>
        <style:tab-stops>
          <style:tab-stop style:type="right" style:position="6.6937in"/>
        </style:tab-stops>
      </style:paragraph-properties>
    </style:style>
    <style:style style:name="T14" style:parent-style-name="DefaultParagraphFont" style:family="text">
      <style:text-properties fo:font-size="9pt" style:font-size-asian="9pt" style:font-size-complex="9pt"/>
    </style:style>
  </office:automatic-styles>
  <office:master-styles>
    <style:master-page style:name="MP0" style:page-layout-name="PL0">
      <style:header>
        <text:p text:style-name="P2"><text:span text:style-name="T3">Easy Server Pages</text:span><text:span text:style-name="T4"><text:tab/></text:span></text:p>
      </style:header>
      <style:footer>
        <text:p text:style-name="P5"><text:span text:style-name="T6"><text:tab/><text:s/></text:span><text:page-number text:fixed="false">15</text:page-number></text:p>
      </style:footer>
    </style:master-page>
    <style:master-page style:next-style-name="MP0" style:name="MPF0" style:page-layout-name="PL0">
      <style:footer>
        <text:p text:style-name="P7"><text:tab/><text:tab/></text:p>
        <text:p text:style-name="Footer"/>
        <text:p text:style-name="P8"><text:tab/><text:tab/></text:p>
      </style:footer>
    </style:master-page>
    <style:master-page style:name="MP1" style:page-layout-name="PL1">
      <style:header>
        <text:p text:style-name="P12">Easy Server Pages</text:p>
      </style:header>
      <style:footer>
        <text:p text:style-name="Footer"><text:tab/></text:p>
        <text:p text:style-name="P13"><text:tab/><text:span text:style-name="T14"><text:s/></text:span><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edlitz, Albert</meta:initial-creator>
    <dc:creator>Zedlitz, Albert</dc:creator>
    <meta:creation-date>2015-11-19T10:29:00Z</meta:creation-date>
    <dc:date>2015-11-19T10:30:00Z</dc:date>
    <meta:print-date>2013-03-18T12:50:00Z</meta:print-date>
    <meta:template xlink:href="Normal.dotm" xlink:type="simple"/>
    <meta:editing-cycles>2</meta:editing-cycles>
    <meta:editing-duration>PT0S</meta:editing-duration>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8" meta:word-count="1953" meta:character-count="14229" meta:row-count="102" meta:non-whitespace-character-count="12304"/>
  </office:meta>
</office:document-meta>
</file>